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5.65pt"/>
    </style:style>
    <style:style style:name="co2" style:family="table-column">
      <style:table-column-properties fo:break-before="auto" style:column-width="162.34pt"/>
    </style:style>
    <style:style style:name="co3" style:family="table-column">
      <style:table-column-properties fo:break-before="auto" style:column-width="867.4pt"/>
    </style:style>
    <style:style style:name="co4" style:family="table-column">
      <style:table-column-properties fo:break-before="auto" style:column-width="64.01pt"/>
    </style:style>
    <style:style style:name="co5" style:family="table-column">
      <style:table-column-properties fo:break-before="auto" style:column-width="1293.79pt"/>
    </style:style>
    <style:style style:name="co6" style:family="table-column">
      <style:table-column-properties fo:break-before="auto" style:column-width="735.76pt"/>
    </style:style>
    <style:style style:name="co7" style:family="table-column">
      <style:table-column-properties fo:break-before="auto" style:column-width="403.2pt"/>
    </style:style>
    <style:style style:name="co8" style:family="table-column">
      <style:table-column-properties fo:break-before="auto" style:column-width="203.84pt"/>
    </style:style>
    <style:style style:name="co9" style:family="table-column">
      <style:table-column-properties fo:break-before="auto" style:column-width="258.89pt"/>
    </style:style>
    <style:style style:name="co10" style:family="table-column">
      <style:table-column-properties fo:break-before="auto" style:column-width="116.96pt"/>
    </style:style>
    <style:style style:name="co11" style:family="table-column">
      <style:table-column-properties fo:break-before="auto" style:column-width="292.39pt"/>
    </style:style>
    <style:style style:name="co12" style:family="table-column">
      <style:table-column-properties fo:break-before="auto" style:column-width="246.7pt"/>
    </style:style>
    <style:style style:name="co13" style:family="table-column">
      <style:table-column-properties fo:break-before="auto" style:column-width="291.2pt"/>
    </style:style>
    <style:style style:name="co14" style:family="table-column">
      <style:table-column-properties fo:break-before="auto" style:column-width="135.04pt"/>
    </style:style>
    <style:style style:name="co15" style:family="table-column">
      <style:table-column-properties fo:break-before="auto" style:column-width="112.51pt"/>
    </style:style>
    <style:style style:name="co16" style:family="table-column">
      <style:table-column-properties fo:break-before="auto" style:column-width="288.26pt"/>
    </style:style>
    <style:style style:name="co17" style:family="table-column">
      <style:table-column-properties fo:break-before="auto" style:column-width="272.69pt"/>
    </style:style>
    <style:style style:name="co18" style:family="table-column">
      <style:table-column-properties fo:break-before="auto" style:column-width="239.9pt"/>
    </style:style>
    <style:style style:name="co19" style:family="table-column">
      <style:table-column-properties fo:break-before="auto" style:column-width="270.65pt"/>
    </style:style>
    <style:style style:name="co20" style:family="table-column">
      <style:table-column-properties fo:break-before="auto" style:column-width="476.7pt"/>
    </style:style>
    <style:style style:name="co21" style:family="table-column">
      <style:table-column-properties fo:break-before="auto" style:column-width="235.64pt"/>
    </style:style>
    <style:style style:name="co22" style:family="table-column">
      <style:table-column-properties fo:break-before="auto" style:column-width="1284.89pt"/>
    </style:style>
    <style:style style:name="co23" style:family="table-column">
      <style:table-column-properties fo:break-before="auto" style:column-width="105.36pt"/>
    </style:style>
    <style:style style:name="co24" style:family="table-column">
      <style:table-column-properties fo:break-before="auto" style:column-width="742.76pt"/>
    </style:style>
    <style:style style:name="co25" style:family="table-column">
      <style:table-column-properties fo:break-before="auto" style:column-width="108.99pt"/>
    </style:style>
    <style:style style:name="co26" style:family="table-column">
      <style:table-column-properties fo:break-before="auto" style:column-width="1062.2pt"/>
    </style:style>
    <style:style style:name="co27" style:family="table-column">
      <style:table-column-properties fo:break-before="auto" style:column-width="511.6pt"/>
    </style:style>
    <style:style style:name="ro1" style:family="table-row">
      <style:table-row-properties style:row-height="17.01pt" fo:break-before="auto" style:use-optimal-row-height="true"/>
    </style:style>
    <style:style style:name="ro2" style:family="table-row">
      <style:table-row-properties style:row-height="70.75pt" fo:break-before="auto" style:use-optimal-row-height="false"/>
    </style:style>
    <style:style style:name="ro3" style:family="table-row">
      <style:table-row-properties style:row-height="562.05pt" fo:break-before="auto" style:use-optimal-row-height="true"/>
    </style:style>
    <style:style style:name="ro4" style:family="table-row">
      <style:table-row-properties style:row-height="115.54pt" fo:break-before="auto" style:use-optimal-row-height="true"/>
    </style:style>
    <style:style style:name="ro5" style:family="table-row">
      <style:table-row-properties style:row-height="313.71pt" fo:break-before="auto" style:use-optimal-row-height="true"/>
    </style:style>
    <style:style style:name="ro6" style:family="table-row">
      <style:table-row-properties style:row-height="307.45pt" fo:break-before="auto" style:use-optimal-row-height="true"/>
    </style:style>
    <style:style style:name="ro7" style:family="table-row">
      <style:table-row-properties style:row-height="199.19pt" fo:break-before="auto" style:use-optimal-row-height="true"/>
    </style:style>
    <style:style style:name="ro8" style:family="table-row">
      <style:table-row-properties style:row-height="159.99pt" fo:break-before="auto" style:use-optimal-row-height="true"/>
    </style:style>
    <style:style style:name="ro9" style:family="table-row">
      <style:table-row-properties style:row-height="254.21pt" fo:break-before="auto" style:use-optimal-row-height="true"/>
    </style:style>
    <style:style style:name="ro10" style:family="table-row">
      <style:table-row-properties style:row-height="17.74pt" fo:break-before="auto" style:use-optimal-row-height="true"/>
    </style:style>
    <style:style style:name="ro11" style:family="table-row">
      <style:table-row-properties style:row-height="243.1pt" fo:break-before="auto" style:use-optimal-row-height="true"/>
    </style:style>
    <style:style style:name="ro12" style:family="table-row">
      <style:table-row-properties style:row-height="59.24pt" fo:break-before="auto" style:use-optimal-row-height="true"/>
    </style:style>
    <style:style style:name="ro13" style:family="table-row">
      <style:table-row-properties style:row-height="368.84pt" fo:break-before="auto" style:use-optimal-row-height="true"/>
    </style:style>
    <style:style style:name="ro14" style:family="table-row">
      <style:table-row-properties style:row-height="100.35pt" fo:break-before="auto" style:use-optimal-row-height="true"/>
    </style:style>
    <style:style style:name="ro15" style:family="table-row">
      <style:table-row-properties style:row-height="128.61pt" fo:break-before="auto" style:use-optimal-row-height="true"/>
    </style:style>
    <style:style style:name="ro16" style:family="table-row">
      <style:table-row-properties style:row-height="213.31pt" fo:break-before="auto" style:use-optimal-row-height="true"/>
    </style:style>
    <style:style style:name="ro17" style:family="table-row">
      <style:table-row-properties style:row-height="165pt" fo:break-before="auto" style:use-optimal-row-height="true"/>
    </style:style>
    <style:style style:name="ro18" style:family="table-row">
      <style:table-row-properties style:row-height="133.31pt" fo:break-before="auto" style:use-optimal-row-height="true"/>
    </style:style>
    <style:style style:name="ro19" style:family="table-row">
      <style:table-row-properties style:row-height="203.05pt" fo:break-before="auto" style:use-optimal-row-height="true"/>
    </style:style>
    <style:style style:name="ro20" style:family="table-row">
      <style:table-row-properties style:row-height="102.56pt" fo:break-before="auto" style:use-optimal-row-height="true"/>
    </style:style>
    <style:style style:name="ro21" style:family="table-row">
      <style:table-row-properties style:row-height="145.59pt" fo:break-before="auto" style:use-optimal-row-height="true"/>
    </style:style>
    <style:style style:name="ro22" style:family="table-row">
      <style:table-row-properties style:row-height="124.1pt" fo:break-before="auto" style:use-optimal-row-height="true"/>
    </style:style>
    <style:style style:name="ro23" style:family="table-row">
      <style:table-row-properties style:row-height="61.51pt" fo:break-before="auto" style:use-optimal-row-height="true"/>
    </style:style>
    <style:style style:name="ro24" style:family="table-row">
      <style:table-row-properties style:row-height="134.36pt" fo:break-before="auto" style:use-optimal-row-height="false"/>
    </style:style>
    <style:style style:name="ro25" style:family="table-row">
      <style:table-row-properties style:row-height="424.6pt" fo:break-before="auto" style:use-optimal-row-height="false"/>
    </style:style>
    <style:style style:name="ro26" style:family="table-row">
      <style:table-row-properties style:row-height="240.01pt" fo:break-before="auto" style:use-optimal-row-height="true"/>
    </style:style>
    <style:style style:name="ro27" style:family="table-row">
      <style:table-row-properties style:row-height="289.19pt" fo:break-before="auto" style:use-optimal-row-height="true"/>
    </style:style>
    <style:style style:name="ro28" style:family="table-row">
      <style:table-row-properties style:row-height="174.36pt" fo:break-before="auto" style:use-optimal-row-height="true"/>
    </style:style>
    <style:style style:name="ro29" style:family="table-row">
      <style:table-row-properties style:row-height="93.29pt" fo:break-before="auto" style:use-optimal-row-height="true"/>
    </style:style>
    <style:style style:name="ro30" style:family="table-row">
      <style:table-row-properties style:row-height="116.9pt" fo:break-before="auto" style:use-optimal-row-height="true"/>
    </style:style>
    <style:style style:name="ro31" style:family="table-row">
      <style:table-row-properties style:row-height="171.24pt" fo:break-before="auto" style:use-optimal-row-height="true"/>
    </style:style>
    <style:style style:name="ro32" style:family="table-row">
      <style:table-row-properties style:row-height="129.2pt" fo:break-before="auto" style:use-optimal-row-height="true"/>
    </style:style>
    <style:style style:name="ro33" style:family="table-row">
      <style:table-row-properties style:row-height="86.14pt" fo:break-before="auto" style:use-optimal-row-height="true"/>
    </style:style>
    <style:style style:name="ro34" style:family="table-row">
      <style:table-row-properties style:row-height="188.7pt" fo:break-before="auto" style:use-optimal-row-height="true"/>
    </style:style>
    <style:style style:name="ro35" style:family="table-row">
      <style:table-row-properties style:row-height="317.91pt" fo:break-before="auto" style:use-optimal-row-height="true"/>
    </style:style>
    <style:style style:name="ro36" style:family="table-row">
      <style:table-row-properties style:row-height="155.85pt" fo:break-before="auto" style:use-optimal-row-height="true"/>
    </style:style>
    <style:style style:name="ro37" style:family="table-row">
      <style:table-row-properties style:row-height="219.46pt" fo:break-before="auto" style:use-optimal-row-height="false"/>
    </style:style>
    <style:style style:name="ro38" style:family="table-row">
      <style:table-row-properties style:row-height="131.24pt" fo:break-before="auto" style:use-optimal-row-height="true"/>
    </style:style>
    <style:style style:name="ro39" style:family="table-row">
      <style:table-row-properties style:row-height="31.1pt" fo:break-before="auto" style:use-optimal-row-height="true"/>
    </style:style>
    <style:style style:name="ro40" style:family="table-row">
      <style:table-row-properties style:row-height="12.84pt" fo:break-before="auto" style:use-optimal-row-height="true"/>
    </style:style>
    <style:style style:name="ro42" style:family="table-row">
      <style:table-row-properties style:row-height="15pt" fo:break-before="auto" style:use-optimal-row-height="true"/>
    </style:style>
    <style:style style:name="ro43" style:family="table-row">
      <style:table-row-properties style:row-height="15.31pt" fo:break-before="auto" style:use-optimal-row-height="true"/>
    </style:style>
    <style:style style:name="ro44" style:family="table-row">
      <style:table-row-properties style:row-height="47.25pt" fo:break-before="auto" style:use-optimal-row-height="true"/>
    </style:style>
    <style:style style:name="ro45" style:family="table-row">
      <style:table-row-properties style:row-height="233.89pt" fo:break-before="auto" style:use-optimal-row-height="true"/>
    </style:style>
    <style:style style:name="ro46" style:family="table-row">
      <style:table-row-properties style:row-height="73.9pt" fo:break-before="auto" style:use-optimal-row-height="true"/>
    </style:style>
    <style:style style:name="ro47" style:family="table-row">
      <style:table-row-properties style:row-height="32.71pt" fo:break-before="auto" style:use-optimal-row-height="true"/>
    </style:style>
    <style:style style:name="ro48" style:family="table-row">
      <style:table-row-properties style:row-height="190.29pt" fo:break-before="auto" style:use-optimal-row-height="true"/>
    </style:style>
    <style:style style:name="ro49" style:family="table-row">
      <style:table-row-properties style:row-height="146.64pt" fo:break-before="auto" style:use-optimal-row-height="true"/>
    </style:style>
    <style:style style:name="ro50" style:family="table-row">
      <style:table-row-properties style:row-height="18.14pt" fo:break-before="auto" style:use-optimal-row-height="true"/>
    </style:style>
    <style:style style:name="ro51" style:family="table-row">
      <style:table-row-properties style:row-height="30.3pt" fo:break-before="auto" style:use-optimal-row-height="true"/>
    </style:style>
    <style:style style:name="ro52" style:family="table-row">
      <style:table-row-properties style:row-height="38.04pt" fo:break-before="auto" style:use-optimal-row-height="true"/>
    </style:style>
    <style:style style:name="ro53" style:family="table-row">
      <style:table-row-properties style:row-height="12.81pt" fo:break-before="auto" style:use-optimal-row-height="true"/>
    </style:style>
    <style:style style:name="ro54" style:family="table-row">
      <style:table-row-properties style:row-height="15.7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font-name="Liberation Sans" fo:font-size="12pt" fo:font-weight="bold" style:font-size-asian="12pt" style:font-weight-asian="bold" style:font-size-complex="12pt" style:font-weight-complex="bold"/>
    </style:style>
    <style:style style:name="ce10" style:family="table-cell" style:parent-style-name="Default">
      <style:table-cell-properties fo:border="0.06pt solid #000000" fo:padding="2.01pt" style:vertical-align="middle"/>
      <style:text-properties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order="0.06pt solid #000000" fo:padding="2.01pt" style:vertical-align="middle"/>
      <style:text-properties fo:color="#800000" style:text-position="" style:font-name="Liberation Sans" fo:font-size="12pt" fo:font-style="normal" fo:font-weight="normal" style:font-name-asian="Droid Sans Fallback" style:font-size-asian="12pt" style:font-style-asian="normal" style:font-weight-asian="normal" style:font-name-complex="FreeSans" style:font-size-complex="12pt" style:font-style-complex="normal" style:font-weight-complex="normal"/>
    </style:style>
    <style:style style:name="ce12" style:family="table-cell" style:parent-style-name="Default">
      <style:table-cell-properties fo:border="0.06pt solid #000000" fo:padding="2.01pt" style:vertical-align="middle"/>
      <style:text-properties style:text-position="" style:font-name="Liberation Sans" fo:font-size="10pt" fo:font-style="normal" fo:font-weight="normal" style:font-name-asian="Droid Sans Fallback" style:font-size-asian="10pt" style:font-style-asian="normal" style:font-weight-asian="normal" style:font-name-complex="FreeSans" style:font-size-complex="10pt" style:font-style-complex="normal" style:font-weight-complex="normal"/>
    </style:style>
    <style:style style:name="ce13" style:family="table-cell" style:parent-style-name="Default">
      <style:table-cell-properties fo:border="0.06pt solid #000000" fo:padding="2.01pt" style:vertical-align="middle"/>
      <style:text-properties style:text-position="" style:font-name="Liberation Sans" fo:font-size="12pt" fo:font-style="normal" fo:font-weight="normal" style:font-name-asian="Droid Sans Fallback" style:font-size-asian="12pt" style:font-style-asian="normal" style:font-weight-asian="normal" style:font-name-complex="FreeSans" style:font-size-complex="12pt" style:font-style-complex="normal" style:font-weight-complex="normal"/>
    </style:style>
    <style:style style:name="ce14" style:family="table-cell" style:parent-style-name="Default">
      <style:table-cell-properties fo:border="0.06pt solid #000000"/>
      <style:text-properties style:text-position="" style:font-name="Liberation Sans" fo:font-size="12pt" style:font-name-asian="Droid Sans Fallback" style:font-size-asian="12pt" style:font-name-complex="FreeSans" style:font-size-complex="12pt"/>
    </style:style>
    <style:style style:name="ce15" style:family="table-cell" style:parent-style-name="Default">
      <style:text-properties fo:color="#000000" style:text-position="" style:font-name="Liberation Sans" fo:font-size="12pt" fo:font-weight="normal" style:font-size-asian="12pt" style:font-weight-asian="normal" style:font-size-complex="12pt" style:font-weight-complex="normal"/>
    </style:style>
    <style:style style:name="ce16" style:family="table-cell" style:parent-style-name="Default">
      <style:table-cell-properties fo:border="0.06pt solid #000000"/>
      <style:text-properties style:text-position="" style:font-name="Liberation Sans" fo:font-size="12pt" fo:font-weight="normal" style:font-size-asian="12pt" style:font-weight-asian="normal" style:font-size-complex="12pt" style:font-weight-complex="normal"/>
    </style:style>
    <style:style style:name="ce17" style:family="table-cell" style:parent-style-name="Default">
      <style:table-cell-properties fo:border="0.06pt solid #000000"/>
      <style:text-properties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transparent" fo:border="0.06pt solid #000000" fo:padding="2.01pt" style:vertical-align="middle"/>
      <style:text-properties fo:color="#000000"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border="0.06pt solid #000000" fo:padding="2.01pt" style:vertical-align="middle"/>
      <style:text-properties fo:color="#000000"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order="0.06pt solid #000000"/>
      <style:text-properties fo:color="#800000" style:text-position="" style:font-name="Liberation Sans" fo:font-size="12pt" style:font-size-asian="12pt" style:font-size-complex="12pt"/>
    </style:style>
    <style:style style:name="ce20"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fo:border="0.06pt solid #000000" fo:padding="2.01pt" style:vertical-align="middle"/>
      <style:text-properties style:use-window-font-color="true" style:text-outline="false" style:text-line-through-style="none" style:text-line-through-type="none" style:text-position=""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fo:hyphenate="true"/>
    </style:style>
    <style:style style:name="ce22" style:family="table-cell" style:parent-style-name="Default">
      <style:table-cell-properties fo:wrap-option="wrap" fo:border="0.06pt solid #000000" fo:padding="2.01pt" style:vertical-align="middle"/>
      <style:text-properties style:text-position="" style:font-name="Liberation Sans" fo:font-size="12pt" fo:font-style="normal" fo:font-weight="normal" style:font-size-asian="12pt" style:font-style-asian="normal" style:font-weight-asian="normal" style:font-size-complex="12pt" style:font-style-complex="normal" style:font-weight-complex="normal" fo:hyphenate="true"/>
    </style:style>
    <style:style style:name="ce23" style:family="table-cell" style:parent-style-name="Default">
      <style:table-cell-properties fo:wrap-option="wrap"/>
      <style:text-properties style:text-position="" fo:hyphenate="true"/>
    </style:style>
    <style:style style:name="ce24" style:family="table-cell" style:parent-style-name="Default">
      <style:table-cell-properties fo:wrap-option="wrap" fo:border="0.06pt solid #000000"/>
      <style:text-properties style:text-position="" style:font-name="Liberation Sans" fo:font-size="12pt" style:font-size-asian="12pt" style:font-size-complex="12pt" fo:hyphenate="true"/>
    </style:style>
    <style:style style:name="ce25" style:family="table-cell" style:parent-style-name="Default">
      <style:table-cell-properties fo:wrap-option="wrap" fo:border="0.06pt solid #000000" fo:padding="2.01pt" style:vertical-align="middle"/>
      <style:text-properties fo:color="#000000" style:text-position="" style:font-name="Liberation Sans" fo:font-size="12pt" fo:font-style="normal" fo:font-weight="normal" style:font-size-asian="12pt" style:font-style-asian="normal" style:font-weight-asian="normal" style:font-size-complex="12pt" style:font-style-complex="normal" style:font-weight-complex="normal" fo:hyphenate="true"/>
    </style:style>
    <style:style style:name="ce26"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fo:hyphenate="true"/>
    </style:style>
    <style:style style:name="ce27" style:family="table-cell" style:parent-style-name="Default">
      <style:table-cell-properties fo:border="0.06pt solid #000000" fo:padding="2.01pt" style:vertical-align="middle"/>
      <style:text-properties style:text-position="" fo:font-size="12pt" fo:language="en" fo:country="US" fo:font-style="normal" fo:font-weight="normal"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style>
    <style:style style:name="ce28" style:family="table-cell" style:parent-style-name="Default">
      <style:table-cell-properties fo:border="0.06pt solid #000000" fo:padding="2.01pt" style:vertical-align="middle"/>
      <style:text-properties style:text-position="" fo:font-size="12pt" fo:font-style="normal" fo:font-weight="normal" style:font-name-asian="Droid Sans Fallback" style:font-size-asian="12pt" style:font-style-asian="normal" style:font-weight-asian="normal" style:font-name-complex="FreeSans" style:font-size-complex="12pt" style:font-style-complex="normal" style:font-weight-complex="normal"/>
    </style:style>
    <style:style style:name="ce29" style:family="table-cell" style:parent-style-name="Default">
      <style:table-cell-properties fo:wrap-option="wrap" fo:border="0.06pt solid #000000" fo:padding="2.01pt" style:vertical-align="middle"/>
      <style:text-properties fo:color="#800000" style:text-outline="false" style:text-line-through-style="none" style:text-line-through-type="none" style:text-position=""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style:font-name="Liberation Sans" fo:font-size="12pt" style:font-size-asian="12pt" style:font-size-complex="12pt"/>
    </style:style>
    <style:style style:name="ce30" style:family="table-cell" style:parent-style-name="Default">
      <style:table-cell-properties fo:wrap-option="wrap"/>
      <style:text-properties style:use-window-font-color="true" style:text-outline="false" style:text-line-through-style="none" style:text-line-through-type="none" style:text-position=""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fo:border="0.06pt solid #000000" fo:padding="2.01pt"/>
      <style:text-properties style:use-window-font-color="true" style:text-outline="false" style:text-line-through-style="none" style:text-line-through-type="none" style:text-position=""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06pt solid #000000"/>
      <style:text-properties fo:color="#800000" style:text-outline="false" style:text-line-through-style="none" style:text-line-through-type="none" style:text-position=""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0.06pt solid #000000" fo:padding="2.01pt"/>
      <style:text-properties fo:color="#800000" style:text-outline="false" style:text-line-through-style="none" style:text-line-through-type="none" style:text-position=""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0.06pt solid #000000" fo:padding="2.01pt" style:vertical-align="middle"/>
      <style:text-properties fo:color="#800000" style:text-outline="false" style:text-line-through-style="none" style:text-line-through-type="none" style:text-position=""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5" style:family="table-cell" style:parent-style-name="Default">
      <style:table-cell-properties style:text-align-source="fix" style:repeat-content="false" fo:border="0.06pt solid #000000" fo:padding="2.01pt" style:vertical-align="middle"/>
      <style:paragraph-properties fo:text-align="center"/>
      <style:text-properties style:use-window-font-color="true" style:text-outline="false" style:text-line-through-style="none" style:text-line-through-type="none" style:text-position=""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fo:background-color="transparent" fo:border="0.06pt solid #000000" fo:padding="2.01pt"/>
      <style:text-properties fo:color="#800000"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transparent"/>
      <style:text-properties style:text-position=""/>
    </style:style>
    <style:style style:name="ce38" style:family="table-cell" style:parent-style-name="Default">
      <style:table-cell-properties fo:background-color="transparent" fo:border="0.06pt solid #000000"/>
      <style:text-properties fo:color="#800000" style:text-position="" style:font-name="Liberation Sans" fo:font-size="12pt" style:font-size-asian="12pt" style:font-size-complex="12pt"/>
    </style:style>
    <style:style style:name="ce39" style:family="table-cell" style:parent-style-name="Default">
      <style:table-cell-properties fo:background-color="transparent"/>
      <style:text-properties style:text-position="" style:font-name="Liberation Sans" fo:font-size="12pt" style:font-size-asian="12pt" style:font-size-complex="12pt"/>
    </style:style>
    <style:style style:name="ce4" style:family="table-cell" style:parent-style-name="Default">
      <style:text-properties fo:color="#800000" style:text-position="" style:font-name="Liberation Sans" fo:font-size="12pt" style:font-size-asian="12pt" style:font-size-complex="12pt"/>
    </style:style>
    <style:style style:name="ce40" style:family="table-cell" style:parent-style-name="Default">
      <style:table-cell-properties fo:background-color="transparent"/>
      <style:text-properties fo:color="#800000" style:text-position="" style:font-name="Liberation Sans" fo:font-size="12pt" style:font-size-asian="12pt" style:font-size-complex="12pt"/>
    </style:style>
    <style:style style:name="ce41" style:family="table-cell" style:parent-style-name="Default">
      <style:table-cell-properties fo:background-color="transparent" fo:border="0.06pt solid #000000"/>
      <style:text-properties style:text-position="" style:font-name="Liberation Sans" fo:font-size="12pt" style:font-size-asian="12pt" style:font-size-complex="12pt"/>
    </style:style>
    <style:style style:name="ce42" style:family="table-cell" style:parent-style-name="Default">
      <style:table-cell-properties fo:background-color="transparent" fo:border="0.06pt solid #000000"/>
      <style:text-properties style:text-position="" style:font-name="Liberation Sans" fo:font-size="12pt" fo:font-weight="bold" style:font-size-asian="12pt" style:font-weight-asian="bold" style:font-size-complex="12pt" style:font-weight-complex="bold"/>
    </style:style>
    <style:style style:name="ce43" style:family="table-cell" style:parent-style-name="Default">
      <style:table-cell-properties fo:background-color="transparent" fo:border="0.06pt solid #000000"/>
      <style:text-properties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transparent" fo:border="0.06pt solid #000000"/>
      <style:text-properties fo:color="#800000" style:text-position="" style:font-name="Liberation Sans" fo:font-size="12pt" fo:font-style="normal"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transparent" fo:border="0.06pt solid #000000" fo:padding="2.01pt"/>
      <style:text-properties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transparent" fo:border="0.06pt solid #000000"/>
      <style:text-properties style:text-position="" style:font-name="Liberation Sans" fo:font-size="12pt" fo:font-style="normal"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transparent" fo:border="0.06pt solid #000000"/>
      <style:text-properties fo:color="#800000"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48" style:family="table-cell" style:parent-style-name="Default">
      <style:text-properties fo:color="#000000" style:text-position=""/>
    </style:style>
    <style:style style:name="ce49" style:family="table-cell" style:parent-style-name="Default">
      <style:table-cell-properties fo:wrap-option="wrap"/>
      <style:text-properties fo:color="#000000" style:text-outline="false" style:text-line-through-style="none" style:text-line-through-type="none" style:text-position=""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style:text-position="" style:font-name="Liberation Sans" fo:font-size="12pt" style:font-size-asian="12pt" style:font-size-complex="12pt"/>
    </style:style>
    <style:style style:name="ce50" style:family="table-cell" style:parent-style-name="Default">
      <style:table-cell-properties fo:wrap-option="wrap"/>
      <style:text-properties style:use-window-font-color="true" style:text-outline="false" style:text-line-through-style="none" style:text-line-through-type="none" style:text-position="" style:font-name="Liberation Sans" fo:font-size="12pt" fo:language="en" fo:country="US" fo:font-style="italic"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0.06pt solid #000000" fo:padding="2.01pt"/>
      <style:text-properties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transparent"/>
      <style:text-properties fo:color="#000000" style:text-position=""/>
    </style:style>
    <style:style style:name="ce6" style:family="table-cell" style:parent-style-name="Default">
      <style:table-cell-properties fo:background-color="transparent"/>
      <style:text-properties fo:color="#000000" style:text-position="" style:font-name="Liberation Sans" fo:font-size="12pt" style:font-size-asian="12pt" style:font-size-complex="12pt"/>
    </style:style>
    <style:style style:name="ce7" style:family="table-cell" style:parent-style-name="Default">
      <style:text-properties fo:color="#000000" style:text-position="" style:font-name="Liberation Sans" fo:font-size="12pt" style:font-size-asian="12pt" style:font-size-complex="12pt"/>
    </style:style>
    <style:style style:name="ce8" style:family="table-cell" style:parent-style-name="Default">
      <style:table-cell-properties fo:border="0.06pt solid #000000" fo:padding="2.01pt" style:vertical-align="middle"/>
      <style:text-properties style:use-window-font-color="true" style:text-outline="false" style:text-line-through-style="none" style:text-line-through-type="none" style:text-position=""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0.06pt solid #000000" fo:padding="2.01pt" style:vertical-align="middle"/>
      <style:text-properties fo:color="#800000" style:text-position="" style:font-name="Liberation Sans" fo:font-size="12pt" fo:font-style="normal" fo:font-weight="normal" style:font-size-asian="12pt" style:font-style-asian="normal" style:font-weight-asian="normal" style:font-size-complex="12pt" style:font-style-complex="normal" style:font-weight-complex="normal"/>
    </style:style>
    <style:style style:name="ce53" style:family="table-cell" style:parent-style-name="Default">
      <style:text-properties style:text-position="" fo:font-weight="bold" style:font-weight-asian="bold" style:font-weight-complex="bold"/>
    </style:style>
    <style:style style:name="ce54" style:family="table-cell" style:parent-style-name="Default">
      <style:text-properties style:text-position="" fo:font-weight="normal" style:font-weight-asian="normal" style:font-weight-complex="normal"/>
    </style:style>
    <style:style style:name="ce56" style:family="table-cell" style:parent-style-name="Default">
      <style:text-properties style:text-position="" style:font-name="Liberation Sans" fo:font-size="12pt" style:font-name-asian="Droid Sans Fallback" style:font-size-asian="12pt" style:font-name-complex="FreeSans" style:font-size-complex="12pt"/>
    </style:style>
    <style:style style:name="ce57" style:family="table-cell" style:parent-style-name="Default">
      <style:text-properties style:text-position="" style:font-name="Liberation Sans" fo:font-size="12pt" fo:font-style="italic" style:font-name-asian="Droid Sans Fallback" style:font-size-asian="12pt" style:font-name-complex="FreeSans" style:font-size-complex="12pt"/>
    </style:style>
    <style:style style:name="ce65" style:family="table-cell" style:parent-style-name="Default">
      <style:table-cell-properties fo:border="0.06pt solid #000000"/>
      <style:text-properties style:font-name="Liberation Sans" fo:font-size="12pt" fo:font-weight="bold" style:font-size-asian="12pt" style:font-weight-asian="bold" style:font-size-complex="12pt" style:font-weight-complex="bold"/>
    </style:style>
    <style:style style:name="ce66" style:family="table-cell" style:parent-style-name="Default">
      <style:table-cell-properties fo:border="0.06pt solid #000000"/>
      <style:text-properties fo:color="#800000" style:font-name="Liberation Sans" fo:font-size="12pt" style:font-size-asian="12pt" style:font-size-complex="12pt"/>
    </style:style>
    <style:style style:name="ce67" style:family="table-cell" style:parent-style-name="Default">
      <style:text-properties style:font-name="Liberation Sans" fo:font-size="12pt" style:font-size-asian="12pt" style:font-size-complex="12pt"/>
    </style:style>
    <style:style style:name="ce68" style:family="table-cell" style:parent-style-name="Default">
      <style:text-properties fo:color="#800000" style:font-name="Liberation Sans" fo:font-size="12pt" style:font-size-asian="12pt" style:font-size-complex="12pt"/>
    </style:style>
    <style:style style:name="ce69" style:family="table-cell" style:parent-style-name="Default">
      <style:table-cell-properties fo:border="0.06pt solid #000000"/>
      <style:text-properties style:font-name="Liberation Sans" fo:font-size="12pt" style:font-size-asian="12pt" style:font-size-complex="12pt"/>
    </style:style>
    <style:style style:name="ce70" style:family="table-cell" style:parent-style-name="Default">
      <style:table-cell-properties fo:background-color="transparent"/>
      <style:text-properties fo:color="#000000" style:font-name="Liberation Sans" fo:font-size="12pt" style:font-size-asian="12pt" style:font-size-complex="12pt"/>
    </style:style>
    <style:style style:name="ce71" style:family="table-cell" style:parent-style-name="Default">
      <style:text-properties fo:color="#000000" style:font-name="Liberation Sans" fo:font-size="12pt" style:font-size-asian="12pt" style:font-size-complex="12pt"/>
    </style:style>
    <style:style style:name="ce72" style:family="table-cell" style:parent-style-name="Default">
      <style:table-cell-properties fo:border="0.06pt solid #000000" fo:padding="2.01pt" style:vertical-align="middle"/>
      <style:text-properties style:use-window-font-color="true"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73" style:family="table-cell" style:parent-style-name="Default">
      <style:table-cell-properties fo:border="0.06pt solid #000000" fo:padding="2.01pt" style:vertical-align="middle"/>
      <style:text-properties fo:color="#800000" style:font-name="Liberation Sans" fo:font-size="12pt" fo:font-style="normal" fo:font-weight="normal" style:font-size-asian="12pt" style:font-style-asian="normal" style:font-weight-asian="normal" style:font-size-complex="12pt" style:font-style-complex="normal" style:font-weight-complex="normal"/>
    </style:style>
    <style:style style:name="ce74" style:family="table-cell" style:parent-style-name="Default">
      <style:table-cell-properties fo:border="0.06pt solid #000000" fo:padding="2.01pt" style:vertical-align="middl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fo:border="0.06pt solid #000000" fo:padding="2.01pt" style:vertical-align="middle"/>
      <style:text-properties fo:color="#800000" style:font-name="Liberation Sans" fo:font-size="12pt" fo:font-style="normal" fo:font-weight="normal" style:font-name-asian="Droid Sans Fallback" style:font-size-asian="12pt" style:font-style-asian="normal" style:font-weight-asian="normal" style:font-name-complex="FreeSans" style:font-size-complex="12pt" style:font-style-complex="normal" style:font-weight-complex="normal"/>
    </style:style>
    <style:style style:name="ce76" style:family="table-cell" style:parent-style-name="Default">
      <style:table-cell-properties fo:border="0.06pt solid #000000" fo:padding="2.01pt" style:vertical-align="middle"/>
      <style:text-properties style:font-name="Liberation Sans" fo:font-size="10pt" fo:font-style="normal" fo:font-weight="normal" style:font-name-asian="Droid Sans Fallback" style:font-size-asian="10pt" style:font-style-asian="normal" style:font-weight-asian="normal" style:font-name-complex="FreeSans" style:font-size-complex="10pt" style:font-style-complex="normal" style:font-weight-complex="normal"/>
    </style:style>
    <style:style style:name="ce77" style:family="table-cell" style:parent-style-name="Default">
      <style:table-cell-properties fo:border="0.06pt solid #000000" fo:padding="2.01pt" style:vertical-align="middle"/>
      <style:text-properties style:font-name="Liberation Sans" fo:font-size="12pt" fo:font-style="normal" fo:font-weight="normal" style:font-name-asian="Droid Sans Fallback" style:font-size-asian="12pt" style:font-style-asian="normal" style:font-weight-asian="normal" style:font-name-complex="FreeSans" style:font-size-complex="12pt" style:font-style-complex="normal" style:font-weight-complex="normal"/>
    </style:style>
    <style:style style:name="ce78" style:family="table-cell" style:parent-style-name="Default">
      <style:table-cell-properties fo:border="0.06pt solid #000000"/>
      <style:text-properties style:font-name="Liberation Sans" fo:font-size="12pt" style:font-name-asian="Droid Sans Fallback" style:font-size-asian="12pt" style:font-name-complex="FreeSans" style:font-size-complex="12pt"/>
    </style:style>
    <style:style style:name="ce79" style:family="table-cell" style:parent-style-name="Default">
      <style:text-properties fo:color="#000000" style:font-name="Liberation Sans" fo:font-size="12pt" fo:font-weight="normal" style:font-size-asian="12pt" style:font-weight-asian="normal" style:font-size-complex="12pt" style:font-weight-complex="normal"/>
    </style:style>
    <style:style style:name="ce80" style:family="table-cell" style:parent-style-name="Default">
      <style:table-cell-properties fo:border="0.06pt solid #000000"/>
      <style:text-properties style:font-name="Liberation Sans" fo:font-size="12pt" fo:font-weight="normal" style:font-size-asian="12pt" style:font-weight-asian="normal" style:font-size-complex="12pt" style:font-weight-complex="normal"/>
    </style:style>
    <style:style style:name="ce81" style:family="table-cell" style:parent-style-name="Default">
      <style:table-cell-properties fo:border="0.06pt solid #000000"/>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fo:background-color="transparent" fo:border="0.06pt solid #000000" fo:padding="2.01pt" style:vertical-align="middle"/>
      <style:text-properties fo:color="#000000" style:font-name="Liberation Sans" fo:font-size="12pt" fo:font-style="normal"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fo:border="0.06pt solid #000000" fo:padding="2.01pt" style:vertical-align="middle"/>
      <style:text-properties fo:color="#000000" style:font-name="Liberation Sans" fo:font-size="12pt" fo:font-style="normal"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wrap" fo:border="0.06pt solid #000000" fo:padding="2.01pt" style:vertical-align="middle"/>
      <style:text-properties style:use-window-font-color="true"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fo:hyphenate="true"/>
    </style:style>
    <style:style style:name="ce86" style:family="table-cell" style:parent-style-name="Default">
      <style:table-cell-properties fo:wrap-option="wrap" fo:border="0.06pt solid #000000" fo:padding="2.01pt" style:vertical-align="middle"/>
      <style:text-properties style:font-name="Liberation Sans" fo:font-size="12pt" fo:font-style="normal" fo:font-weight="normal" style:font-size-asian="12pt" style:font-style-asian="normal" style:font-weight-asian="normal" style:font-size-complex="12pt" style:font-style-complex="normal" style:font-weight-complex="normal" fo:hyphenate="true"/>
    </style:style>
    <style:style style:name="ce87" style:family="table-cell" style:parent-style-name="Default">
      <style:table-cell-properties fo:wrap-option="wrap"/>
      <style:text-properties fo:hyphenate="true"/>
    </style:style>
    <style:style style:name="ce88" style:family="table-cell" style:parent-style-name="Default">
      <style:table-cell-properties fo:wrap-option="wrap" fo:border="0.06pt solid #000000"/>
      <style:text-properties style:font-name="Liberation Sans" fo:font-size="12pt" style:font-size-asian="12pt" style:font-size-complex="12pt" fo:hyphenate="true"/>
    </style:style>
    <style:style style:name="ce89" style:family="table-cell" style:parent-style-name="Default">
      <style:table-cell-properties fo:wrap-option="wrap" fo:border="0.06pt solid #000000" fo:padding="2.01pt" style:vertical-align="middle"/>
      <style:text-properties fo:color="#000000" style:font-name="Liberation Sans" fo:font-size="12pt" fo:font-style="normal" fo:font-weight="normal" style:font-size-asian="12pt" style:font-style-asian="normal" style:font-weight-asian="normal" style:font-size-complex="12pt" style:font-style-complex="normal" style:font-weight-complex="normal" fo:hyphenate="true"/>
    </style:style>
    <style:style style:name="ce90"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fo:hyphenate="true"/>
    </style:style>
    <style:style style:name="ce91" style:family="table-cell" style:parent-style-name="Default">
      <style:table-cell-properties fo:border="0.06pt solid #000000" fo:padding="2.01pt" style:vertical-align="middle"/>
      <style:text-properties fo:font-size="12pt" fo:language="en" fo:country="US" fo:font-style="normal" fo:font-weight="normal" style:font-name-asian="DejaVu Sans"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style>
    <style:style style:name="ce92" style:family="table-cell" style:parent-style-name="Default">
      <style:table-cell-properties fo:border="0.06pt solid #000000" fo:padding="2.01pt" style:vertical-align="middle"/>
      <style:text-properties fo:font-size="12pt" fo:font-style="normal" fo:font-weight="normal" style:font-name-asian="Droid Sans Fallback" style:font-size-asian="12pt" style:font-style-asian="normal" style:font-weight-asian="normal" style:font-name-complex="FreeSans" style:font-size-complex="12pt" style:font-style-complex="normal" style:font-weight-complex="normal"/>
    </style:style>
    <style:style style:name="ce93" style:family="table-cell" style:parent-style-name="Default">
      <style:table-cell-properties fo:wrap-option="wrap" fo:border="0.06pt solid #000000" fo:padding="2.01pt" style:vertical-align="middle"/>
      <style:text-properties fo:color="#8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wrap-option="wrap" fo:border="0.06pt solid #000000" fo:padding="2.01pt"/>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wrap-option="wrap" fo:border="0.06pt solid #000000"/>
      <style:text-properties fo:color="#8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wrap-option="wrap" fo:border="0.06pt solid #000000" fo:padding="2.01pt"/>
      <style:text-properties fo:color="#8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order="0.06pt solid #000000" fo:padding="2.01pt" style:vertical-align="middle"/>
      <style:text-properties fo:color="#800000"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99" style:family="table-cell" style:parent-style-name="Default">
      <style:table-cell-properties style:text-align-source="fix" style:repeat-content="false" fo:border="0.06pt solid #000000" fo:padding="2.01pt" style:vertical-align="middle"/>
      <style:paragraph-properties fo:text-align="center"/>
      <style:text-properties style:use-window-font-color="true"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100" style:family="table-cell" style:parent-style-name="Default">
      <style:table-cell-properties fo:background-color="transparent" fo:border="0.06pt solid #000000" fo:padding="2.01pt"/>
      <style:text-properties fo:color="#800000" style:font-name="Liberation Sans" fo:font-size="12pt" fo:font-style="normal"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transparent"/>
    </style:style>
    <style:style style:name="ce102" style:family="table-cell" style:parent-style-name="Default">
      <style:table-cell-properties fo:background-color="transparent" fo:border="0.06pt solid #000000"/>
      <style:text-properties fo:color="#800000" style:font-name="Liberation Sans" fo:font-size="12pt" style:font-size-asian="12pt" style:font-size-complex="12pt"/>
    </style:style>
    <style:style style:name="ce103" style:family="table-cell" style:parent-style-name="Default">
      <style:table-cell-properties fo:background-color="transparent"/>
      <style:text-properties style:font-name="Liberation Sans" fo:font-size="12pt" style:font-size-asian="12pt" style:font-size-complex="12pt"/>
    </style:style>
    <style:style style:name="ce104" style:family="table-cell" style:parent-style-name="Default">
      <style:table-cell-properties fo:background-color="transparent"/>
      <style:text-properties fo:color="#800000" style:font-name="Liberation Sans" fo:font-size="12pt" style:font-size-asian="12pt" style:font-size-complex="12pt"/>
    </style:style>
    <style:style style:name="ce105" style:family="table-cell" style:parent-style-name="Default">
      <style:table-cell-properties fo:background-color="transparent" fo:border="0.06pt solid #000000"/>
      <style:text-properties style:font-name="Liberation Sans" fo:font-size="12pt" style:font-size-asian="12pt" style:font-size-complex="12pt"/>
    </style:style>
    <style:style style:name="ce106" style:family="table-cell" style:parent-style-name="Default">
      <style:table-cell-properties fo:background-color="transparent" fo:border="0.06pt solid #000000"/>
      <style:text-properties style:font-name="Liberation Sans" fo:font-size="12pt" fo:font-weight="bold" style:font-size-asian="12pt" style:font-weight-asian="bold" style:font-size-complex="12pt" style:font-weight-complex="bold"/>
    </style:style>
    <style:style style:name="ce107" style:family="table-cell" style:parent-style-name="Default">
      <style:table-cell-properties fo:background-color="transparent" fo:border="0.06pt solid #000000"/>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transparent" fo:border="0.06pt solid #000000"/>
      <style:text-properties fo:color="#800000" style:font-name="Liberation Sans" fo:font-size="12pt" fo:font-style="normal"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fo:background-color="transparent" fo:border="0.06pt solid #000000" fo:padding="2.01p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ce110" style:family="table-cell" style:parent-style-name="Default">
      <style:table-cell-properties fo:background-color="transparent" fo:border="0.06pt solid #000000"/>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ce111" style:family="table-cell" style:parent-style-name="Default">
      <style:table-cell-properties fo:background-color="transparent" fo:border="0.06pt solid #000000"/>
      <style:text-properties fo:color="#800000" style:font-name="Liberation Sans" fo:font-size="12pt" fo:font-style="normal" fo:font-weight="normal" style:font-size-asian="12pt" style:font-style-asian="normal" style:font-weight-asian="normal" style:font-size-complex="12pt" style:font-style-complex="normal" style:font-weight-complex="normal"/>
    </style:style>
    <style:style style:name="ce112" style:family="table-cell" style:parent-style-name="Default">
      <style:text-properties fo:color="#000000"/>
    </style:style>
    <style:style style:name="ce113" style:family="table-cell" style:parent-style-name="Default">
      <style:table-cell-properties fo:wrap-option="wrap"/>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text-properties style:use-window-font-color="true" style:text-outline="false" style:text-line-through-style="none" style:text-line-through-type="none" style:font-name="Liberation Sans" fo:font-size="12pt" fo:language="en" fo:country="US" fo:font-style="italic"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0.06pt solid #000000" fo:padding="2.01p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ce116" style:family="table-cell" style:parent-style-name="Default">
      <style:table-cell-properties fo:background-color="transparent"/>
      <style:text-properties fo:color="#000000"/>
    </style:style>
    <style:style style:name="ce117" style:family="table-cell" style:parent-style-name="Default">
      <style:text-properties fo:font-weight="bold" style:font-weight-asian="bold" style:font-weight-complex="bold"/>
    </style:style>
    <style:style style:name="ce118" style:family="table-cell" style:parent-style-name="Default">
      <style:text-properties fo:font-weight="normal" style:font-weight-asian="normal" style:font-weight-complex="normal"/>
    </style:style>
    <style:style style:name="ce119" style:family="table-cell" style:parent-style-name="Default">
      <style:table-cell-properties fo:border="0.06pt solid #000000" fo:padding="2.01pt" style:vertical-align="middl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ce120" style:family="table-cell" style:parent-style-name="Default">
      <style:text-properties style:font-name="Liberation Sans" fo:font-size="12pt" style:font-name-asian="Droid Sans Fallback" style:font-size-asian="12pt" style:font-name-complex="FreeSans" style:font-size-complex="12pt"/>
    </style:style>
    <style:style style:name="ce121" style:family="table-cell" style:parent-style-name="Default">
      <style:text-properties style:font-name="Liberation Sans" fo:font-size="12pt" fo:font-style="italic" style:font-name-asian="Droid Sans Fallback" style:font-size-asian="12pt" style:font-name-complex="FreeSans" style:font-size-complex="12pt"/>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4" style:family="text">
      <style:text-properties style:font-name="Liberation Sans" style:font-name-asian="Droid Sans Fallback"/>
    </style:style>
    <style:style style:name="T5" style:family="text">
      <style:text-properties style:font-name-asian="Droid Sans Fallback"/>
    </style:style>
    <style:style style:name="T2" style:family="text">
      <style:text-properties style:font-name="Liberation Sans" fo:font-size="10pt" style:font-name-asian="Droid Sans Fallback" style:font-size-asian="10pt" style:font-size-complex="10pt"/>
    </style:style>
    <style:style style:name="T3" style:family="text">
      <style:text-properties style:font-name="Liberation Sans" fo:font-size="10pt" fo:font-weight="bold" style:font-name-asian="Droid Sans Fallback" style:font-size-asian="10pt" style:font-weight-asian="bold" style:font-size-complex="10pt" style:font-weight-complex="bold"/>
    </style:style>
    <style:style style:name="T6" style:family="text">
      <style:text-properties fo:font-size="10pt" style:font-name-asian="Droid Sans Fallback" style:font-size-asian="10pt" style:font-size-complex="10pt"/>
    </style:style>
    <style:style style:name="T7" style:family="text">
      <style:text-properties style:text-position="super 58%"/>
    </style:style>
    <style:style style:name="T10" style:family="text">
      <style:text-properties style:font-name="Liberation Sans" fo:font-size="10pt" style:font-name-asian="Droid Sans Fallback" style:font-size-asian="10pt" style:font-size-complex="10pt"/>
    </style:style>
    <style:style style:name="T11" style:family="text">
      <style:text-properties style:font-name="Liberation Sans" fo:font-size="10pt" style:font-name-asian="Droid Sans Fallback" style:font-size-asian="10pt" style:font-size-complex="10pt" fo:font-weight="bold" style:font-weight-asian="bold" style:font-weight-complex="bold"/>
    </style:style>
    <style:style style:name="T12" style:family="text">
      <style:text-properties style:font-name="Liberation Sans" style:font-name-asian="Droid Sans Fallback"/>
    </style:style>
    <style:style style:name="T13" style:family="text">
      <style:text-properties style:font-name-asian="Droid Sans Fallback"/>
    </style:style>
    <style:style style:name="T14" style:family="text">
      <style:text-properties fo:font-size="10pt" style:font-name-asian="Droid Sans Fallback" style:font-size-asian="10pt" style:font-size-complex="10pt"/>
    </style:style>
    <style:style style:name="T15" style:family="text">
      <style:text-properties style:text-position="super"/>
    </style:style>
  </office:automatic-styles>
  <office:body>
    <office:spreadsheet>
      <table:table table:name="Sheet1" table:style-name="ta1">
        <office:forms form:automatic-focus="false" form:apply-design-mode="false"/>
        <table:table-column table:style-name="co1" table:default-cell-style-name="ce5"/>
        <table:table-column table:style-name="co2" table:default-cell-style-name="ce5"/>
        <table:table-column table:style-name="co3" table:default-cell-style-name="ce10"/>
        <table:table-column table:style-name="co4" table:default-cell-style-name="ce10"/>
        <table:table-column table:style-name="co5" table:default-cell-style-name="ce22"/>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number-columns-repeated="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8" table:default-cell-style-name="ce10"/>
        <table:table-column table:style-name="co19" table:default-cell-style-name="ce10"/>
        <table:table-column table:style-name="co20" table:default-cell-style-name="ce10"/>
        <table:table-column table:style-name="co21" table:default-cell-style-name="ce10"/>
        <table:table-column table:style-name="co1" table:number-columns-repeated="4" table:default-cell-style-name="ce10"/>
        <table:table-column table:style-name="co22" table:default-cell-style-name="ce10"/>
        <table:table-column table:style-name="co23" table:default-cell-style-name="ce10"/>
        <table:table-column table:style-name="co4" table:number-columns-repeated="987" table:default-cell-style-name="ce10"/>
        <table:table-column table:style-name="co4" table:number-columns-repeated="7" table:default-cell-style-name="Default"/>
        <table:table-row table:style-name="ro1">
          <table:table-cell table:style-name="ce1" office:value-type="string" calcext:value-type="string">
            <text:p>ID</text:p>
          </table:table-cell>
          <table:table-cell table:style-name="ce1" office:value-type="string" calcext:value-type="string">
            <text:p>New Inclusion Criteria no 2</text:p>
          </table:table-cell>
          <table:table-cell table:style-name="ce8" office:value-type="string" calcext:value-type="string">
            <text:p>Title</text:p>
          </table:table-cell>
          <table:table-cell table:style-name="ce8" office:value-type="string" calcext:value-type="string">
            <text:p>Year</text:p>
          </table:table-cell>
          <table:table-cell table:style-name="ce21"/>
          <table:table-cell table:style-name="ce8"/>
          <table:table-cell table:style-name="ce8" office:value-type="string" calcext:value-type="string">
            <text:p>Publisher</text:p>
          </table:table-cell>
          <table:table-cell table:style-name="ce8" office:value-type="string" calcext:value-type="string">
            <text:p>Publication type</text:p>
          </table:table-cell>
          <table:table-cell table:style-name="ce34" office:value-type="string" calcext:value-type="string">
            <text:p>Contribution Type</text:p>
          </table:table-cell>
          <table:table-cell table:style-name="ce8" office:value-type="string" calcext:value-type="string">
            <text:p>Level of Detail</text:p>
          </table:table-cell>
          <table:table-cell table:style-name="ce34" office:value-type="string" calcext:value-type="string">
            <text:p>Business Process Techniques used- BPMN</text:p>
          </table:table-cell>
          <table:table-cell table:style-name="ce34" office:value-type="string" calcext:value-type="string">
            <text:p>Integration Type</text:p>
          </table:table-cell>
          <table:table-cell table:style-name="ce8" office:value-type="string" calcext:value-type="string">
            <text:p>EML used</text:p>
          </table:table-cell>
          <table:table-cell table:style-name="ce34" office:value-type="string" calcext:value-type="string">
            <text:p>E-learning Platform type</text:p>
          </table:table-cell>
          <table:table-cell table:style-name="ce8" office:value-type="string" calcext:value-type="string">
            <text:p>EML- IMS-LD roles</text:p>
          </table:table-cell>
          <table:table-cell table:style-name="ce8" office:value-type="string" calcext:value-type="string">
            <text:p>KPIs used</text:p>
          </table:table-cell>
          <table:table-cell table:style-name="ce8" office:value-type="string" calcext:value-type="string">
            <text:p>monitoring techniques (note why)</text:p>
          </table:table-cell>
          <table:table-cell table:style-name="ce8" office:value-type="string" calcext:value-type="string">
            <text:p>E-Learning platform for academic use</text:p>
          </table:table-cell>
          <table:table-cell table:style-name="ce8" office:value-type="string" calcext:value-type="string">
            <text:p>Training tool for business environment</text:p>
          </table:table-cell>
          <table:table-cell table:style-name="ce8" office:value-type="string" calcext:value-type="string">
            <text:p>Others- Specify</text:p>
          </table:table-cell>
          <table:table-cell table:style-name="ce34" office:value-type="string" calcext:value-type="string">
            <text:p>Technologies/ Techniques used</text:p>
          </table:table-cell>
          <table:table-cell table:style-name="ce1" office:value-type="string" calcext:value-type="string">
            <text:p>Comments</text:p>
          </table:table-cell>
          <table:table-cell table:style-name="ce35" office:value-type="string" calcext:value-type="string" table:number-columns-spanned="2" table:number-rows-spanned="1">
            <text:p>Inclusion Criteria</text:p>
          </table:table-cell>
          <table:covered-table-cell table:style-name="ce8"/>
          <table:table-cell table:style-name="ce35" office:value-type="string" calcext:value-type="string" table:number-columns-spanned="2" table:number-rows-spanned="1">
            <text:p>Exclusion Criteria</text:p>
          </table:table-cell>
          <table:covered-table-cell table:style-name="ce8"/>
          <table:table-cell table:style-name="ce8" office:value-type="string" calcext:value-type="string">
            <text:p>Source</text:p>
          </table:table-cell>
          <table:table-cell table:style-name="ce8" office:value-type="string" calcext:value-type="string">
            <text:p>Search Method</text:p>
          </table:table-cell>
          <table:table-cell table:style-name="ce8" office:value-type="string" calcext:value-type="string">
            <text:p>Parent</text:p>
          </table:table-cell>
          <table:table-cell table:style-name="ce8" office:value-type="string" calcext:value-type="string">
            <text:p>Authors</text:p>
          </table:table-cell>
          <table:table-cell table:style-name="ce8" office:value-type="string" calcext:value-type="string">
            <text:p>Institutions</text:p>
          </table:table-cell>
          <table:table-cell table:style-name="ce8" office:value-type="string" calcext:value-type="string">
            <text:p>Country</text:p>
          </table:table-cell>
          <table:table-cell table:style-name="ce8" office:value-type="string" calcext:value-type="string">
            <text:p>Venue/BookTitle</text:p>
          </table:table-cell>
          <table:table-cell table:number-columns-repeated="989"/>
        </table:table-row>
        <table:table-row table:style-name="ro1" table:visibility="filter">
          <table:table-cell table:style-name="ce2"/>
          <table:table-cell table:style-name="ce2" office:value-type="string" calcext:value-type="string">
            <text:p>F</text:p>
          </table:table-cell>
          <table:table-cell table:style-name="ce9" office:value-type="string" calcext:value-type="string">
            <text:p>A framework for integrating learning into business processes</text:p>
          </table:table-cell>
          <table:table-cell table:style-name="ce9" office:value-type="float" office:value="2005" calcext:value-type="float">
            <text:p>2005</text:p>
          </table:table-cell>
          <table:table-cell table:style-name="ce9" table:number-columns-repeated="2"/>
          <table:table-cell table:style-name="ce29" office:value-type="string" calcext:value-type="string">
            <text:p>Australian Computer Society, Inc. Darlinghurst, Australia, Australia</text:p>
          </table:table-cell>
          <table:table-cell table:style-name="ce9" office:value-type="string" calcext:value-type="string">
            <text:p>Article</text:p>
          </table:table-cell>
          <table:table-cell table:style-name="ce9" table:number-columns-repeated="2"/>
          <table:table-cell table:style-name="ce9" office:value-type="string" calcext:value-type="string">
            <text:p>none</text:p>
          </table:table-cell>
          <table:table-cell table:style-name="ce9" table:number-columns-repeated="10"/>
          <table:table-cell table:style-name="ce2"/>
          <table:table-cell table:number-columns-repeated="2" table:style-name="ce36" office:value-type="string" calcext:value-type="string">
            <text:p>F</text:p>
          </table:table-cell>
          <table:table-cell table:style-name="ce36" table:number-columns-repeated="2"/>
          <table:table-cell table:style-name="ce9" office:value-type="string" calcext:value-type="string">
            <text:p>http://dl.acm.org/citation.cfm?id=1151684</text:p>
          </table:table-cell>
          <table:table-cell table:style-name="ce9" office:value-type="string" calcext:value-type="string">
            <text:p>automatic search</text:p>
          </table:table-cell>
          <table:table-cell table:style-name="ce9" table:number-columns-repeated="987"/>
          <table:table-cell table:number-columns-repeated="7"/>
        </table:table-row>
        <table:table-row table:style-name="ro2">
          <table:table-cell table:style-name="Default" office:value-type="string" calcext:value-type="string">
            <text:p>ID2403</text:p>
          </table:table-cell>
          <table:table-cell table:style-name="Default" office:value-type="string" calcext:value-type="string">
            <text:p>T</text:p>
          </table:table-cell>
          <table:table-cell office:value-type="string" calcext:value-type="string">
            <text:p>Making flexible learning more flexible</text:p>
          </table:table-cell>
          <table:table-cell office:value-type="float" office:value="2000" calcext:value-type="float">
            <text:p>2000</text:p>
          </table:table-cell>
          <table:table-cell office:value-type="string" calcext:value-type="string">
            <text:p>1. In this paper, we present a concept of Flex-eL - a flexible, fully integrated, <text:span text:style-name="T1">workflow enabled</text:span>, <text:span text:style-name="T1">learning environment</text:span></text:p>
            <text:p>2. The main objective of this paper is to present a concept of Flex-eL (Flexible e-Learning) - an innovative <text:span text:style-name="T1">workflow-supported learning environment</text:span> and to explain how this environment can be used to provide more flexible learning.</text:p>
          </table:table-cell>
          <table:table-cell office:value-type="string" calcext:value-type="string">
            <text:p>What is the contribution?</text:p>
          </table:table-cell>
          <table:table-cell office:value-type="string" calcext:value-type="string">
            <text:p>IEEE</text:p>
          </table:table-cell>
          <table:table-cell office:value-type="string" calcext:value-type="string">
            <text:p>inproceedings</text:p>
          </table:table-cell>
          <table:table-cell/>
          <table:table-cell office:value-type="string" calcext:value-type="string">
            <text:p>Not Well-Defined</text:p>
          </table:table-cell>
          <table:table-cell table:number-columns-repeated="12"/>
          <table:table-cell table:style-name="ce37" office:value-type="string" calcext:value-type="string">
            <text:p>T</text:p>
          </table:table-cell>
          <table:table-cell table:number-columns-repeated="3" table:style-name="ce37" office:value-type="string" calcext:value-type="string">
            <text:p>F</text:p>
          </table:table-cell>
          <table:table-cell table:style-name="Default" office:value-type="string" calcext:value-type="string">
            <text:p>http://ieeexplore.ieee.org/xpls/abs_all.jsp?arnumber=890566</text:p>
          </table:table-cell>
          <table:table-cell office:value-type="string" calcext:value-type="string">
            <text:p>Backward SB- It 4</text:p>
          </table:table-cell>
          <table:table-cell/>
          <table:table-cell office:value-type="string" calcext:value-type="string">
            <text:p>Marjanovic, O., &amp; Orlowska, M. E. </text:p>
          </table:table-cell>
          <table:table-cell office:value-type="string" calcext:value-type="string">
            <text:p>Dept. of Comput. Sci. &amp; Electr. Eng., Queensland Univ., Brisbane, Qld., Australia </text:p>
          </table:table-cell>
          <table:table-cell office:value-type="string" calcext:value-type="string">
            <text:p>Australia</text:p>
          </table:table-cell>
          <table:table-cell office:value-type="string" calcext:value-type="string">
            <text:p>International Workshop on Advanced Learning Technologies, 2000. IWALT 2000. Proceedings. </text:p>
          </table:table-cell>
          <table:table-cell table:number-columns-repeated="989"/>
        </table:table-row>
        <table:table-row table:style-name="ro1" table:visibility="filter">
          <table:table-cell table:style-name="ce2"/>
          <table:table-cell table:style-name="ce2" office:value-type="string" calcext:value-type="string">
            <text:p>F</text:p>
          </table:table-cell>
          <table:table-cell table:style-name="ce11" office:value-type="string" calcext:value-type="string">
            <text:p>Enhancing participant business process perception through business gaming</text:p>
          </table:table-cell>
          <table:table-cell table:style-name="ce9" office:value-type="float" office:value="2001" calcext:value-type="float">
            <text:p>2001</text:p>
          </table:table-cell>
          <table:table-cell table:style-name="ce9" table:number-columns-repeated="2"/>
          <table:table-cell table:style-name="ce9" office:value-type="string" calcext:value-type="string">
            <text:p>IEEE</text:p>
          </table:table-cell>
          <table:table-cell table:style-name="ce9" office:value-type="string" calcext:value-type="string">
            <text:p>inproceedings</text:p>
          </table:table-cell>
          <table:table-cell table:style-name="ce9" table:number-columns-repeated="13"/>
          <table:table-cell table:style-name="ce2"/>
          <table:table-cell table:number-columns-repeated="2" table:style-name="ce38" office:value-type="string" calcext:value-type="string">
            <text:p>F</text:p>
          </table:table-cell>
          <table:table-cell table:style-name="ce38" table:number-columns-repeated="2"/>
          <table:table-cell table:style-name="ce9" office:value-type="string" calcext:value-type="string">
            <text:p>http://ieeexplore.ieee.org/xpls/abs_all.jsp?arnumber=926194</text:p>
          </table:table-cell>
          <table:table-cell table:style-name="ce9" office:value-type="string" calcext:value-type="string">
            <text:p>automatic search</text:p>
          </table:table-cell>
          <table:table-cell table:style-name="ce9" table:number-columns-repeated="5"/>
          <table:table-cell table:number-columns-repeated="989"/>
        </table:table-row>
        <table:table-row table:style-name="ro3">
          <table:table-cell table:style-name="Default" office:value-type="string" calcext:value-type="string">
            <text:p>ID2404</text:p>
          </table:table-cell>
          <table:table-cell table:style-name="Default" office:value-type="string" calcext:value-type="string">
            <text:p>T</text:p>
          </table:table-cell>
          <table:table-cell table:style-name="ce12" office:value-type="string" calcext:value-type="string">
            <text:p>Using workflow technology to manage flexible e-learning services</text:p>
          </table:table-cell>
          <table:table-cell office:value-type="float" office:value="2002" calcext:value-type="float">
            <text:p>2002</text:p>
          </table:table-cell>
          <table:table-cell office:value-type="string" calcext:value-type="string">
            <text:p>1. We <text:span text:style-name="T1">introduce a flexible e-learning environment</text:span> – called Flex-eL – that has been <text:span text:style-name="T1">built upon workflow technology</text:span>. The workflow functionality of <text:span text:style-name="T1">Flex-eL manages the coordination of learning and assessment activities</text:span> of the course process between students and teaching staff. It provides a unique environment for teachers to <text:span text:style-name="T1">design and develop process-centric courses and to monitor student progress</text:span>. It allows students to learn at their own pace while observing the learning guidelines and checkpoints modeled into the course process by teaching staff</text:p>
            <text:p>2. <text:span text:style-name="T1">learning environment supported by workflow technology</text:span>.</text:p>
            <text:p>3. At this point, we will show how the learning environment is mapped to three dimensions of a workflow application</text:p>
            <text:p>4. The available courses are <text:span text:style-name="T1">modeled in the form of process definitions containing a number of study/teaching activities</text:span></text:p>
            <text:p>5. <text:span text:style-name="T1">One of our research goals has been to investigate the applicability of workflow technology in non-traditional workflow domains</text:span></text:p>
            <text:p>6. Provide flexible learning pathways</text:p>
            <text:p>7. <text:span text:style-name="T1">Encourage true collaboration and work in groups</text:span></text:p>
            <text:p>8. Provide study progress monitoring capabilities</text:p>
            <text:p>9. Flex-eL aims to support the concept of flexible learning pathways through subjects consisting of modules that, in turn, are managed by a number of learning activities. Our approach is to create student-centered learning that starts from the concept of the integrated study process that is carefully <text:span text:style-name="T1">designed based on the latest educational models</text:span> and supported by workflow technology. Effective integration of various learning activities is enabled by the study guide while workflow technology offers the right tasks</text:p>
            <text:p>10. we can design the course modules into a workflow process containing a number of study and assessment activities.</text:p>
            <text:p>11. plus assigning each student an individual learning process driven by workflow, so that the entire learning process can be monitored and guided</text:p>
            <text:p>12. Workflow technology can then be used to manage these learning activities for different roles. The design of Flex-eL takes the workflow technology as the main backbone infrastructure and</text:p>
            <text:p>incorporates other technologies and tools around it to achieve a complete learning environment. Figure 3 shows the Flex-eL technology architecture</text:p>
            <text:p>13. A <text:span text:style-name="T1">process-modeling tool called FlowMake</text:span> is used capture the study process. The course activities and associated roles are identified and modeled using the tool. This predefined workflow model is then deployed in the workflow repository which has been built upon <text:span text:style-name="T1">Microsoft SQL server 2000</text:span></text:p>
            <text:p>14. that we model and export the associated process definition for coordinating the course into the workflow repository and link it with the course definition</text:p>
            <text:p>15. Exporting the process model in to workflow repository from FlowMake also includes generating the VML code for the course process visualization. The exported process model provides a process template for the course.</text:p>
            <text:p>16. Finally, we start an instance of the learning process for the student based on the process template. This also means each student will have the same list of activities based on the same process template. It is also possible for having more than one process template for the same course.</text:p>
            <text:p>17. each course is associated with one or more workflow process templates that define the order of course activities.</text:p>
            <text:p>18. This is one of the Flex-eL’s unique features that offer tailored learning pathways and flexible study styles for students.</text:p>
            <text:p>19. Flex-eL’s learning strategy also has the potential to speed up the studying processes.</text:p>
            <text:p>20. Flex-eL offers a different learning approach than supported by other well-known online learning management systems.</text:p>
            <text:p>21. Flex-eL coordinates their availability and completion by utilizing its embedded workflow functionality.</text:p>
            <text:p>22. During the study phase, the progress of each individual is captured by workflow system.</text:p>
            <text:p>23. Flex-eL provides effective collaboration between students themselves as well as students and teaching staff.</text:p>
            <text:p>24. Flex-eL helps to identify groups of people suitable for collaboration.</text:p>
            <text:p>25. One of the unique features that Flex-eL offers <text:span text:style-name="T1">is the monitoring of study progress through workflow visualization</text:span>. Workflow visualization plays an important part in workflow systems.</text:p>
            <text:p>26. Flex-eL uses VML (Vector Markup Language) to display <text:span text:style-name="T1">workflow diagram on web interface</text:span>.</text:p>
            <text:p>27. Observations from Flex-eL deployment</text:p>
            <text:p>28. One of the positive results of the deployment was that very few students dropped out from the course offered in the Flex-eL mode in comparison to other courses offered in the traditional mode.</text:p>
            <text:p>29. we have described Flex-eL, an innovative and flexible learning environment supported by workflow technology. We have identified some deficiencies of current e-Learning systems and proposed the new approach to overcome some of the problems through workflow technology. We propose that a well-structured learning environment should integrate various aspects of learning by using the workflow technology. The underlying learning strategy of Flex-eL provides flexible learning pathways and possibly brings the virtual university concept closer to reality.</text:p>
            <text:p>30. </text:p>
          </table:table-cell>
          <table:table-cell office:value-type="string" calcext:value-type="string">
            <text:p>What is the contribution?</text:p>
            <text:p>How Business Process Techniques are used?</text:p>
            <text:p>Is it collaborative activity?</text:p>
            <text:p>Is it used for monitoring and assessment of study progress?</text:p>
            <text:p>Is it for academic purposes?</text:p>
            <text:p>Can BP used for designing/modeling purposes?</text:p>
            <text:p>What kind of platform does the paper propose?</text:p>
          </table:table-cell>
          <table:table-cell/>
          <table:table-cell office:value-type="string" calcext:value-type="string">
            <text:p>Journal</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FlowMake, MS SQL inbuilt Workflow</text:p>
          </table:table-cell>
          <table:table-cell office:value-type="string" calcext:value-type="string">
            <text:p>BP Graphical Modeling,</text:p>
            <text:p>BP Workflow for Execution</text:p>
          </table:table-cell>
          <table:table-cell office:value-type="string" calcext:value-type="string">
            <text:p>none</text:p>
          </table:table-cell>
          <table:table-cell office:value-type="string" calcext:value-type="string">
            <text:p>independent tool</text:p>
          </table:table-cell>
          <table:table-cell table:number-columns-repeated="2" office:value-type="string" calcext:value-type="string">
            <text:p>no</text:p>
          </table:table-cell>
          <table:table-cell office:value-type="string" calcext:value-type="string">
            <text:p>Yes, workflow progress- basic highlighting</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MS SQL, FlowMake, </text:p>
          </table:table-cell>
          <table:table-cell/>
          <table:table-cell table:style-name="ce37" office:value-type="string" calcext:value-type="string">
            <text:p>T</text:p>
          </table:table-cell>
          <table:table-cell table:number-columns-repeated="3" table:style-name="ce37" office:value-type="string" calcext:value-type="string">
            <text:p>F</text:p>
          </table:table-cell>
          <table:table-cell office:value-type="string" calcext:value-type="string">
            <text:p>www.jstor.org/stable/jeductechsoci.5.4.116?seq=1#page_scan_tab_contents</text:p>
          </table:table-cell>
          <table:table-cell office:value-type="string" calcext:value-type="string">
            <text:p>Backward SB- It 4</text:p>
          </table:table-cell>
          <table:table-cell/>
          <table:table-cell office:value-type="string" calcext:value-type="string">
            <text:p>Joe Lin, Charley Ho, Wasim Sadiq and Maria E. Orlowska </text:p>
          </table:table-cell>
          <table:table-cell/>
          <table:table-cell office:value-type="string" calcext:value-type="string">
            <text:p>Australia</text:p>
          </table:table-cell>
          <table:table-cell office:value-type="string" calcext:value-type="string">
            <text:p><text:s/>Journal of Educational Technology &amp; Society Vol. 5, No. 4, Innovations in Learning Technology (October 2002), pp. 116-123 </text:p>
          </table:table-cell>
          <table:table-cell table:number-columns-repeated="989"/>
        </table:table-row>
        <table:table-row table:style-name="ro4">
          <table:table-cell table:style-name="ce3" office:value-type="string" calcext:value-type="string">
            <text:p>ID2101</text:p>
          </table:table-cell>
          <table:table-cell table:style-name="ce3" office:value-type="string" calcext:value-type="string">
            <text:p>T</text:p>
          </table:table-cell>
          <table:table-cell table:style-name="ce3" office:value-type="string" calcext:value-type="string">
            <text:p>Cow, a flexible platform for the enactment of learning scenarios</text:p>
          </table:table-cell>
          <table:table-cell office:value-type="float" office:value="2003" calcext:value-type="float">
            <text:p>2003</text:p>
          </table:table-cell>
          <table:table-cell table:style-name="ce23" office:value-type="string" calcext:value-type="string">
            <text:p>1. A common solution to express<text:span text:style-name="T1"> learning paths</text:span> in learning management systems (LMS) can be the use of <text:span text:style-name="T1">Educational Modelling Languages</text:span> (EML). The next step will be the <text:span text:style-name="T1">enactment</text:span> of these models. For that purpose, workflow management system can be used</text:p>
            <text:p>2. In this article we shall present COW our flexible <text:span text:style-name="T1">workflow engine</text:span> dedicated to <text:span text:style-name="T1">open and distant learning</text:span>. We will <text:span text:style-name="T1">compare</text:span> EML and workflow approach and see how to pass from a pedagogical modelisation to a workflow modelisation.</text:p>
            <text:p>3. One category of software platform that can handle all these requirements can be flexible workflows systems. So in the next section, we will present theses systems.</text:p>
            <text:p>4. COW (Cooperative Open Workflow) is a flexible workflow system developped in the Trigone laboratory which aims to <text:span text:style-name="T1">enact learning path</text:span> in LMS.</text:p>
            <text:p>5. To enact a learning model in a workflow system, we have to <text:span text:style-name="T1">translate</text:span> <text:span text:style-name="T1">IMS-LD</text:span> into <text:span text:style-name="T1">XPDL</text:span></text:p>
            <text:p>6. To solve this problem, we used an element of the XPDL named extended attribute, designed to add specific vendor information in the XPDL.</text:p>
            <text:p>7. Collaborative activities To handle <text:span text:style-name="T1">collaborative activities</text:span>, we have made some modifications to XPDL and the WMF to introduce the notion of workitem</text:p>
            <text:p>8. In this paper, we have presented how it can be possible to <text:span text:style-name="T1">execute</text:span> <text:span text:style-name="T1">IMS-LD</text:span> models by <text:span text:style-name="T1">using a workflow approach</text:span>. We have compared the two metamodels and realized the mapping between them. Thanks to this comparison, we fave realized a <text:span text:style-name="T1">model transformer</text:span> to <text:span text:style-name="T1">translate IMS-LD into XPDL</text:span>,</text:p>
          </table:table-cell>
          <table:table-cell office:value-type="string" calcext:value-type="string">
            <text:p>What is the contribution?</text:p>
            <text:p>Is it used for enacting/executing learning paths?</text:p>
            <text:p>Do they translate EML to XPDL</text:p>
            <text:p><text:span text:style-name="T4">Is it collaborative activity?</text:span></text:p>
            <text:p>What BP standards are used?</text:p>
            <text:p>What EML standards are used?</text:p>
            <text:p/>
            <text:p/>
          </table:table-cell>
          <table:table-cell table:style-name="ce30" office:value-type="string" calcext:value-type="string">
            <text:p>Springer Berlin Heidelberg</text:p>
          </table:table-cell>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XPDL</text:p>
          </table:table-cell>
          <table:table-cell office:value-type="string" calcext:value-type="string">
            <text:p>EML to BP Translation</text:p>
            <text:p>BP Workflow concepts for execution</text:p>
          </table:table-cell>
          <table:table-cell office:value-type="string" calcext:value-type="string">
            <text:p>IMS-LD</text:p>
          </table:table-cell>
          <table:table-cell office:value-type="string" calcext:value-type="string">
            <text:p>independent tool</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XPDL, IMSLD, MDA</text:p>
          </table:table-cell>
          <table:table-cell/>
          <table:table-cell table:number-columns-repeated="2" table:style-name="ce39" office:value-type="string" calcext:value-type="string">
            <text:p>T</text:p>
          </table:table-cell>
          <table:table-cell table:number-columns-repeated="2" table:style-name="ce39" office:value-type="string" calcext:value-type="string">
            <text:p>F</text:p>
          </table:table-cell>
          <table:table-cell office:value-type="string" calcext:value-type="string">
            <text:p>http://link.springer.com/chapter/10.1007/978-3-540-39850-9_15</text:p>
          </table:table-cell>
          <table:table-cell office:value-type="string" calcext:value-type="string">
            <text:p>Backward SB-It 1</text:p>
          </table:table-cell>
          <table:table-cell table:style-name="ce5" office:value-type="string" calcext:value-type="string">
            <text:p>ID005</text:p>
          </table:table-cell>
          <table:table-cell office:value-type="string" calcext:value-type="string">
            <text:p>Thomas Vantroys, Yvan Peter</text:p>
          </table:table-cell>
          <table:table-cell office:value-type="string" calcext:value-type="string">
            <text:p>TRIGONE Laboratory, NOCE Team, Bât. B6 – Cité Scientifique, 59655, Villeneuve d’Ascq, France,  Archimed SA, 49 Boulevard de Strasbourg, 59042, Lille, France</text:p>
            <text:p/>
            <text:p/>
          </table:table-cell>
          <table:table-cell office:value-type="string" calcext:value-type="string">
            <text:p>France</text:p>
          </table:table-cell>
          <table:table-cell office:value-type="string" calcext:value-type="string">
            <text:p>9th InternationalWorkshop, CRIWG 2003, Autrans, France, September 28 - October 2, 2003. Proceedings</text:p>
          </table:table-cell>
          <table:table-cell table:number-columns-repeated="989"/>
        </table:table-row>
        <table:table-row table:style-name="ro5">
          <table:table-cell table:style-name="ce3" office:value-type="string" calcext:value-type="string">
            <text:p>ID2203</text:p>
          </table:table-cell>
          <table:table-cell table:style-name="ce3" office:value-type="string" calcext:value-type="string">
            <text:p>T</text:p>
          </table:table-cell>
          <table:table-cell table:style-name="ce13" office:value-type="string" calcext:value-type="string">
            <text:p>Carrying on the e-Learning Process with a Workflow Management Engine</text:p>
          </table:table-cell>
          <table:table-cell office:value-type="float" office:value="2004" calcext:value-type="float">
            <text:p>2004</text:p>
          </table:table-cell>
          <table:table-cell office:value-type="string" calcext:value-type="string">
            <text:p>1. In our approach, <text:span text:style-name="T1">we define courses as workflows</text:span>. By so doing we can exploit powerful procedural rules in order to define precise while flexible learning paths.</text:p>
            <text:p>2. that exploits a workflow engine to enacts the fruition of structured courses. <text:span text:style-name="T1">Our platform provides both an authoring and a fruition environment</text:span>.</text:p>
            <text:p>3. In this paper <text:span text:style-name="T1">we propose a novel architecture for e-learning management systems</text:span>, where the learners’ fruition activities are driven by a workflow engine </text:p>
            <text:p>4. In this paper we discuss how the use of a workflow engine can help in building a e-learning platform. In our system learning data are enriched by static and dynamic dependencies among topics and the system has the notion of the flow of learning activities</text:p>
            <text:p>5. system and we are able to collect data about actors’ behaviour, <text:span text:style-name="T1">enabling an assessment of the effetciveness of learning activities</text:span>. Furthermore, processes make explicit <text:span text:style-name="T1">the idea of collaboration toward a common goal</text:span></text:p>
            <text:p>6. our work can be seen as a part of the “coach” abstract process, which is in charge to drive the learners’ fruition processes. Moreover, by exploiting a workflow as a sequencing engine, we give learners the opportunity to follow different learning paths through the set of learning materials. For this reason our platform could be classified as an “adaptive hypermedia system”</text:p>
            <text:p>7. our platform has the same properties as an “adaptive link generation” system, since the learning process is web-based and the navigation is driven by the past learners’ activities. </text:p>
            <text:p>8. To fully apply a WFMS to an educational scenario, there is a synchronization problem to solve. Interaction between people and WFMS is document based.</text:p>
            <text:p>9. To address this issue we have enriched the behavior of the WFMS by adding the possibility to consume events.</text:p>
            <text:p>10. <text:span text:style-name="T1">our prototype implementing an e-learning system built upon a WFMS</text:span>. The system follows a client/server architecture: the client is used during an e-learning session by students; the server contains the WFMS, a web server, a collection of Web Services, and other useful tools. The architecture is completed by an authoring environment available only to teachers that can help them in preparing the process descriptions of courses.</text:p>
            <text:p>11. The server side of the application is a web server coupled with a WFMS. The web server used in the prototype is <text:span text:style-name="T1">Microsoft Internet Information Server (hereafter IIS)</text:span>, while for the WFMS we have chosen <text:span text:style-name="T1">Microsoft BizTalk</text:span> [5]. IIS is the web server which BizTalk has been designed to work with. BizTalk is an orchestration engine, a WFMS designed to coordinate computer process  activities rather than human activities</text:p>
            <text:p>12. The obtained e-learning system is a combination of process definitions (schedules in the BizTalk jargon), Web Services, BizTalk code plug-ins, static web pages, frames and dynamic web pages as showed</text:p>
            <text:p>13. The marshaling and unmarshaling of the parameters is done by IIS at server side, but the code executed is a BizTalk code plug-in</text:p>
            <text:p>14. The authoring process in our system tries to minimize the effort with many strategies.</text:p>
            <text:p>15. A graphical authoring tool enables teachers to define such dependencies and automatically produces the corresponding didactical level representation.</text:p>
            <text:p>16. A compiler translates the workflow into an XLANG [20] schedule. XLANG is the process definition language used by BizTalk</text:p>
            <text:p>17. One of the main problems encountered during the design of the whole application was how to manage the synchronization between BizTalk and the students.</text:p>
            <text:p>18. The developed prototype has been tested with students.</text:p>
          </table:table-cell>
          <table:table-cell table:style-name="ce13" office:value-type="string" calcext:value-type="string">
            <text:p><text:span text:style-name="T5">What is the contribution?</text:span></text:p>
            <text:p><text:span text:style-name="T5">Does it provide platoform for both Authoring(modeling) and fruition/execution/enactment?</text:span></text:p>
            <text:p><text:span text:style-name="T5">What software tools are used?</text:span></text:p>
            <text:p><text:span text:style-name="T5">What BP standards are used?</text:span></text:p>
          </table:table-cell>
          <table:table-cell office:value-type="string" calcext:value-type="string">
            <text:p>ACM New York, NY, USA</text:p>
          </table:table-cell>
          <table:table-cell office:value-type="string" calcext:value-type="string">
            <text:p>inproceedings</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BPMN</text:p>
          </table:table-cell>
          <table:table-cell office:value-type="string" calcext:value-type="string">
            <text:p>BP Graphical Modeling,</text:p>
            <text:p>BP Workflow for Execution</text:p>
          </table:table-cell>
          <table:table-cell office:value-type="string" calcext:value-type="string">
            <text:p>none</text:p>
          </table:table-cell>
          <table:table-cell office:value-type="string" calcext:value-type="string">
            <text:p>independent tool</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Biztalk, IIS, Html, XLANG</text:p>
          </table:table-cell>
          <table:table-cell/>
          <table:table-cell table:number-columns-repeated="2" table:style-name="ce39" office:value-type="string" calcext:value-type="string">
            <text:p>T</text:p>
          </table:table-cell>
          <table:table-cell table:number-columns-repeated="2" table:style-name="ce39" office:value-type="string" calcext:value-type="string">
            <text:p>F</text:p>
          </table:table-cell>
          <table:table-cell office:value-type="string" calcext:value-type="string">
            <text:p>http://dl.acm.org/citation.cfm?id=968091</text:p>
          </table:table-cell>
          <table:table-cell office:value-type="string" calcext:value-type="string">
            <text:p>Backward SB-It 2</text:p>
          </table:table-cell>
          <table:table-cell/>
          <table:table-cell office:value-type="string" calcext:value-type="string">
            <text:p>Mirko Cesarini(1), Mattia Monga(2), Roberto Tedesco(1)</text:p>
          </table:table-cell>
          <table:table-cell office:value-type="string" calcext:value-type="string">
            <text:p>1. Politecnico di Milano, Milano, Italy, 2. Università degli Studi di Milano, Milano, italy</text:p>
          </table:table-cell>
          <table:table-cell office:value-type="string" calcext:value-type="string">
            <text:p>Italy</text:p>
          </table:table-cell>
          <table:table-cell office:value-type="string" calcext:value-type="string">
            <text:p>SAC '04 Proceedings of the 2004 ACM symposium on Applied computing </text:p>
          </table:table-cell>
          <table:table-cell table:number-columns-repeated="989"/>
        </table:table-row>
        <table:table-row table:style-name="ro1" table:visibility="filter">
          <table:table-cell table:style-name="ce4" office:value-type="string" calcext:value-type="string">
            <text:p>ID2204</text:p>
          </table:table-cell>
          <table:table-cell table:style-name="ce4" office:value-type="string" calcext:value-type="string">
            <text:p>F</text:p>
          </table:table-cell>
          <table:table-cell table:style-name="ce9" office:value-type="string" calcext:value-type="string">
            <text:p>Roughing up Processes the Wiki Way</text:p>
          </table:table-cell>
          <table:table-cell table:style-name="ce9" office:value-type="float" office:value="2004" calcext:value-type="float">
            <text:p>2004</text:p>
          </table:table-cell>
          <table:table-cell table:style-name="ce9" table:number-columns-repeated="3"/>
          <table:table-cell table:style-name="ce9" office:value-type="string" calcext:value-type="string">
            <text:p>inproceedings</text:p>
          </table:table-cell>
          <table:table-cell table:style-name="ce9" table:number-columns-repeated="14"/>
          <table:table-cell table:number-columns-repeated="4" table:style-name="ce40" office:value-type="string" calcext:value-type="string">
            <text:p>F</text:p>
          </table:table-cell>
          <table:table-cell table:style-name="ce9" office:value-type="string" calcext:value-type="string">
            <text:p>http://www.researchgate.net/profile/Frank_Fuchs-Kittowski/publication/228808531_Roughing_up_processes_the_wiki_wayknowledge_communities_in_the_context_of_work_and_learning_processes/links/00b4953b944df3caf9000000.pdf</text:p>
          </table:table-cell>
          <table:table-cell table:style-name="ce9" office:value-type="string" calcext:value-type="string">
            <text:p>Backward SB-It 2</text:p>
          </table:table-cell>
          <table:table-cell table:style-name="ce9" table:number-columns-repeated="5"/>
          <table:table-cell table:number-columns-repeated="989"/>
        </table:table-row>
        <table:table-row table:style-name="ro6">
          <table:table-cell table:style-name="Default" office:value-type="string" calcext:value-type="string">
            <text:p>ID2401</text:p>
          </table:table-cell>
          <table:table-cell table:style-name="Default" office:value-type="string" calcext:value-type="string">
            <text:p>T</text:p>
          </table:table-cell>
          <table:table-cell office:value-type="string" calcext:value-type="string">
            <text:p>A workflow based eLearning architecture in service environment</text:p>
          </table:table-cell>
          <table:table-cell office:value-type="float" office:value="2005" calcext:value-type="float">
            <text:p>2005</text:p>
          </table:table-cell>
          <table:table-cell table:style-name="ce23" office:value-type="string" calcext:value-type="string">
            <text:p>1. Though several recent researches provide workflow-based e-learning, formal definition and analysis of learning process, organization of distributed learning objects still have not be fully considered. <text:span text:style-name="T1">This paper first introduced the formal definition method of workflow-based courses using fuzzy Petri nets, and then proposed a workflow based e-learning architecture by utilizing workflow technology and learning object services</text:span>. <text:span text:style-name="T1">This architecture provides teachers tool for designing courses as composition of learning object services</text:span>, and gives students the opportunities to achieve an orderly learning experience through adaptive navigating e-learning services step by step under the control of certain learning strategy</text:p>
            <text:p>2. we <text:span text:style-name="T1">proposed a workflow-based architecture in service environment</text:span> which allows using extended fuzzy <text:span text:style-name="T1">Petri net as formal method to define structural courses</text:span> and to provide learners an adaptive learning environment for navigating learning resources one by one in sequence</text:p>
            <text:p>3. as workflows, the participators of workflow are instructors and learners, the activities of workflow correspond to learning activities of learners such as searching learning objects, browsing learning objects, taking exams and so on.</text:p>
            <text:p>4. In this paper, a learning path relates to the navigation sequence through a workflow course and a learning path node is a learning object associates with learning object service like a chapter or a section of a course. </text:p>
            <text:p>5. The deployment and implement of learning path require workflow management system (WFMS)</text:p>
            <text:p>6. the concept of learning path, we extend the fuzzy Petri net model [15] as E-learning net (ELN) to provide course definition with learning sequence.</text:p>
            <text:p>7. A defined learning path itself cannot run and interact with the learners, so there is need of an open architecture both for teachers to define, map to composition services</text:p>
            <text:p>8. Workflow technology can combine services providing different learning objects and implement orderly learning activities by invoking relevant services. Therefore, we attempted to<text:span text:style-name="T1"> integrate web service and workflow technology to build a workflow-based learning architecture WELA.</text:span> WELA contains the WFMS, a web server, a collection of Web Services, some repositories and other useful tools.</text:p>
            <text:p>9. PathGenerator is a tool to define courses with learning path.</text:p>
            <text:p>10. add in strategy of path choice, and finally establish a workflow course template described by BPEL which will then be transferred to workflow course repository.</text:p>
            <text:p>11. Workflow course repository allows course designers to view course templates available and modify on recently course templates to create a new one while it also permits administrators or instructors to view them.</text:p>
            <text:p>12. We choose <text:span text:style-name="T1">Microsoft Biztalk Server 2004 </text:span>as the workflow engine in WELA.</text:p>
            <text:p>13. The idea of choosing BPEL comes from that course is an integration of several learning objects and each learning object is provided by learning object service. </text:p>
            <text:p>14. <text:span text:style-name="T1">fuzzy production rules could be translated into activities in BPEL</text:span>.</text:p>
            <text:p>15. we propose the brief mapping algorithm as follows, here, a concept from [15] should be introduced, the set of places </text:p>
            <text:p>16. ELN2BP(p) is a recursive function for mapping places, production rules and transitions into BPEL process:</text:p>
            <text:p>17. Workflow management system as a backbone of WELA plays an important role as a bridge between students and LO services, but BizTalk is designed for interaction with web services or code plug-ins.</text:p>
            <text:p>18. learning environment, WFMS needs to track students’ activities [7]. So, we have built an interaction mechanism based on a designed local service we call it User Agent service.</text:p>
            <text:p>19. During the runtime of a workflow course, User Agent listens to user client’s input,</text:p>
            <text:p>20. a well-structured e-learning architecture supported by the power of WFMS has been designed. A <text:span text:style-name="T1">main contribution of this research is the formal description of learning path and the application of workflow technology in building and implementing workflow course in service environment</text:span>.</text:p>
            <text:p/>
          </table:table-cell>
          <table:table-cell table:style-name="ce13" office:value-type="string" calcext:value-type="string">
            <text:p><text:span text:style-name="T5">What is the contribution?</text:span></text:p>
            <text:p><text:span text:style-name="T5">Does it provide platoform for both Authoring(modeling) and fruition/execution/enactment?</text:span></text:p>
            <text:p><text:span text:style-name="T5">What software tools are used?</text:span></text:p>
            <text:p><text:span text:style-name="T5">What BP standards are used?</text:span></text:p>
            <text:p><text:span text:style-name="T5">Do they translate learning courses to BP standarads</text:span></text:p>
          </table:table-cell>
          <table:table-cell office:value-type="string" calcext:value-type="string">
            <text:p>IEEE</text:p>
          </table:table-cell>
          <table:table-cell office:value-type="string" calcext:value-type="string">
            <text:p>inproceedings</text:p>
          </table:table-cell>
          <table:table-cell office:value-type="string" calcext:value-type="string">
            <text:p>General Framework without Implementation</text:p>
          </table:table-cell>
          <table:table-cell office:value-type="string" calcext:value-type="string">
            <text:p>Well Defined</text:p>
          </table:table-cell>
          <table:table-cell office:value-type="string" calcext:value-type="string">
            <text:p>BPEL</text:p>
          </table:table-cell>
          <table:table-cell office:value-type="string" calcext:value-type="string">
            <text:p>BP Graphical Modeling,</text:p>
            <text:p>BP Workflow for Execution</text:p>
          </table:table-cell>
          <table:table-cell office:value-type="string" calcext:value-type="string">
            <text:p>CELTS</text:p>
          </table:table-cell>
          <table:table-cell office:value-type="string" calcext:value-type="string">
            <text:p>independent tool</text:p>
          </table:table-cell>
          <table:table-cell office:value-type="string" calcext:value-type="string">
            <text:p>-</text:p>
          </table:table-cell>
          <table:table-cell office:value-type="string" calcext:value-type="string">
            <text:p>IMS QTI</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CELTS, BizTalk, Webservices, Java Applet, PathGenerator Tool, fuzzy rule processor</text:p>
          </table:table-cell>
          <table:table-cell office:value-type="string" calcext:value-type="string">
            <text:p>Same paper as 1310 but different author, plagarized?</text:p>
          </table:table-cell>
          <table:table-cell table:style-name="ce37" office:value-type="string" calcext:value-type="string">
            <text:p>T</text:p>
          </table:table-cell>
          <table:table-cell table:number-columns-repeated="3" table:style-name="ce37" office:value-type="string" calcext:value-type="string">
            <text:p>F</text:p>
          </table:table-cell>
          <table:table-cell office:value-type="string" calcext:value-type="string">
            <text:p>http://ieeexplore.ieee.org/xpls/abs_all.jsp?arnumber=1562793</text:p>
          </table:table-cell>
          <table:table-cell office:value-type="string" calcext:value-type="string">
            <text:p>Backward SB- It 4</text:p>
          </table:table-cell>
          <table:table-cell/>
          <table:table-cell office:value-type="string" calcext:value-type="string">
            <text:p>Weining, K. O. N. G., Junzhou, L. U. O., &amp; Tiantian, Z. H. A. N. G. </text:p>
          </table:table-cell>
          <table:table-cell office:value-type="string" calcext:value-type="string">
            <text:p>Dept. of Comput. Sci. &amp; Eng., Southeast Univ., Nanjing, China </text:p>
          </table:table-cell>
          <table:table-cell office:value-type="string" calcext:value-type="string">
            <text:p>China</text:p>
          </table:table-cell>
          <table:table-cell office:value-type="string" calcext:value-type="string">
            <text:p><text:s/>The Fifth International Conference on Computer and Information Technology, 2005. CIT 2005.</text:p>
          </table:table-cell>
          <table:table-cell table:style-name="ce19" table:number-columns-repeated="982"/>
          <table:table-cell table:style-name="ce48" table:number-columns-repeated="7"/>
        </table:table-row>
        <table:table-row table:style-name="ro7">
          <table:table-cell table:style-name="ce3" office:value-type="string" calcext:value-type="string">
            <text:p>ID2304</text:p>
          </table:table-cell>
          <table:table-cell table:style-name="ce3" office:value-type="string" calcext:value-type="string">
            <text:p>T</text:p>
          </table:table-cell>
          <table:table-cell office:value-type="string" calcext:value-type="string">
            <text:p>Platform Support for Pedagogical Scenarios</text:p>
          </table:table-cell>
          <table:table-cell office:value-type="float" office:value="2005" calcext:value-type="float">
            <text:p>2005</text:p>
          </table:table-cell>
          <table:table-cell office:value-type="string" calcext:value-type="string">
            <text:p>1. The first part of the article<text:span text:style-name="T1"> presents the design and use of pedagogical scenarios from a platform engineering point of view</text:span>. In the second part, <text:span text:style-name="T1">we review the requirements towards platforms support for scenario execution</text:span>. <text:span text:style-name="T1">The third part presents the basis we have used to build our solution. The fourth part is dedicated to the Cooperative Open Workflow, the solution we have developed based on Workflow technology</text:span> and shows how we meet the defined requirements with an illustration on a sample scenario.</text:p>
            <text:p>2. In our research work on supporting the execution of pedagogical scenarios, we have decided not to focus on a specific platform but rather to develop a dedicated component to be embedded in existing Learning Management Systems.</text:p>
            <text:p>3. For this reason we have started to build up our own solution starting from existing Workflow standards: Workflow Management Coalition standards and the Object Management Group's Workflow Management Facility. An additional benefit of this approach is that we are not restricted to the description of pedagogical scenarios</text:p>
            <text:p>4. In this section we will describe the Workflow engine we have developed based on these standards which is called Cooperative Open Workflow (COW), (Vantroys &amp; Peter, 2003). We will first illustrate how we can model a sample pedagogical scenario. We will next focus on collaborative activities and time constraints. Then we will show how the model is handled by the Workflow engine at run time. Finally, we give some details about the implementation before presenting related work</text:p>
            <text:p>5. The implementation of the Workflow has been done following a <text:span text:style-name="T1">micro-kernel architecture</text:span>. The basic functions related to the scheduling of the activities constitute the kernel and corresponds to the implementation of the WMF. We can then add more elaborated services on top of the kernel following a facade pattern (Gamma et al., 1995).</text:p>
            <text:p>6. So as to illustrate the potential of the Workflow engine as a means to <text:span text:style-name="T1">support pedagogical scenarios and show how we can provide indicators about the learners’ progress within a course, we have built a user interface called the Interactive Study Guide.</text:span></text:p>
            <text:p/>
          </table:table-cell>
          <table:table-cell table:style-name="ce13" office:value-type="string" calcext:value-type="string">
            <text:p><text:span text:style-name="T5">What is the contribution?</text:span></text:p>
            <text:p><text:span text:style-name="T5">Does it provide platoform for both Authoring(modeling) and fruition/execution/enactment?</text:span></text:p>
            <text:p><text:span text:style-name="T5">What software tools are used?</text:span></text:p>
            <text:p><text:span text:style-name="T5">What BP standards are used?</text:span></text:p>
            <text:p><text:span text:style-name="T5">Is it used for monitoring and assessment of study progress?</text:span></text:p>
          </table:table-cell>
          <table:table-cell table:style-name="ce3" office:value-type="string" calcext:value-type="string">
            <text:p>International Forum of Educational Technology &amp; Society</text:p>
          </table:table-cell>
          <table:table-cell office:value-type="string" calcext:value-type="string">
            <text:p>Journal</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XPDL</text:p>
          </table:table-cell>
          <table:table-cell office:value-type="string" calcext:value-type="string">
            <text:p>EML to BP Translation</text:p>
            <text:p>BP Workflow concepts for execution</text:p>
          </table:table-cell>
          <table:table-cell office:value-type="string" calcext:value-type="string">
            <text:p>IMS-LD</text:p>
          </table:table-cell>
          <table:table-cell office:value-type="string" calcext:value-type="string">
            <text:p>independent tool</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general</text:p>
          </table:table-cell>
          <table:table-cell office:value-type="string" calcext:value-type="string">
            <text:p>COW, XPDL, SOAP, </text:p>
          </table:table-cell>
          <table:table-cell/>
          <table:table-cell table:number-columns-repeated="2" table:style-name="ce39" office:value-type="string" calcext:value-type="string">
            <text:p>T</text:p>
          </table:table-cell>
          <table:table-cell table:number-columns-repeated="2" table:style-name="ce39" office:value-type="string" calcext:value-type="string">
            <text:p>F</text:p>
          </table:table-cell>
          <table:table-cell office:value-type="string" calcext:value-type="string">
            <text:p>http://www.jstor.org/stable/jeductechsoci.8.3.122?seq=1#page_scan_tab_contents</text:p>
          </table:table-cell>
          <table:table-cell office:value-type="string" calcext:value-type="string">
            <text:p>Backward SB-It 3</text:p>
          </table:table-cell>
          <table:table-cell/>
          <table:table-cell table:style-name="ce30" office:value-type="string" calcext:value-type="string">
            <text:p>Yvan Peter and Thomas Vantroys</text:p>
          </table:table-cell>
          <table:table-cell/>
          <table:table-cell office:value-type="string" calcext:value-type="string">
            <text:p>France</text:p>
          </table:table-cell>
          <table:table-cell table:style-name="ce50" office:value-type="string" calcext:value-type="string">
            <text:p>Journal of Educational Technology &amp; Society Vol. 8, No. 3, Authoring of Adaptive Hypermedia (July 2005), pp. 122-137 </text:p>
          </table:table-cell>
          <table:table-cell table:style-name="ce9" table:number-columns-repeated="982"/>
          <table:table-cell table:number-columns-repeated="7"/>
        </table:table-row>
        <table:table-row table:style-name="ro8">
          <table:table-cell table:style-name="Default" office:value-type="string" calcext:value-type="string">
            <text:p>ID1401</text:p>
          </table:table-cell>
          <table:table-cell table:style-name="Default" office:value-type="string" calcext:value-type="string">
            <text:p>T</text:p>
          </table:table-cell>
          <table:table-cell office:value-type="string" calcext:value-type="string">
            <text:p>A general architecture for the authoring and the operationalization of e-learning applications with educational modelling languages</text:p>
          </table:table-cell>
          <table:table-cell office:value-type="float" office:value="2006" calcext:value-type="float">
            <text:p>2006</text:p>
          </table:table-cell>
          <table:table-cell office:value-type="string" calcext:value-type="string">
            <text:p>1. We also outline a specific implementation of &lt;e-LD&gt; based on standard XML technologies and in the BPEL4WS workflow management language</text:p>
            <text:p>2. we propose a concrete <text:span text:style-name="T1">implementation of &lt;e-LD&gt; based on standard XML technologies and BPEL4W</text:span>S, a workflow management and web service orchestration language</text:p>
            <text:p>3. adopts a workflow management system as the basic execution environment for the learning designs.</text:p>
            <text:p>4. since basic activities in BPEL4WS are represented as web services, the implementation of the basic activities in the architecture must be provided by a web-service programmatic interface. Thus, the resulting applications will exhibit a service-oriented architecture</text:p>
            <text:p>5. the dynamic parts of IMS-LD (method - activity structures) have a correspondence with the flow control structures of BPEL4WS and the static parts of the learning design are used as configuration parameters for the web services to be orchestrated by the BPEL4WS process.</text:p>
            <text:p>6. Operationalization is carried out using a <text:span text:style-name="T1">design mapping for translating IMS LD onto BPEL4WS</text:span>.</text:p>
            <text:p>7. <text:span text:style-name="T1">The architecture allows the integration of authoring tools with a workflow-oriented execution platform</text:span>. The connection between these components is carried our using suitable design mappings.</text:p>
            <text:p>8. As a future work we are planning to test other workflow management systems as execution support, as well as to integrate other, more specialized, EMLs</text:p>
            <text:p/>
          </table:table-cell>
          <table:table-cell table:style-name="ce13" office:value-type="string" calcext:value-type="string">
            <text:p><text:span text:style-name="T5">What is the contribution?</text:span></text:p>
            <text:p><text:span text:style-name="T5">Does it provide platoform for both Authoring(modeling) and fruition/execution/enactment?</text:span></text:p>
            <text:p><text:span text:style-name="T5">What software tools are used?</text:span></text:p>
            <text:p><text:span text:style-name="T5">What BP standards are used?</text:span></text:p>
            <text:p><text:span text:style-name="T5">What EML standards are used?</text:span></text:p>
            <text:p>Do they translate EML to BP</text:p>
          </table:table-cell>
          <table:table-cell/>
          <table:table-cell office:value-type="string" calcext:value-type="string">
            <text:p>inproceedings</text:p>
          </table:table-cell>
          <table:table-cell office:value-type="string" calcext:value-type="string">
            <text:p>General Framework without Implementation</text:p>
          </table:table-cell>
          <table:table-cell office:value-type="string" calcext:value-type="string">
            <text:p>Well Defined</text:p>
          </table:table-cell>
          <table:table-cell office:value-type="string" calcext:value-type="string">
            <text:p>BPEL</text:p>
          </table:table-cell>
          <table:table-cell office:value-type="string" calcext:value-type="string">
            <text:p>BP Workflow for Execution</text:p>
          </table:table-cell>
          <table:table-cell office:value-type="string" calcext:value-type="string">
            <text:p>IMS-LD</text:p>
          </table:table-cell>
          <table:table-cell office:value-type="string" calcext:value-type="string">
            <text:p>Framework</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BPEL, IMS-LD, XSLT, UML, Reload</text:p>
          </table:table-cell>
          <table:table-cell/>
          <table:table-cell table:style-name="ce37" office:value-type="string" calcext:value-type="string">
            <text:p>T</text:p>
          </table:table-cell>
          <table:table-cell table:number-columns-repeated="3" table:style-name="ce37" office:value-type="string" calcext:value-type="string">
            <text:p>F</text:p>
          </table:table-cell>
          <table:table-cell office:value-type="string" calcext:value-type="string">
            <text:p>http://www.researchgate.net/profile/Baltasar_Fernandez-Manjon/publication/200505303_A_General_Architecture_for_the_Authoring_and_the_Operationalization_of_e-Learning_Applications_with_Educational_Modelling_Languages/links/0046351dc0ccdc40e5000000.pdf</text:p>
          </table:table-cell>
          <table:table-cell office:value-type="string" calcext:value-type="string">
            <text:p>Forward SB- It 4</text:p>
          </table:table-cell>
          <table:table-cell/>
          <table:table-cell office:value-type="string" calcext:value-type="string">
            <text:p>Martínez-Ortiz, I., Moreno-Ger, P., Sierra, J. L., &amp; Fernández-Manjón, B.</text:p>
          </table:table-cell>
          <table:table-cell office:value-type="string" calcext:value-type="string">
            <text:p>1.  Centro de Estudios Superiores Felipe II, Aranjuez, Madrid, Spain, rest.  Department of Computer Systems and Programming, Universidad Complutense de Madrid,</text:p>
            <text:p> Fac. de Informática, 28040, Madrid, Spain </text:p>
          </table:table-cell>
          <table:table-cell office:value-type="string" calcext:value-type="string">
            <text:p>Spain</text:p>
          </table:table-cell>
          <table:table-cell office:value-type="string" calcext:value-type="string">
            <text:p>In Proceedings of 8th Simposio Internacional de Informática Educativa, León, Spain</text:p>
          </table:table-cell>
          <table:table-cell table:number-columns-repeated="989"/>
        </table:table-row>
        <table:table-row table:style-name="ro9">
          <table:table-cell/>
          <table:table-cell office:value-type="string" calcext:value-type="string">
            <text:p>T</text:p>
          </table:table-cell>
          <table:table-cell table:style-name="ce13" office:value-type="string" calcext:value-type="string">
            <text:p>e-learning Activities in Educating e-business: a Pilot with a Process-Oriented e-learning Environment</text:p>
          </table:table-cell>
          <table:table-cell office:value-type="float" office:value="2006" calcext:value-type="float">
            <text:p>2006</text:p>
          </table:table-cell>
          <table:table-cell office:value-type="string" calcext:value-type="string">
            <text:p>1. education is intrinsically process-oriented - and current technology in the field of e-leaming offers no support for the activities which form the core of learning.</text:p>
            <text:p>2. with their business process management system, offers software for modeling and orchestrating (business) processes, integrating different information systems and business intelligence. <text:span text:style-name="T1">Recently a spinoff company developed a special release for educational purposes: Educator</text:span>.</text:p>
            <text:p>3.<text:span text:style-name="T1"> Educator (see Figure 2) is a next generation e-leaming environment</text:span>, based on the activity-centered approach in order to design a student's learning experience. <text:span text:style-name="T1">It uses both business standards in modeling [12] and the latest in educational standards [13]</text:span>.</text:p>
            <text:p>4. The most important goal during this period was to try out the <text:span text:style-name="T1">process-modeling enviroimient</text:span>.</text:p>
            <text:p>5. a student starts a workflow by enrolling in a course.</text:p>
            <text:p>6. To model learning processes Educator offers several elements.</text:p>
            <text:p>7. Our current experience with this next generation e-learning environment is that it can simplify the work of the teacher by taking away a lot of the communication and coordination needed during the student's individual learning process. <text:span text:style-name="T1">By making use of workflow technology it is possible to give each student just-in-time information and activities. However the task of modeling the learning process of a course is a daunting one</text:span></text:p>
            <text:p>8. start using more of the elements available to model leaming processes. Specifically the use of pre-assessments, to determine which activities and routes an individual student should take through a leaming process, may be implemented.</text:p>
            <text:p>9. but also learning activities and the coordinating processes</text:p>
            <text:p>10. For now Educator is promising but it currently is lacking in flexibility: making changes on the fly in the process is not possible once a student has started with the process.</text:p>
            <text:p>11. E-learning becomes natural when it is activity based and process oriented.</text:p>
          </table:table-cell>
          <table:table-cell table:style-name="ce13" office:value-type="string" calcext:value-type="string">
            <text:p><text:span text:style-name="T5">What is the contribution?</text:span></text:p>
            <text:p><text:span text:style-name="T5">Does it provide platoform for both Authoring(modeling) and fruition/execution/enactment?</text:span></text:p>
            <text:p><text:span text:style-name="T5">What BP standards are used?</text:span></text:p>
            <text:p><text:span text:style-name="T5">What EML standards are used?</text:span></text:p>
          </table:table-cell>
          <table:table-cell table:style-name="ce20" office:value-type="string" calcext:value-type="string">
            <text:p>Springer US</text:p>
          </table:table-cell>
          <table:table-cell office:value-type="string" calcext:value-type="string">
            <text:p>Book Chapter</text:p>
          </table:table-cell>
          <table:table-cell table:number-columns-repeated="2"/>
          <table:table-cell office:value-type="string" calcext:value-type="string">
            <text:p>BPM?</text:p>
          </table:table-cell>
          <table:table-cell/>
          <table:table-cell office:value-type="string" calcext:value-type="string">
            <text:p>?</text:p>
          </table:table-cell>
          <table:table-cell office:value-type="string" calcext:value-type="string">
            <text:p>webbased- Evaluation of Private tool Educator</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Educator Tool</text:p>
          </table:table-cell>
          <table:table-cell table:style-name="ce5"/>
          <table:table-cell table:number-columns-repeated="2" table:style-name="ce41" office:value-type="string" calcext:value-type="string">
            <text:p>T</text:p>
          </table:table-cell>
          <table:table-cell table:number-columns-repeated="2" table:style-name="ce41" office:value-type="string" calcext:value-type="string">
            <text:p>F</text:p>
          </table:table-cell>
          <table:table-cell office:value-type="string" calcext:value-type="string">
            <text:p>http://link.springer.com/chapter/10.1007/978-0-387-34731-8_17</text:p>
          </table:table-cell>
          <table:table-cell office:value-type="string" calcext:value-type="string">
            <text:p>automatic search</text:p>
          </table:table-cell>
          <table:table-cell/>
          <table:table-cell office:value-type="string" calcext:value-type="string">
            <text:p>Henk Plessius, Pascal Ravesteyn</text:p>
          </table:table-cell>
          <table:table-cell table:style-name="Default" office:value-type="string" calcext:value-type="string">
            <text:p><text:s/>3. Faculty of Science and Engineering, University of Applied Science Utrecht, Nijenoord 1, 3552 AS, Utrecht, The Netherlands</text:p>
          </table:table-cell>
          <table:table-cell office:value-type="string" calcext:value-type="string">
            <text:p>Netherlands</text:p>
          </table:table-cell>
          <table:table-cell table:style-name="ce20" office:value-type="string" calcext:value-type="string">
            <text:p>Education for the 21st Century — Impact of ICT and Digital Resources, IFIP 19th World Computer Congress, TC-3, Education, August 21–24, 2006, Santiago, Chile</text:p>
          </table:table-cell>
          <table:table-cell table:style-name="ce9" table:number-columns-repeated="982"/>
          <table:table-cell table:number-columns-repeated="7"/>
        </table:table-row>
        <table:table-row table:style-name="ro1" table:visibility="filter">
          <table:table-cell/>
          <table:table-cell office:value-type="string" calcext:value-type="string">
            <text:p>F</text:p>
          </table:table-cell>
          <table:table-cell table:style-name="ce13" office:value-type="string" calcext:value-type="string">
            <text:p>Integrating Learning Objects to Business Processes</text:p>
          </table:table-cell>
          <table:table-cell office:value-type="float" office:value="2006" calcext:value-type="float">
            <text:p>2006</text:p>
          </table:table-cell>
          <table:table-cell table:style-name="ce10"/>
          <table:table-cell/>
          <table:table-cell office:value-type="string" calcext:value-type="string">
            <text:p>IEEE</text:p>
          </table:table-cell>
          <table:table-cell office:value-type="string" calcext:value-type="string">
            <text:p>inproceedings</text:p>
          </table:table-cell>
          <table:table-cell table:number-columns-repeated="2"/>
          <table:table-cell office:value-type="string" calcext:value-type="string">
            <text:p>BPMN</text:p>
          </table:table-cell>
          <table:table-cell/>
          <table:table-cell office:value-type="string" calcext:value-type="string">
            <text:p>OWL- Guidance Ontology</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No</text:p>
          </table:table-cell>
          <table:table-cell office:value-type="string" calcext:value-type="string">
            <text:p>Yes</text:p>
          </table:table-cell>
          <table:table-cell office:value-type="string" calcext:value-type="string">
            <text:p>Nil</text:p>
          </table:table-cell>
          <table:table-cell office:value-type="string" calcext:value-type="string">
            <text:p>BPMN, OWL- Guidance</text:p>
          </table:table-cell>
          <table:table-cell table:style-name="ce5"/>
          <table:table-cell table:style-name="ce41" office:value-type="string" calcext:value-type="string">
            <text:p>T</text:p>
          </table:table-cell>
          <table:table-cell table:number-columns-repeated="3" table:style-name="ce41" office:value-type="string" calcext:value-type="string">
            <text:p>F</text:p>
          </table:table-cell>
          <table:table-cell office:value-type="string" calcext:value-type="string">
            <text:p>http://ieeexplore.ieee.org/xpls/abs_all.jsp?arnumber=1652517</text:p>
          </table:table-cell>
          <table:table-cell office:value-type="string" calcext:value-type="string">
            <text:p>automatic search</text:p>
          </table:table-cell>
          <table:table-cell/>
          <table:table-cell office:value-type="string" calcext:value-type="string">
            <text:p>Puustjarvi, J.</text:p>
          </table:table-cell>
          <table:table-cell office:value-type="string" calcext:value-type="string">
            <text:p>Lappeenranta Univ. of Technol. </text:p>
          </table:table-cell>
          <table:table-cell office:value-type="string" calcext:value-type="string">
            <text:p>Finland</text:p>
          </table:table-cell>
          <table:table-cell office:value-type="string" calcext:value-type="string">
            <text:p>Advanced Learning Technologies, 2006. Sixth International Conference on</text:p>
          </table:table-cell>
          <table:table-cell table:number-columns-repeated="989"/>
        </table:table-row>
        <table:table-row table:style-name="ro10">
          <table:table-cell/>
          <table:table-cell office:value-type="string" calcext:value-type="string">
            <text:p>T</text:p>
          </table:table-cell>
          <table:table-cell table:style-name="ce13" office:value-type="string" calcext:value-type="string">
            <text:p>Personal Learning Assistant Agents in the Business Process Domain</text:p>
          </table:table-cell>
          <table:table-cell office:value-type="float" office:value="2006" calcext:value-type="float">
            <text:p>2006</text:p>
          </table:table-cell>
          <table:table-cell office:value-type="string" calcext:value-type="string">
            <text:p>This paper discusses the rationale for a personal learning assistant agent customized for business processes.</text:p>
          </table:table-cell>
          <table:table-cell table:style-name="ce13" office:value-type="string" calcext:value-type="string">
            <text:p>What is the contribution?</text:p>
          </table:table-cell>
          <table:table-cell office:value-type="string" calcext:value-type="string">
            <text:p>IEEE</text:p>
          </table:table-cell>
          <table:table-cell office:value-type="string" calcext:value-type="string">
            <text:p>inproceedings</text:p>
          </table:table-cell>
          <table:table-cell table:number-columns-repeated="2"/>
          <table:table-cell office:value-type="string" calcext:value-type="string">
            <text:p>business process?</text:p>
          </table:table-cell>
          <table:table-cell/>
          <table:table-cell office:value-type="string" calcext:value-type="string">
            <text:p>learning agents</text:p>
          </table:table-cell>
          <table:table-cell office:value-type="string" calcext:value-type="string">
            <text:p>-</text:p>
          </table:table-cell>
          <table:table-cell table:number-columns-repeated="5" office:value-type="string" calcext:value-type="string">
            <text:p>no</text:p>
          </table:table-cell>
          <table:table-cell office:value-type="string" calcext:value-type="string">
            <text:p>theoretical model for business environment</text:p>
          </table:table-cell>
          <table:table-cell office:value-type="string" calcext:value-type="string">
            <text:p>-</text:p>
          </table:table-cell>
          <table:table-cell table:style-name="ce5"/>
          <table:table-cell table:style-name="ce42" office:value-type="string" calcext:value-type="string">
            <text:p>T</text:p>
          </table:table-cell>
          <table:table-cell table:number-columns-repeated="3" table:style-name="ce42" office:value-type="string" calcext:value-type="string">
            <text:p>F</text:p>
          </table:table-cell>
          <table:table-cell office:value-type="string" calcext:value-type="string">
            <text:p>http://ieeexplore.ieee.org/xpls/abs_all.jsp?arnumber=1652651&amp;tag=1</text:p>
          </table:table-cell>
          <table:table-cell office:value-type="string" calcext:value-type="string">
            <text:p>automatic search</text:p>
          </table:table-cell>
          <table:table-cell/>
          <table:table-cell office:value-type="string" calcext:value-type="string">
            <text:p>Blake, M.B. </text:p>
          </table:table-cell>
          <table:table-cell office:value-type="string" calcext:value-type="string">
            <text:p>Georgetown Univ., Washington, DC </text:p>
          </table:table-cell>
          <table:table-cell office:value-type="string" calcext:value-type="string">
            <text:p>USA</text:p>
          </table:table-cell>
          <table:table-cell office:value-type="string" calcext:value-type="string">
            <text:p>Advanced Learning Technologies, 2006. Sixth International Conference on</text:p>
          </table:table-cell>
          <table:table-cell table:style-name="ce9" table:number-columns-repeated="982"/>
          <table:table-cell table:number-columns-repeated="7"/>
        </table:table-row>
        <table:table-row table:style-name="ro11">
          <table:table-cell table:style-name="ce3" office:value-type="string" calcext:value-type="string">
            <text:p>ID1310</text:p>
          </table:table-cell>
          <table:table-cell table:style-name="ce3" office:value-type="string" calcext:value-type="string">
            <text:p>T</text:p>
          </table:table-cell>
          <table:table-cell office:value-type="string" calcext:value-type="string">
            <text:p>Process Control Model in Web-Based e-Learning </text:p>
          </table:table-cell>
          <table:table-cell office:value-type="float" office:value="2006" calcext:value-type="float">
            <text:p>2006</text:p>
          </table:table-cell>
          <table:table-cell office:value-type="string" calcext:value-type="string">
            <text:p>1. This paper proposes the <text:span text:style-name="T1">learning path concept and its formal definition method</text:span>, and then a  process control model for e-learning is proposed to implement the process control from e-Learning applications to learners </text:p>
            <text:p>2. we proposed a<text:span text:style-name="T1"> process control model in service environment which allows using extended fuzzy Petri net as formal method to define structural courses</text:span> and to provide learners an adaptive learning environment for navigating learning resources one by one in sequence</text:p>
            <text:p>3. In an attempt to implement the process control between e-Learning applications and users, we need workflow technologies which are concerned with the automation of procedures where documents, information or tasks are passed between actors according to a defined set of rules to achieve an overall business goal</text:p>
            <text:p>4. <text:span text:style-name="T1">we extend fuzzy Petri net for formal description of learning path.</text:span></text:p>
            <text:p>5. T<text:span text:style-name="T1">he implementation description of learning path takes the industry standard BPEL4WS</text:span> (Business Process Execution Language for Web Services, BPEL for short)</text:p>
            <text:p>6. The deployment and implement of learning path also require workflow management system (WFMS).</text:p>
            <text:p>7. An open and self-centred learning environment not only shares learning objects, but also provides enactment of learning path for various roles.</text:p>
            <text:p>8. Workflow technology can combine services providing different learning objects and implement orderly learning activities by invoking relevant services.</text:p>
            <text:p>9. we attempted to integrate web service and workflow technology to build a process control model PCM. PCM contains the WFMS, web server, a collection of Web Services, some repositories and other useful tools.</text:p>
            <text:p>10.<text:span text:style-name="T1"> BizTalk</text:span> is designed for interaction with web services or code plug-ins. However, in a fruitful learning environment, WFMS needs to track students’ activities [7]. So, we have built an interaction mechanism based on a designed local service we call it User Agent service</text:p>
            <text:p>11. On the right is the graphic presentation of course structure using Java Applet, and Microsoft Wizard has been chosen to present a vivid User Agent image service to the user </text:p>
            <text:p>12. a well-structured e-Learning model supported by the power of WFMS has been designed. A main contribution of this research is the formal description of learning path and the application of workflow technology in building and implementing workflow course in service environment.</text:p>
            <text:p>13. </text:p>
          </table:table-cell>
          <table:table-cell table:style-name="ce13" office:value-type="string" calcext:value-type="string">
            <text:p><text:span text:style-name="T5">What is the contribution?</text:span></text:p>
            <text:p><text:span text:style-name="T5">Does it provide platoform for both Authoring(modeling) and fruition/execution/enactment?</text:span></text:p>
            <text:p><text:span text:style-name="T5">What BP standards are used?</text:span></text:p>
            <text:p><text:span text:style-name="T5">What EML standards are used?</text:span></text:p>
          </table:table-cell>
          <table:table-cell office:value-type="string" calcext:value-type="string">
            <text:p>Springer Berlin Heidelberg</text:p>
          </table:table-cell>
          <table:table-cell office:value-type="string" calcext:value-type="string">
            <text:p>Lecture Notes in Computer Science</text:p>
          </table:table-cell>
          <table:table-cell office:value-type="string" calcext:value-type="string">
            <text:p>General Framework without Implementation</text:p>
          </table:table-cell>
          <table:table-cell office:value-type="string" calcext:value-type="string">
            <text:p>Well Defined</text:p>
          </table:table-cell>
          <table:table-cell office:value-type="string" calcext:value-type="string">
            <text:p>BPEL</text:p>
          </table:table-cell>
          <table:table-cell office:value-type="string" calcext:value-type="string">
            <text:p>BP Graphical Modeling,</text:p>
            <text:p>BP Workflow for Execution</text:p>
          </table:table-cell>
          <table:table-cell office:value-type="string" calcext:value-type="string">
            <text:p>CELTS</text:p>
          </table:table-cell>
          <table:table-cell office:value-type="string" calcext:value-type="string">
            <text:p>independent tool</text:p>
          </table:table-cell>
          <table:table-cell office:value-type="string" calcext:value-type="string">
            <text:p>-</text:p>
          </table:table-cell>
          <table:table-cell office:value-type="string" calcext:value-type="string">
            <text:p>IMS QTI</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CELTS, BizTalk, Webservices, Java Applet, PathGenerator Tool, fuzzy rule processor</text:p>
          </table:table-cell>
          <table:table-cell/>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link.springer.com/chapter/10.1007/11925293_25#page-1</text:p>
          </table:table-cell>
          <table:table-cell office:value-type="string" calcext:value-type="string">
            <text:p>Forward SB- It 3</text:p>
          </table:table-cell>
          <table:table-cell/>
          <table:table-cell office:value-type="string" calcext:value-type="string">
            <text:p>Kong, W., Ge, L., &amp; Luo, J.</text:p>
          </table:table-cell>
          <table:table-cell office:value-type="string" calcext:value-type="string">
            <text:p>1&amp;2. Department of Computer Science, City University of Hong Kong, 3. Department of Computer Science, University of Durham</text:p>
          </table:table-cell>
          <table:table-cell office:value-type="string" calcext:value-type="string">
            <text:p>Hong Kong</text:p>
            <text:p>United Kingdom</text:p>
            <text:p/>
          </table:table-cell>
          <table:table-cell table:style-name="ce30" office:value-type="string" calcext:value-type="string">
            <text:p>5th International Conference, Penang, Malaysia, July 19-21, 2006. Revised Papers, International Conference on Web-Based Learning</text:p>
          </table:table-cell>
          <table:table-cell table:number-columns-repeated="989"/>
        </table:table-row>
        <table:table-row table:style-name="ro12" table:visibility="filter">
          <table:table-cell table:style-name="ce6"/>
          <table:table-cell table:style-name="ce6" office:value-type="string" calcext:value-type="string">
            <text:p>F</text:p>
          </table:table-cell>
          <table:table-cell table:style-name="ce6" office:value-type="string" calcext:value-type="string">
            <text:p>Simulation as Efficient Support to Learning Business Dynamics</text:p>
          </table:table-cell>
          <table:table-cell table:style-name="ce18" office:value-type="float" office:value="2006" calcext:value-type="float">
            <text:p>2006</text:p>
          </table:table-cell>
          <table:table-cell table:style-name="ce18" table:number-columns-repeated="2"/>
          <table:table-cell table:style-name="ce18" office:value-type="string" calcext:value-type="string">
            <text:p>Springer Berlin Heidelberg</text:p>
          </table:table-cell>
          <table:table-cell table:style-name="ce18" table:number-columns-repeated="15"/>
          <table:table-cell table:style-name="ce6" office:value-type="string" calcext:value-type="string">
            <text:p>T</text:p>
          </table:table-cell>
          <table:table-cell table:number-columns-repeated="3" table:style-name="ce6" office:value-type="string" calcext:value-type="string">
            <text:p>F</text:p>
          </table:table-cell>
          <table:table-cell table:style-name="ce18" table:number-columns-repeated="3"/>
          <table:table-cell table:style-name="ce18" office:value-type="string" calcext:value-type="string">
            <text:p>Karapidis, A., Pannese, L., Pappa, D., Santalmasi, M., &amp; Volz, W.</text:p>
          </table:table-cell>
          <table:table-cell table:style-name="ce18" office:value-type="string" calcext:value-type="string">
            <text:p>        18. Fraunhofer Institute for Industrial Engineering (IAO), Nobelstrasse 12, 70569, Stuttgart, Germany</text:p>
            <text:p>        19. imaginary s.rl. c/o Acceleratore d’Impresa del Politecnico di Milano, via Garofalo, 39, 20133, Milano, Italy</text:p>
            <text:p>        20. Division of Applied Technologies, National Centre for Scientific Research, (NCSR) “Demokritos”, 15310, Agia Paraskevi, Greece</text:p>
            <text:p>        21. Klett Lernen und Wissen GmbH, Educational Concepts, Rotebühlstr. 77, 70178, Stuttgart, Germany</text:p>
          </table:table-cell>
          <table:table-cell table:style-name="ce18" office:value-type="string" calcext:value-type="string">
            <text:p>Germany</text:p>
            <text:p>Italy</text:p>
            <text:p>Greece</text:p>
          </table:table-cell>
          <table:table-cell table:style-name="ce18" office:value-type="string" calcext:value-type="string">
            <text:p>First European Conference on Technology Enhanced Learning, EC-TEL 2006 Crete, Greece, October 1-4, 2006 Proceedings</text:p>
          </table:table-cell>
          <table:table-cell table:number-columns-repeated="989"/>
        </table:table-row>
        <table:table-row table:style-name="ro13">
          <table:table-cell office:value-type="string" calcext:value-type="string">
            <text:p>ID2102</text:p>
          </table:table-cell>
          <table:table-cell office:value-type="string" calcext:value-type="string">
            <text:p>T</text:p>
          </table:table-cell>
          <table:table-cell table:style-name="ce3" office:value-type="string" calcext:value-type="string">
            <text:p>Technology-supported management of collaborative learning Processes</text:p>
          </table:table-cell>
          <table:table-cell office:value-type="float" office:value="2006" calcext:value-type="float">
            <text:p>2006</text:p>
          </table:table-cell>
          <table:table-cell office:value-type="string" calcext:value-type="string">
            <text:p>1. This article <text:span text:style-name="T1">deals with collaborative learning processes in a technology-enhanced learning environment </text:span>and claims that a fully-fledged technological support for management of such processes is still missing</text:p>
            <text:p>2. As one of such approaches <text:span text:style-name="T1">the paper discusses possibilities of using the Business Process Management technology</text:span> for the management of collaborative learning processes. </text:p>
            <text:p>3. To successfully cope with the complexity of the collaborative learning process and its dynamics one of the most important requirements for the next generation of technology-enhanced learning is to facilitate technology-supported management of the collaborative learning process in its entirety</text:p>
            <text:p>4. In particular, such a support must include and integrate: learning content management component based on the recent E-Learning standards and principles; the basic and advanced E-Learning and collaborative tools; a modelling and authoring component for the creation of sophisticated collaborative learning procedures; an automatic or semi-automatic mechanism for mapping learning procedures onto the underlying technological infrastructure (i.e., onto run-time execution procedures); components for monitoring and analysing the students and their progress within a particular learning process; and finally facilities for altering, updating, and improving processes to be able to cope with their dynamics.</text:p>
            <text:p>5. For example, at the communication and collaboration level human participants in both processes try to achieve a certain goal (i.e., a business or a learning goal) by working closely together with other people in a particular social context. Further, at the procedural level, both the business process and the learning process deal with tasks and activities structured in a certain way and executed by following a set of rules, i.e. business rules or pedagogical rules (the learning procedure) respectively. Also, at the content level both of the processes work with standardised and interoperable content in electronic form – the learning content or business documents. Finally, at the run-time execution and technological infrastructure level both processes rely on software systems and tools that need to be integrated, orchestrated, and synchronised by means of execution rules</text:p>
            <text:p>6. Authoring and modelling of collaborative learning processes should be supported. Business processes are typically defined using a graphical notation, such as Business Process Modelling Notation (BPMN) or Unified Modelling Language (UML).</text:p>
            <text:p>7. Mechanism for the mapping of conceptual learning process onto their executable</text:p>
            <text:p>8. Seamless integration of run-time execution procedures and a general E-Learning system must be achieved</text:p>
            <text:p>9. Seamless integration of worklist user interface with the existing user interface of an E-Learning system</text:p>
            <text:p>10. <text:span text:style-name="T1">Learning Process Manager (LPM) might be inferred</text:span></text:p>
            <text:p><text:span text:style-name="T1">11. Learning Process Execution Engine</text:span></text:p>
            <text:p><text:span text:style-name="T1">12. Learning Process Definition Module</text:span></text:p>
            <text:p><text:span text:style-name="T1">13. Worklist Manager keeps track about learning and working tasks for all users and for all running processes</text:span></text:p>
            <text:p><text:span text:style-name="T1">14. Monitoring and Analysis Module provides a graphical user interface that allows the teachers to investigate all properties of a running learning process.</text:span></text:p>
            <text:p><text:span text:style-name="T1">15. External Tools, E-Learning System, and Communication and Collaboration Tools expose their functionality in form of Web services to facilitate communication and interaction with</text:span></text:p>
            <text:p><text:span text:style-name="T1">the execution engine.</text:span></text:p>
            <text:p>16. Therefore, the main research and development focus will be on development of the learning processes definition module, i.e., the pedagogical vocabulary, and the learning procedure templates that can be automatically mapped onto executable processes.</text:p>
            <text:p/>
          </table:table-cell>
          <table:table-cell office:value-type="string" calcext:value-type="string">
            <text:p><text:span text:style-name="T4">What is the contribution?</text:span></text:p>
            <text:p><text:span text:style-name="T4">What are the requirement proposed for integrating BPM into e-learning environment</text:span></text:p>
          </table:table-cell>
          <table:table-cell/>
          <table:table-cell office:value-type="string" calcext:value-type="string">
            <text:p>Journal</text:p>
          </table:table-cell>
          <table:table-cell office:value-type="string" calcext:value-type="string">
            <text:p>Opinion Paper</text:p>
          </table:table-cell>
          <table:table-cell office:value-type="string" calcext:value-type="string">
            <text:p>Well Defined</text:p>
          </table:table-cell>
          <table:table-cell office:value-type="string" calcext:value-type="string">
            <text:p>BPMN, BPEL</text:p>
          </table:table-cell>
          <table:table-cell office:value-type="string" calcext:value-type="string">
            <text:p><text:span text:style-name="T4">BP Graphical Modeling,</text:span></text:p>
            <text:p>EML to BP Translation</text:p>
            <text:p>BP Workflow concepts for execution</text:p>
          </table:table-cell>
          <table:table-cell office:value-type="string" calcext:value-type="string">
            <text:p>none</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Yes- Theory for the requirement of monitoring</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text:p>
          </table:table-cell>
          <table:table-cell/>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citeseerx.ist.psu.edu/viewdoc/summary?doi=10.1.1.85.9505</text:p>
          </table:table-cell>
          <table:table-cell office:value-type="string" calcext:value-type="string">
            <text:p>Backward SB-It 1</text:p>
          </table:table-cell>
          <table:table-cell office:value-type="string" calcext:value-type="string">
            <text:p>ID008</text:p>
          </table:table-cell>
          <table:table-cell table:style-name="ce30" office:value-type="string" calcext:value-type="string">
            <text:p>Denis Helic </text:p>
          </table:table-cell>
          <table:table-cell/>
          <table:table-cell office:value-type="string" calcext:value-type="string">
            <text:p>Austria</text:p>
          </table:table-cell>
          <table:table-cell office:value-type="string" calcext:value-type="string">
            <text:p>In International Journal of Learning and Change</text:p>
          </table:table-cell>
          <table:table-cell table:number-columns-repeated="989"/>
        </table:table-row>
        <table:table-row table:style-name="ro14">
          <table:table-cell/>
          <table:table-cell office:value-type="string" calcext:value-type="string">
            <text:p>T</text:p>
          </table:table-cell>
          <table:table-cell table:style-name="ce14" office:value-type="string" calcext:value-type="string">
            <text:p>Time2Competence: The PROLIX Project</text:p>
          </table:table-cell>
          <table:table-cell table:style-name="ce5" office:value-type="float" office:value="2006" calcext:value-type="float">
            <text:p>2006</text:p>
          </table:table-cell>
          <table:table-cell table:style-name="ce24" office:value-type="string" calcext:value-type="string">
            <text:p>1. PROLIX is developing an open, <text:span text:style-name="T1">integrated reference architecture</text:span> for process-oriented learning and information exchange. The key innovation in PROLIX consists of a process- and competency driven framework for interlinking business process intelligence tools on the one hand with knowledge management and learning environments on the other.</text:p>
            <text:p>2. PROLIX is developing a process-oriented learning approach and a flexible and adaptive service-oriented architecture system which is capable of aligning training and knowledge product ion of people faced with so-called “complex situations” such as work and business process changes</text:p>
            <text:p>3. make it easier to define <text:span text:style-name="T1">Learning Goals</text:span> based on business needs and business processes by <text:span text:style-name="T1">providing methodologies, tools and services within business process management</text:span></text:p>
            <text:p><text:span text:style-name="T1">4. and individual team learning with a quantitative feedback for business processes and required/ changed competencies</text:span></text:p>
            <text:p><text:span text:style-name="T1">5. the execution of improved learning processes; 6) the monitoring of learners’ performance according to the goals defined.</text:span></text:p>
          </table:table-cell>
          <table:table-cell table:style-name="ce13" office:value-type="string" calcext:value-type="string">
            <text:p><text:span text:style-name="T5">What is the contribution?</text:span></text:p>
            <text:p><text:span text:style-name="T5">Does it provide platoform for both Authoring(modeling) and fruition/execution/enactment?</text:span></text:p>
            <text:p><text:span text:style-name="T5">What BP standards are used?</text:span></text:p>
            <text:p><text:span text:style-name="T5">Is it used for monitoring and assessment of study progress?</text:span></text:p>
            <text:p>Is it for industrial use?</text:p>
            <text:p/>
          </table:table-cell>
          <table:table-cell table:style-name="ce5" office:value-type="string" calcext:value-type="string">
            <text:p>Springer Berlin Heidelberg</text:p>
          </table:table-cell>
          <table:table-cell table:style-name="ce5" office:value-type="string" calcext:value-type="string">
            <text:p>Book Chapter</text:p>
          </table:table-cell>
          <table:table-cell table:style-name="ce5" table:number-columns-repeated="14"/>
          <table:table-cell table:number-columns-repeated="2" table:style-name="ce42" office:value-type="string" calcext:value-type="string">
            <text:p>T</text:p>
          </table:table-cell>
          <table:table-cell table:number-columns-repeated="2" table:style-name="ce42" office:value-type="string" calcext:value-type="string">
            <text:p>F</text:p>
          </table:table-cell>
          <table:table-cell table:style-name="ce5" office:value-type="string" calcext:value-type="string">
            <text:p>http://link.springer.com/chapter/10.1007/11876663_59</text:p>
          </table:table-cell>
          <table:table-cell table:style-name="ce5" office:value-type="string" calcext:value-type="string">
            <text:p>automatic search</text:p>
          </table:table-cell>
          <table:table-cell table:style-name="ce5"/>
          <table:table-cell table:style-name="ce5" office:value-type="string" calcext:value-type="string">
            <text:p>Fabrizio Giorgini <text:s/>(18), Volker Zimmermann <text:s/>(19), Nils Faltin (19), Luk Vervenne (20)</text:p>
          </table:table-cell>
          <table:table-cell table:style-name="ce5" office:value-type="string" calcext:value-type="string">
            <text:p>18. Giunti Interactive Labs S.r.l., Via Portobello Abbazia dell’Annunziata, 16039, Sestri Levante, Italy</text:p>
            <text:p>19. im-c, Altenkesseler Str. 17 D3, 66115, Saarbruecken, Germany</text:p>
            <text:p>20. Synergetics, Terlinckstaart 75, 2600, Antwerp, Belgium</text:p>
          </table:table-cell>
          <table:table-cell table:style-name="ce5" office:value-type="string" calcext:value-type="string">
            <text:p>Italy</text:p>
            <text:p>Germany</text:p>
            <text:p>Belgium</text:p>
          </table:table-cell>
          <table:table-cell table:style-name="ce5" office:value-type="string" calcext:value-type="string">
            <text:p>Innovative Approaches for Learning and Knowledge Sharing</text:p>
            <text:p>Lecture Notes in Computer Science Volume 4227, 2006, pp 597-602, First European Conference on Technology Enhanced Learning, EC-TEL 2006 Crete, Greece, October 1-4, 2006 Proceedings</text:p>
          </table:table-cell>
          <table:table-cell table:number-columns-repeated="989"/>
        </table:table-row>
        <table:table-row table:style-name="ro15">
          <table:table-cell table:style-name="ce7" office:value-type="string" calcext:value-type="string">
            <text:p>ID1103</text:p>
          </table:table-cell>
          <table:table-cell table:style-name="ce7" office:value-type="string" calcext:value-type="string">
            <text:p>T</text:p>
          </table:table-cell>
          <table:table-cell table:style-name="ce15" office:value-type="string" calcext:value-type="string">
            <text:p>Agent-oriented e-Learning Process Modeling</text:p>
          </table:table-cell>
          <table:table-cell table:style-name="ce19" office:value-type="float" office:value="2007" calcext:value-type="float">
            <text:p>2007</text:p>
          </table:table-cell>
          <table:table-cell table:style-name="ce25" office:value-type="string" calcext:value-type="string">
            <text:p><text:span text:style-name="T2">1. This paper </text:span><text:span text:style-name="T3">investigates</text:span><text:span text:style-name="T2"> the possibility of </text:span><text:span text:style-name="T3">applying process-oriented approach to design, enact, control, and refine the e-Learning processes</text:span><text:span text:style-name="T2">. Furthermore, agent technology is applied to deal with dynamic situations</text:span></text:p>
            <text:p><text:span text:style-name="T2">2. The Business Process Management (BPM) lifecycle is quite similar to that of the e-Learning Process. And this paper is aimed to investigate the possibility of applying BPM approach to manage e-Learning process</text:span></text:p>
            <text:p><text:span text:style-name="T2">3. Considering the capability to cater for individual student’s needs in dynamic learning situations, </text:span><text:span text:style-name="T3">software agents</text:span><text:span text:style-name="T2"> are applied to provide adaptive learning process</text:span></text:p>
            <text:p><text:span text:style-name="T2">4. As pointed out by Hawryszkiewycz (2005), software agents can actively assist business process participants to select the most appropriate engagements to fill in this kind of knowledge gap</text:span></text:p>
            <text:p><text:span text:style-name="T2">5. This paper aims at tackling the above-mentioned problems by building a </text:span><text:span text:style-name="T3">process-oriented and agent-based e-Learning model</text:span></text:p>
            <text:p><text:span text:style-name="T2">6. Finally, an </text:span><text:span text:style-name="T3">evaluation</text:span><text:span text:style-name="T2"> of the features between the Agent-based Process-oriented e-Learning Model and the traditional model is discussed</text:span></text:p>
            <text:p><text:span text:style-name="T2">7. an agent-oriented e-Learning Process Model is discussed. This model is designed basically based on the </text:span><text:span text:style-name="T3">pedagogical requirements derived by Constructivism</text:span><text:span text:style-name="T2">. The instructional goal of the model is to equip students with an increasing repertoire of strategies, approaches, and familiar course context</text:span></text:p>
            <text:p><text:span text:style-name="T2">8. the e-Learning related knowledge is stored and manipulated using an ontology language, </text:span><text:span text:style-name="T3">OWL DL</text:span><text:span text:style-name="T2"> (Web Ontology Language with Description Logic)</text:span></text:p>
          </table:table-cell>
          <table:table-cell table:style-name="ce19" office:value-type="string" calcext:value-type="string">
            <text:p><text:span text:style-name="T4">What is the contribution?</text:span></text:p>
            <text:p><text:span text:style-name="T4">What EML standards are used?</text:span></text:p>
          </table:table-cell>
          <table:table-cell table:style-name="ce19" table:number-columns-repeated="16"/>
          <table:table-cell table:number-columns-repeated="4" table:style-name="ce6" office:value-type="string" calcext:value-type="string">
            <text:p>F</text:p>
          </table:table-cell>
          <table:table-cell table:style-name="ce19" office:value-type="string" calcext:value-type="string">
            <text:p>http://aisel.aisnet.org/cgi/viewcontent.cgi?article=1541&amp;context=amcis2007</text:p>
          </table:table-cell>
          <table:table-cell table:style-name="ce19" office:value-type="string" calcext:value-type="string">
            <text:p>Forward SB- It 1</text:p>
          </table:table-cell>
          <table:table-cell table:style-name="ce19" office:value-type="string" calcext:value-type="string">
            <text:p>ID001</text:p>
          </table:table-cell>
          <table:table-cell table:style-name="ce49" office:value-type="string" calcext:value-type="string">
            <text:p>Lai, Hokyin, Huaiqing Wang, and Minhong Wang.</text:p>
          </table:table-cell>
          <table:table-cell table:style-name="ce49" office:value-type="string" calcext:value-type="string">
            <text:p>City University of Hong Kong</text:p>
          </table:table-cell>
          <table:table-cell table:style-name="ce49" office:value-type="string" calcext:value-type="string">
            <text:p>Hong Kong</text:p>
          </table:table-cell>
          <table:table-cell table:style-name="ce49" office:value-type="string" calcext:value-type="string">
            <text:p>"Agent-oriented e-Learning Process Modeling." AMCIS 2007 Proceedings</text:p>
          </table:table-cell>
          <table:table-cell table:number-columns-repeated="989"/>
        </table:table-row>
        <table:table-row table:style-name="ro16">
          <table:table-cell/>
          <table:table-cell office:value-type="string" calcext:value-type="string">
            <text:p>T</text:p>
          </table:table-cell>
          <table:table-cell office:value-type="string" calcext:value-type="string">
            <text:p>Bridging the Gap between e-learning Modeling and Delivery through the Transformation of Learnflows into Workflows</text:p>
          </table:table-cell>
          <table:table-cell office:value-type="float" office:value="2007" calcext:value-type="float">
            <text:p>2007</text:p>
          </table:table-cell>
          <table:table-cell table:style-name="ce23" office:value-type="string" calcext:value-type="string">
            <text:p>1. <text:span text:style-name="T1">bridge this gap</text:span> by looking at <text:span text:style-name="T1">business process modeling languages</text:span> and <text:span text:style-name="T1">execution engines</text:span>, in particular the Workflow Management Coalition Standard, <text:span text:style-name="T1">XPDL</text:span></text:p>
            <text:p>2. proposes a <text:span text:style-name="T1">transformation</text:span> from <text:span text:style-name="T1">IMS-LD</text:span> to XPDL</text:p>
            <text:p>3. Workflow management systems and learning management systems both deal with common issues such as multiactor process modeling and execution, activities synchronization, services and objects integration, role instantiation, etc</text:p>
            <text:p>4. we make a <text:span text:style-name="T1">comparison</text:span> of workflow management systems and</text:p>
            <text:p>learning management systems</text:p>
            <text:p>5. We focus our discussion on the process (workflow and learnflo</text:p>
            <text:p>6. correspondence between IMSLD and XPDL elements, we have developed a transformation from IMSLD to XPDLbased on this correspondence</text:p>
            <text:p>7. e-learning system and workflow system tend to solve the same very general problem of having an <text:span text:style-name="T1">(or many) actor(s)</text:span> executing an activity or graph of activities and producing something</text:p>
            <text:p>8. The goal of our research is to benefit e-learning systems from advances made by the workflow management systems community, and at the same time to explore <text:span text:style-name="T1">personalization and knowledge management integration</text:span> inworkflowmanagement systems</text:p>
            <text:p>9. The work presented in this chapter addresses the first goal: more precisely, to</text:p>
            <text:p>bridge the currently existing gap between learnflowediting and learnflowexecution by allowing a learnflow expressed in a standard educational modeling language to be <text:span text:style-name="T1">executed by a workflow engine</text:span>, capable of executing the process described in a standard process description language</text:p>
            <text:p>10. To study e-learning and workflow models so as to identify common issues and differences and to establish a common vocabulary to describe them</text:p>
            <text:p>11. To define a <text:span text:style-name="T1">translation schema</text:span>, allowing us to express the control aspects of e- learning models in terms of the richer set of control elements of process models</text:p>
            <text:p>12. thatworkflowprocesses can be described and executed using the standard business process definition language, XPDL</text:p>
            <text:p>13. a translation schema from IMS-LD to XPDL</text:p>
            <text:p>14. Our translation scheme is centered on the model of control</text:p>
            <text:p/>
          </table:table-cell>
          <table:table-cell office:value-type="string" calcext:value-type="string">
            <text:p>Whats the contribution?</text:p>
            <text:p><text:span text:style-name="T4">Do they transform/translate from EML to BP</text:span></text:p>
          </table:table-cell>
          <table:table-cell table:style-name="ce20" office:value-type="string" calcext:value-type="string">
            <text:p>Springer UK</text:p>
          </table:table-cell>
          <table:table-cell table:style-name="ce20" office:value-type="string" calcext:value-type="string">
            <text:p>incollection</text:p>
          </table:table-cell>
          <table:table-cell table:style-name="ce20" office:value-type="string" calcext:value-type="string">
            <text:p>Implemented Software Tool</text:p>
          </table:table-cell>
          <table:table-cell office:value-type="string" calcext:value-type="string">
            <text:p>Well Defined</text:p>
          </table:table-cell>
          <table:table-cell office:value-type="string" calcext:value-type="string">
            <text:p>XPDL</text:p>
          </table:table-cell>
          <table:table-cell office:value-type="string" calcext:value-type="string">
            <text:p>EML to BP Translation</text:p>
            <text:p>BP Workflow concepts for execution</text:p>
          </table:table-cell>
          <table:table-cell office:value-type="string" calcext:value-type="string">
            <text:p>IMSLD</text:p>
          </table:table-cell>
          <table:table-cell office:value-type="string" calcext:value-type="string">
            <text:p>standalone editor- LDX Tool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XPDL, IMSLD, LDX-Tools, Java2EE, Jboss</text:p>
          </table:table-cell>
          <table:table-cell table:style-name="ce5"/>
          <table:table-cell table:number-columns-repeated="2" table:style-name="ce43" office:value-type="string" calcext:value-type="string">
            <text:p>T</text:p>
          </table:table-cell>
          <table:table-cell table:number-columns-repeated="2" table:style-name="ce43" office:value-type="string" calcext:value-type="string">
            <text:p>F</text:p>
          </table:table-cell>
          <table:table-cell office:value-type="string" calcext:value-type="string">
            <text:p>http://link.springer.com/chapter/10.1007/978-1-84628-758-9_2</text:p>
          </table:table-cell>
          <table:table-cell office:value-type="string" calcext:value-type="string">
            <text:p>automatic search</text:p>
          </table:table-cell>
          <table:table-cell/>
          <table:table-cell office:value-type="string" calcext:value-type="string">
            <text:p>Olga Mariño, Rubby Casallas, Jorge Villalobos, Dario Correal, Julien Contamines</text:p>
          </table:table-cell>
          <table:table-cell office:value-type="string" calcext:value-type="string">
            <text:p>2. Software Construction Group, University of Los Andes, Carrera 1 No 18A 10, Bogotá, Colombia</text:p>
            <text:p>3. Laboratory on Cognitive Informatics and Learning Environments, LICEF Telé-university of Quebec, TELUQ, 4750, Avenue Henri-Julien, Montreal, H2T 3E4, Quebec, Canada</text:p>
          </table:table-cell>
          <table:table-cell office:value-type="string" calcext:value-type="string">
            <text:p>Colombia</text:p>
            <text:p>Canada</text:p>
          </table:table-cell>
          <table:table-cell table:style-name="ce20" office:value-type="string" calcext:value-type="string">
            <text:p>E-Learning Networked Environments and Architectures- (subtitle) A Knowledge Processing Perspective</text:p>
          </table:table-cell>
          <table:table-cell table:number-columns-repeated="989"/>
        </table:table-row>
        <table:table-row table:style-name="ro17">
          <table:table-cell office:value-type="string" calcext:value-type="string">
            <text:p>ID1202</text:p>
          </table:table-cell>
          <table:table-cell office:value-type="string" calcext:value-type="string">
            <text:p>T</text:p>
          </table:table-cell>
          <table:table-cell table:style-name="ce3" office:value-type="string" calcext:value-type="string">
            <text:p>Data flow between tools: Towards a composition-based solution for learning design</text:p>
          </table:table-cell>
          <table:table-cell office:value-type="float" office:value="2007" calcext:value-type="float">
            <text:p>2007</text:p>
          </table:table-cell>
          <table:table-cell table:style-name="ce23" office:value-type="string" calcext:value-type="string">
            <text:p>1. In this paper a novel <text:span text:style-name="T1">approach</text:span> based on the <text:span text:style-name="T1">composition of LD and a standard workflow technology</text:span> is proposed.</text:p>
            <text:p>2. Then an <text:span text:style-name="T1">architectural solution</text:span> based on the composition approach is presented.</text:p>
            <text:p>3. To reach this goal and following the workflow contributions for LD [6] [5] [7], in this paper we state that workflow and LD can be seen as complementary technologies, which could be used in a coordinated manner to specify both human-oriented learning flow as well as system-oriented data flow</text:p>
            <text:p>4. So, the <text:span text:style-name="T1">coordination of the execution of learning design and workflow scripts</text:span> enables an extension of the current scope of LD while maintaining the <text:span text:style-name="T1">interoperability</text:span> with LD and <text:span text:style-name="T1">XPDL standards</text:span></text:p>
            <text:p>5. Taking advantage of the complementarity between LD and workflow technologies, a <text:span text:style-name="T1">composition-based approach </text:span>is proposed.</text:p>
            <text:p>6. that the learning design script contains both learningflow and data flow, but the latter specified at activity level as it actually is in LD. The educator then completes the second design phase when the data flow between tools has to be specified. For this purpose an <text:span text:style-name="T1">XPDL-compliant authoring tool</text:span> could be used. Note as shown in figure 4b, that the so-called workflow script actually details the data flow between tools that has not been specified in LD.</text:p>
            <text:p>7. Subsequently both learning design and workflow scripts enter into the coordination module in order to be interpreted, executed and coordinated. For i<text:span text:style-name="T1">nterpretation and execution of each script</text:span>, an <text:span text:style-name="T1">LD- compliant engine</text:span> and <text:span text:style-name="T1">XPDL-compliant</text:span> engine are respectively used.</text:p>
            <text:p>8. So, we propose to specify the coordination of both engines within a third script called <text:span text:style-name="T1">coordination script</text:span>, and a <text:span text:style-name="T1">Petri Net Markup Language</text:span> (PNML) [16] could be used for this purpose. Then, in order to automatically generate the coordination script, the learning design and workflow scripts are first parsed, resulting in a series of control points (transitions in Petri nets) that indicate where to start, pause and resume each execution engine.</text:p>
            <text:p>9. Thus, a workflow-based solution could support the LD specification for data flow between tools. Then, the coordinated execution of both learning design and workflow scripts becomes the core of a composition approach behind <text:span text:style-name="T1">our architectural proposal</text:span>, on which a <text:span text:style-name="T1">prototype is currently under development</text:span>.</text:p>
            <text:p/>
          </table:table-cell>
          <table:table-cell office:value-type="string" calcext:value-type="string">
            <text:p><text:span text:style-name="T2">Whats the contribution?</text:span></text:p>
            <text:p><text:span text:style-name="T2">Does it provide platoform for both Authoring(modeling) and fruition/execution/enactment?</text:span></text:p>
            <text:p><text:span text:style-name="T2">How Business Process Techniques are used?</text:span></text:p>
            <text:p><text:span text:style-name="T2">What BP standards are used?</text:span></text:p>
            <text:p><text:span text:style-name="T2">What EML standards are used?</text:span></text:p>
            <text:p><text:span text:style-name="T2">What kind of platform does the paper propose?</text:span></text:p>
          </table:table-cell>
          <table:table-cell office:value-type="string" calcext:value-type="string">
            <text:p>IEEE</text:p>
          </table:table-cell>
          <table:table-cell office:value-type="string" calcext:value-type="string">
            <text:p>inproceedings</text:p>
          </table:table-cell>
          <table:table-cell office:value-type="string" calcext:value-type="string">
            <text:p>Theoretical Description</text:p>
          </table:table-cell>
          <table:table-cell office:value-type="string" calcext:value-type="string">
            <text:p>Well Defined</text:p>
          </table:table-cell>
          <table:table-cell office:value-type="string" calcext:value-type="string">
            <text:p>XPDL</text:p>
          </table:table-cell>
          <table:table-cell table:style-name="ce13" office:value-type="string" calcext:value-type="string">
            <text:p>BP Workflow concepts for execution</text:p>
          </table:table-cell>
          <table:table-cell office:value-type="string" calcext:value-type="string">
            <text:p>IMS-LD</text:p>
          </table:table-cell>
          <table:table-cell table:number-columns-repeated="2" office:value-type="string" calcext:value-type="string">
            <text:p>-</text:p>
          </table:table-cell>
          <table:table-cell table:number-columns-repeated="2" office:value-type="string" calcext:value-type="string">
            <text:p>no</text:p>
          </table:table-cell>
          <table:table-cell table:number-columns-repeated="2"/>
          <table:table-cell office:value-type="string" calcext:value-type="string">
            <text:p>general</text:p>
          </table:table-cell>
          <table:table-cell office:value-type="string" calcext:value-type="string">
            <text:p>XPDL, IMSLD</text:p>
          </table:table-cell>
          <table:table-cell/>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ieeexplore.ieee.org/xpls/abs_all.jsp?arnumber=4281034&amp;tag=1</text:p>
          </table:table-cell>
          <table:table-cell office:value-type="string" calcext:value-type="string">
            <text:p>Forward SB- It 2</text:p>
          </table:table-cell>
          <table:table-cell table:style-name="ce3" office:value-type="string" calcext:value-type="string">
            <text:p>ID2101</text:p>
          </table:table-cell>
          <table:table-cell office:value-type="string" calcext:value-type="string">
            <text:p>Palomino-Ramirez, L. Martinez-Mones, A. ; Bote-Lorenzo, M.L. ; Asensio-Perez, J.I. ; Dimitriadis, Y.A. </text:p>
          </table:table-cell>
          <table:table-cell office:value-type="string" calcext:value-type="string">
            <text:p>Univ. of Valladolid, Valladolid</text:p>
          </table:table-cell>
          <table:table-cell office:value-type="string" calcext:value-type="string">
            <text:p>Spain</text:p>
          </table:table-cell>
          <table:table-cell table:style-name="ce3" office:value-type="string" calcext:value-type="string">
            <text:p>Advanced Learning Technologies, 2007. ICALT 2007. Seventh IEEE International Conference on </text:p>
          </table:table-cell>
          <table:table-cell table:number-columns-repeated="989"/>
        </table:table-row>
        <table:table-row table:style-name="ro18">
          <table:table-cell table:style-name="Default" office:value-type="string" calcext:value-type="string">
            <text:p>ID1510</text:p>
          </table:table-cell>
          <table:table-cell table:style-name="Default" office:value-type="string" calcext:value-type="string">
            <text:p>T</text:p>
          </table:table-cell>
          <table:table-cell office:value-type="string" calcext:value-type="string">
            <text:p>Flexible Processes in Project-Centred Learning </text:p>
          </table:table-cell>
          <table:table-cell office:value-type="float" office:value="2007" calcext:value-type="float">
            <text:p>2007</text:p>
          </table:table-cell>
          <table:table-cell table:style-name="ce23" office:value-type="string" calcext:value-type="string">
            <text:p>1. This paper introduces a <text:span text:style-name="T1">model-driven, extensible environ-ent, delivered on the Web</text:span>, which is able to <text:span text:style-name="T1">support long-distance collaboration of teams</text:span> working on complex projects. The main merit of this proposal is the ability to self-organize processes, by using a simple Web interface and a library of activities and templates which cover most of the needs of this well-defined class of applications. This paradigm for dynamic workflow management is very general and can be applied to other application contexts, after understanding and modelling the relevant collaboration activities and templates.</text:p>
            <text:p>2. Workflow management systems might appear suitable for modelling collaboration processes</text:p>
            <text:p>3. Our approach tries to overcome the limitations exposed by the previous approaches, and introduces an environment, delivered on the Web, which is able to support collaboration in virtual teams. A salient goal of our research is to propose <text:span text:style-name="T1">a reference model for teamwork collaboration processes</text:span>, enabling the management of flexible processes that can be defined and modified by end-users at runtime to accommodate their collaboration needs</text:p>
            <text:p>4. In our framework, which aims to deliver cooperative processes on the Web, atomic activities are realized as Web pages, expressing the interface through which users can execute them. </text:p>
            <text:p>5. Our collaborative platform is deployed on the Web, and makes use of <text:span text:style-name="T1">standard Web technologies</text:span> and of a hypertext-based interface to provide users with easy-to-use interfaces for the definition and execution of their collaboration processes.</text:p>
            <text:p>6. Fig. 3 illustrates the <text:span text:style-name="T1">architecture of our framework</text:span>. Our approach in particular addresses flexible processes delivered on the Web.</text:p>
            <text:p>7. In this paper we have presented a solution enabling the run-time user-driven definition of flexible collaborative processes. This solution has been <text:span text:style-name="T1">implemented in educational scenarios for academic learning and industrial training</text:span>, which rely on <text:span text:style-name="T1">collaboration in project-based learning</text:span>. Some first experiments with users in three different institutions have demonstrated the usefulness of the proposed environment in the academic and industrial domains where project-based learning is crucial.</text:p>
          </table:table-cell>
          <table:table-cell office:value-type="string" calcext:value-type="string">
            <text:p>What is the contribution?</text:p>
            <text:p>Is it collaborative activity?</text:p>
            <text:p>What kind of platform does the paper propose?</text:p>
            <text:p>How Business Process Techniques are used?</text:p>
            <text:p>Is it for academic purposes?</text:p>
            <text:p>Is the prototype tested?</text:p>
            <text:p>What software tools are used?</text:p>
          </table:table-cell>
          <table:table-cell office:value-type="string" calcext:value-type="string">
            <text:p>Springer Berlin Heidelberg</text:p>
          </table:table-cell>
          <table:table-cell office:value-type="string" calcext:value-type="string">
            <text:p>inproceedings</text:p>
          </table:table-cell>
          <table:table-cell office:value-type="string" calcext:value-type="string">
            <text:p>General Framework without Implementation</text:p>
          </table:table-cell>
          <table:table-cell office:value-type="string" calcext:value-type="string">
            <text:p>Not Well-Defined</text:p>
          </table:table-cell>
          <table:table-cell table:number-columns-repeated="12"/>
          <table:table-cell table:style-name="ce37" office:value-type="string" calcext:value-type="string">
            <text:p>T</text:p>
          </table:table-cell>
          <table:table-cell table:number-columns-repeated="3" table:style-name="ce37" office:value-type="string" calcext:value-type="string">
            <text:p>F</text:p>
          </table:table-cell>
          <table:table-cell office:value-type="string" calcext:value-type="string">
            <text:p>http://link.springer.com/chapter/10.1007/978-3-540-75195-3_38#page-1</text:p>
          </table:table-cell>
          <table:table-cell office:value-type="string" calcext:value-type="string">
            <text:p>Forward SB- It 5</text:p>
          </table:table-cell>
          <table:table-cell/>
          <table:table-cell office:value-type="string" calcext:value-type="string">
            <text:p>Ceri, S., Matera, M., Raffio, A., &amp; Spoelstra, H</text:p>
          </table:table-cell>
          <table:table-cell office:value-type="string" calcext:value-type="string">
            <text:p>1. DEI – Politecnico di Milano, P.zza L. da Vinci, 32 - 20133 – Milano, Italy</text:p>
            <text:p>2. OUNL – Open University of the Netherlands, Valkenburgerweg 177 - 6419 AT Heerlen, The Netherlands</text:p>
          </table:table-cell>
          <table:table-cell office:value-type="string" calcext:value-type="string">
            <text:p>Italy</text:p>
            <text:p>Netherlands</text:p>
          </table:table-cell>
          <table:table-cell office:value-type="string" calcext:value-type="string">
            <text:p>Second European Conference on Technology Enhanced Learning, EC-TEL 2007, Crete, Greece, September 17-20, 2007. Proceedings</text:p>
          </table:table-cell>
          <table:table-cell table:number-columns-repeated="989"/>
        </table:table-row>
        <table:table-row table:style-name="ro19">
          <table:table-cell/>
          <table:table-cell office:value-type="string" calcext:value-type="string">
            <text:p>T</text:p>
          </table:table-cell>
          <table:table-cell table:style-name="ce13" office:value-type="string" calcext:value-type="string">
            <text:p>Managing Collaborative Learning Processes in e-Learning Applications</text:p>
          </table:table-cell>
          <table:table-cell office:value-type="float" office:value="2007" calcext:value-type="float">
            <text:p>2007</text:p>
          </table:table-cell>
          <table:table-cell office:value-type="string" calcext:value-type="string">
            <text:p>1. To remedy this deficiency in modern E-Learning<text:span text:style-name="T1"> a too</text:span>l that supports management of<text:span text:style-name="T1"> collaborative learning processes</text:span> has been implemented</text:p>
            <text:p>2. This paper <text:span text:style-name="T1">presents</text:span> a tool called Learning Process Manager (LPM) <text:span text:style-name="T1">implemented</text:span> at the University of Technology Graz that aims at supporting<text:span text:style-name="T1"> management of collaborative learning processes</text:span>.</text:p>
            <text:p>3. <text:span text:style-name="T1">Modeling tool</text:span> where a particular learning procedure together with a number of learning activities is defined.</text:p>
            <text:p>4. <text:span text:style-name="T1">Execution tool </text:span>that runs the learning process by executing the learning procedure</text:p>
            <text:p>5. <text:span text:style-name="T1">Monitoring tool</text:span> that is operated by teachers to monitor and analyze the students’ progress within a learning process</text:p>
            <text:p>6. The LPM tool is<text:span text:style-name="T1"> based on the workflow technology</text:span>. Workflow is typically defined as the automation of a (business) process</text:p>
            <text:p>7. The automation is achieved through a so-called workflow management system</text:p>
            <text:p>8. Currently, architectural principles such as Service-Oriented Architecture</text:p>
            <text:p>9. The current implementation of LPM is<text:span text:style-name="T1"> based on an Open Source implementation of BPEL specification called ActiveBPEL</text:span></text:p>
            <text:p>10.  in LPM human users of the system work with the worklist manager</text:p>
            <text:p>11. whenever the worklist manager notifies the BPEL engine that a particular activity has been finished the engine communicates with a certain WBT-Master service</text:p>
            <text:p>12. Obviously, BPEL specification and BPEL processes are technically very complex</text:p>
            <text:p>13. Therefore a number of BPEL templates has been prepared that reflect typical collaborative learning process</text:p>
            <text:p>14. To obtain a complete BPEL process such <text:span text:style-name="T1">pedagogical XML-based learning procedures</text:span> are <text:span text:style-name="T1">transformed</text:span> onto a <text:span text:style-name="T1">BPEL files</text:span> using XSLT technology.2</text:p>
          </table:table-cell>
          <table:table-cell office:value-type="string" calcext:value-type="string">
            <text:p><text:span text:style-name="T5">Whats the contribution?</text:span></text:p>
            <text:p><text:span text:style-name="T5">What kind of platform does the paper propose?</text:span></text:p>
            <text:p><text:span text:style-name="T5">Is it collaborative activity?</text:span></text:p>
            <text:p><text:span text:style-name="T5">Does it provide platoform for both Authoring(modeling) and fruition/execution/enactment?</text:span></text:p>
            <text:p><text:span text:style-name="T5">How Business Process Techniques are used?</text:span></text:p>
            <text:p><text:span text:style-name="T5">What BP standards are used?</text:span></text:p>
            <text:p><text:span text:style-name="T5">What EML standards are used?</text:span></text:p>
            <text:p><text:span text:style-name="T5">What software tools are used?</text:span></text:p>
            <text:p/>
            <text:p/>
            <text:p/>
            <text:p/>
          </table:table-cell>
          <table:table-cell office:value-type="string" calcext:value-type="string">
            <text:p>IEEE</text:p>
          </table:table-cell>
          <table:table-cell office:value-type="string" calcext:value-type="string">
            <text:p>inproceedings</text:p>
          </table:table-cell>
          <table:table-cell table:number-columns-repeated="2"/>
          <table:table-cell office:value-type="string" calcext:value-type="string">
            <text:p>BPEL</text:p>
          </table:table-cell>
          <table:table-cell/>
          <table:table-cell office:value-type="string" calcext:value-type="string">
            <text:p>none</text:p>
          </table:table-cell>
          <table:table-cell office:value-type="string" calcext:value-type="string">
            <text:p>SOA- WebBased, independent Learning</text:p>
            <text:p>Process Manager (LPM) tool</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ActiveBPEL, SOAP, Web Services Definition Language, XML, WBT-Master</text:p>
          </table:table-cell>
          <table:table-cell table:style-name="ce5"/>
          <table:table-cell table:style-name="ce41" office:value-type="string" calcext:value-type="string">
            <text:p>T</text:p>
          </table:table-cell>
          <table:table-cell table:number-columns-repeated="3" table:style-name="ce41" office:value-type="string" calcext:value-type="string">
            <text:p>F</text:p>
          </table:table-cell>
          <table:table-cell office:value-type="string" calcext:value-type="string">
            <text:p>http://ieeexplore.ieee.org/xpls/abs_all.jsp?arnumber=4283794</text:p>
          </table:table-cell>
          <table:table-cell office:value-type="string" calcext:value-type="string">
            <text:p>automatic search</text:p>
          </table:table-cell>
          <table:table-cell/>
          <table:table-cell office:value-type="string" calcext:value-type="string">
            <text:p>Helic, D.</text:p>
          </table:table-cell>
          <table:table-cell table:style-name="ce20" office:value-type="string" calcext:value-type="string">
            <text:p>Univ. of Technol. Graz, Graz </text:p>
          </table:table-cell>
          <table:table-cell table:style-name="ce20" office:value-type="string" calcext:value-type="string">
            <text:p>Austria</text:p>
          </table:table-cell>
          <table:table-cell office:value-type="string" calcext:value-type="string">
            <text:p>Information Technology Interfaces, 2007. ITI 2007. 29th International Conference on</text:p>
          </table:table-cell>
          <table:table-cell table:number-columns-repeated="989"/>
        </table:table-row>
        <table:table-row table:style-name="ro1" table:visibility="filter">
          <table:table-cell table:style-name="ce4" office:value-type="string" calcext:value-type="string">
            <text:p>Project Report</text:p>
          </table:table-cell>
          <table:table-cell table:style-name="ce4" office:value-type="string" calcext:value-type="string">
            <text:p>F</text:p>
          </table:table-cell>
          <table:table-cell table:style-name="ce9" office:value-type="string" calcext:value-type="string">
            <text:p>PROLEARN framework for process-oriented learning and knowledge work</text:p>
          </table:table-cell>
          <table:table-cell table:style-name="ce9" office:value-type="float" office:value="2007" calcext:value-type="float">
            <text:p>2007</text:p>
          </table:table-cell>
          <table:table-cell table:style-name="ce9" table:number-columns-repeated="2"/>
          <table:table-cell table:style-name="ce4"/>
          <table:table-cell table:style-name="ce9" table:number-columns-repeated="15"/>
          <table:table-cell table:style-name="ce40" table:number-columns-repeated="4"/>
          <table:table-cell table:style-name="ce9" table:number-columns-repeated="7"/>
          <table:table-cell table:style-name="ce19" table:number-columns-repeated="982"/>
          <table:table-cell table:style-name="ce48" table:number-columns-repeated="7"/>
        </table:table-row>
        <table:table-row table:style-name="ro20">
          <table:table-cell table:style-name="ce3" office:value-type="string" calcext:value-type="string">
            <text:p>ID1209</text:p>
          </table:table-cell>
          <table:table-cell table:style-name="ce3" office:value-type="string" calcext:value-type="string">
            <text:p>T</text:p>
          </table:table-cell>
          <table:table-cell office:value-type="string" calcext:value-type="string">
            <text:p>Supporting the Authoring and Operationalization of Educational Modelling Languages.</text:p>
          </table:table-cell>
          <table:table-cell office:value-type="float" office:value="2007" calcext:value-type="float">
            <text:p>2007</text:p>
          </table:table-cell>
          <table:table-cell office:value-type="string" calcext:value-type="string">
            <text:p>1. In this paper we present &lt;e-LD&gt;,<text:span text:style-name="T1"> a general authoring and operationalization architecture</text:span> capable of dealing with all these possibilities in a highly modular and flexible way</text:p>
            <text:p>2. we propose a concrete implementation of &lt;e-LD&gt; based on standard<text:span text:style-name="T1"> XML technologies and BPEL4WS</text:span></text:p>
            <text:p>3. <text:span text:style-name="T1">Authoring tools</text:span> These tools are used by instructional designers to <text:span text:style-name="T1">formalize the learning designs</text:span> that are integrated in the units of learning.</text:p>
            <text:p>4. <text:span text:style-name="T1">Execution Platform</text:span>. This component is intended to help during the execution of the learning process, coordinating the people involved in this process and also providing tools and learning contents.</text:p>
            <text:p>5. Regarding the <text:span text:style-name="T1">operationalization of EMLs</text:span>, we have chosen <text:span text:style-name="T1">BPEL4WS</text:span> [Andrews, Curbera et al. 2003] as the workflow language.</text:p>
            <text:p>6. the design mappings are transformations between XML-based markup languages.</text:p>
            <text:p>7. <text:span text:style-name="T1">Operationalization</text:span> is carried out using a <text:span text:style-name="T1">design mapping for translating IMS LD onto BPEL4WS</text:span>.</text:p>
          </table:table-cell>
          <table:table-cell office:value-type="string" calcext:value-type="string">
            <text:p>Whats the contribution?</text:p>
            <text:p>What kind of platform does the paper propose?</text:p>
            <text:p>Does it provide platoform for both Authoring(modeling) and fruition/execution/enactment?</text:p>
            <text:p>Do they translate EML to BP</text:p>
          </table:table-cell>
          <table:table-cell/>
          <table:table-cell office:value-type="string" calcext:value-type="string">
            <text:p>Journal</text:p>
          </table:table-cell>
          <table:table-cell office:value-type="string" calcext:value-type="string">
            <text:p>General Framework without Implementation</text:p>
          </table:table-cell>
          <table:table-cell office:value-type="string" calcext:value-type="string">
            <text:p>Well Defined</text:p>
          </table:table-cell>
          <table:table-cell office:value-type="string" calcext:value-type="string">
            <text:p>BPEL</text:p>
          </table:table-cell>
          <table:table-cell office:value-type="string" calcext:value-type="string">
            <text:p>BP Workflow for Execution</text:p>
          </table:table-cell>
          <table:table-cell office:value-type="string" calcext:value-type="string">
            <text:p>IMS-LD</text:p>
          </table:table-cell>
          <table:table-cell office:value-type="string" calcext:value-type="string">
            <text:p>Framework</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BPEL, IMS-LD, XSLT, UML, Reload</text:p>
          </table:table-cell>
          <table:table-cell/>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www.jucs.org/jucs_13_7/supporting_the_authoring_and/jucs_13_7_0938_0947_martinez.pdf</text:p>
          </table:table-cell>
          <table:table-cell office:value-type="string" calcext:value-type="string">
            <text:p>Forward SB- It 2</text:p>
          </table:table-cell>
          <table:table-cell/>
          <table:table-cell office:value-type="string" calcext:value-type="string">
            <text:p>Martinez-Ortiz, I., Moreno-Ger, P., Sierra, J. L., &amp; Fernández-Manjón, B.</text:p>
          </table:table-cell>
          <table:table-cell office:value-type="string" calcext:value-type="string">
            <text:p>Dept. of Software Engineering and Artificial Intelligence, Complutense University of Madrid, Spain </text:p>
          </table:table-cell>
          <table:table-cell office:value-type="string" calcext:value-type="string">
            <text:p>Spain</text:p>
          </table:table-cell>
          <table:table-cell office:value-type="string" calcext:value-type="string">
            <text:p>Journal of Universal Computer Science 13, no. 7</text:p>
          </table:table-cell>
          <table:table-cell table:number-columns-repeated="989"/>
        </table:table-row>
        <table:table-row table:style-name="ro21">
          <table:table-cell/>
          <table:table-cell office:value-type="string" calcext:value-type="string">
            <text:p>T</text:p>
          </table:table-cell>
          <table:table-cell table:style-name="ce13" office:value-type="string" calcext:value-type="string">
            <text:p>Towards a Common Graphical Language for Learning Flows: Transforming BPEL to IMS Learning Design Level A Representations</text:p>
          </table:table-cell>
          <table:table-cell office:value-type="float" office:value="2007" calcext:value-type="float">
            <text:p>2007</text:p>
          </table:table-cell>
          <table:table-cell office:value-type="string" calcext:value-type="string">
            <text:p>1. In this paper we <text:span text:style-name="T1">examine</text:span> the ability of using <text:span text:style-name="T1">BPMN</text:span> as a <text:span text:style-name="T1">common representation notation for learning flows modeled</text:span> using the <text:span text:style-name="T1">Business Process Execution Language (BPEL)</text:span> and <text:span text:style-name="T1">present an algorithm for transforming BPEL Workflows to IMS Learning Design Level A learning flows</text:span>.</text:p>
            <text:p>2. In this paper we examine the ability of using BPMN as a common representation notation for learning flows modelled using the Business Process Execution Language (BPEL) [8] and present an algorithm for transforming BPEL Workflows to IMS Learning Design Level A learning flows.</text:p>
            <text:p>3. <text:span text:style-name="T1">Mapping</text:span> of BPMN Core Graphical Elements to IMS Learning Design Core Components</text:p>
            <text:p>4. The main advantage of the mapping of BPMN to BPEL’s graph structure (rather than BPEL’s block structure) is that the result of the mapping defines a directed graph that can be transformed to the IMS Learning Design notation language. </text:p>
            <text:p>5. examined the ability of using BPMN as a common representation notation for learning flows modeled using the Business Process Execution Language (BPEL). Then, we presented an algorithm for transforming BPEL Workflows to IMS Learning Design Level A learning flows.</text:p>
            <text:p/>
          </table:table-cell>
          <table:table-cell office:value-type="string" calcext:value-type="string">
            <text:p><text:span text:style-name="T5">Whats the contribution?</text:span></text:p>
            <text:p><text:span text:style-name="T5">Do they translate BP to EML</text:span></text:p>
            <text:p>Can BP used for designing/modeling purposes?</text:p>
          </table:table-cell>
          <table:table-cell office:value-type="string" calcext:value-type="string">
            <text:p>IEEE</text:p>
          </table:table-cell>
          <table:table-cell office:value-type="string" calcext:value-type="string">
            <text:p>inproceedings</text:p>
          </table:table-cell>
          <table:table-cell table:number-columns-repeated="2"/>
          <table:table-cell office:value-type="string" calcext:value-type="string">
            <text:p>BPMN, BPEL</text:p>
          </table:table-cell>
          <table:table-cell/>
          <table:table-cell office:value-type="string" calcext:value-type="string">
            <text:p>IMS-LD</text:p>
          </table:table-cell>
          <table:table-cell office:value-type="string" calcext:value-type="string">
            <text:p>-</text:p>
          </table:table-cell>
          <table:table-cell table:number-columns-repeated="5" office:value-type="string" calcext:value-type="string">
            <text:p>no</text:p>
          </table:table-cell>
          <table:table-cell office:value-type="string" calcext:value-type="string">
            <text:p>algorithm</text:p>
          </table:table-cell>
          <table:table-cell office:value-type="string" calcext:value-type="string">
            <text:p>bpel, ims-LD- Level A</text:p>
          </table:table-cell>
          <table:table-cell table:style-name="ce5"/>
          <table:table-cell table:number-columns-repeated="2" table:style-name="ce41" office:value-type="string" calcext:value-type="string">
            <text:p>T</text:p>
          </table:table-cell>
          <table:table-cell table:number-columns-repeated="2" table:style-name="ce41" office:value-type="string" calcext:value-type="string">
            <text:p>F</text:p>
          </table:table-cell>
          <table:table-cell table:style-name="ce5" office:value-type="string" calcext:value-type="string">
            <text:p>http://ieeexplore.ieee.org/xpls/abs_all.jsp?arnumber=4281161&amp;tag=1</text:p>
          </table:table-cell>
          <table:table-cell office:value-type="string" calcext:value-type="string">
            <text:p>automatic search</text:p>
          </table:table-cell>
          <table:table-cell/>
          <table:table-cell office:value-type="string" calcext:value-type="string">
            <text:p>Karampiperis, P., Sampson, D.</text:p>
          </table:table-cell>
          <table:table-cell table:style-name="ce20" office:value-type="string" calcext:value-type="string">
            <text:p>Univ. of Piraeus, Piraeus</text:p>
          </table:table-cell>
          <table:table-cell table:style-name="ce20" office:value-type="string" calcext:value-type="string">
            <text:p>Greece</text:p>
          </table:table-cell>
          <table:table-cell office:value-type="string" calcext:value-type="string">
            <text:p>Advanced Learning Technologies, 2007. ICALT 2007. Seventh IEEE International Conference on</text:p>
          </table:table-cell>
          <table:table-cell table:style-name="ce9" table:number-columns-repeated="982"/>
          <table:table-cell table:number-columns-repeated="7"/>
        </table:table-row>
        <table:table-row table:style-name="ro1" table:visibility="filter">
          <table:table-cell table:style-name="ce2" office:value-type="string" calcext:value-type="string">
            <text:p>Master Thesis</text:p>
          </table:table-cell>
          <table:table-cell table:style-name="ce2" office:value-type="string" calcext:value-type="string">
            <text:p>F</text:p>
          </table:table-cell>
          <table:table-cell table:style-name="ce9" office:value-type="string" calcext:value-type="string">
            <text:p>Application of Business Process Management: In Web-Based Education</text:p>
          </table:table-cell>
          <table:table-cell table:style-name="ce9" office:value-type="float" office:value="2008" calcext:value-type="float">
            <text:p>2008</text:p>
          </table:table-cell>
          <table:table-cell table:style-name="ce9" table:number-columns-repeated="2"/>
          <table:table-cell table:style-name="ce9" office:value-type="string" calcext:value-type="string">
            <text:p>VDM Publishing</text:p>
          </table:table-cell>
          <table:table-cell table:style-name="ce33" table:number-columns-repeated="2"/>
          <table:table-cell table:style-name="ce9" table:number-columns-repeated="12"/>
          <table:table-cell table:style-name="ce2"/>
          <table:table-cell table:style-name="ce44" table:number-columns-repeated="2"/>
          <table:table-cell table:style-name="ce47" table:number-columns-repeated="2"/>
          <table:table-cell table:style-name="ce9" table:number-columns-repeated="7"/>
          <table:table-cell table:number-columns-repeated="989"/>
        </table:table-row>
        <table:table-row table:style-name="ro22">
          <table:table-cell office:value-type="string" calcext:value-type="string">
            <text:p>ID1205</text:p>
          </table:table-cell>
          <table:table-cell office:value-type="string" calcext:value-type="string">
            <text:p>T</text:p>
          </table:table-cell>
          <table:table-cell table:style-name="ce3" office:value-type="string" calcext:value-type="string">
            <text:p>Leadflow4ld: Learning and data flow composition-based solution for learning design in cscl</text:p>
          </table:table-cell>
          <table:table-cell office:value-type="float" office:value="2008" calcext:value-type="float">
            <text:p>2008</text:p>
          </table:table-cell>
          <table:table-cell table:style-name="ce23" office:value-type="string" calcext:value-type="string">
            <text:p>1. Such a solution is based on approaches for the composition of the <text:span text:style-name="T1">activity flow specified in IMS-LD</text:span> and the<text:span text:style-name="T1"> data flow specified in a standard workflow language</text:span>, such as <text:span text:style-name="T1">BPEL</text:span>.</text:p>
            <text:p>2. Although this paper focuses on the approach of <text:span text:style-name="T1">learning design definition, enact- ment and validation</text:span>, it is also considered for completeness. Moreover, we pay atten- tion to a technology independent approach which describes how the distinct abstract components interact with the learning design (see Fig. 3)</text:p>
            <text:p>3. One of the main decisions related to the implementation of the prototype refers to the selection of BPEL [6] as the workflow language for the data flow specification. Although this is not the only choice, BPEL seems to be an adequate one for several reasons;</text:p>
            <text:p>4. In this paper we propose an interoperable solution to this problem, called LeadFlow4LD, which consists of approaches for the specification of both learning and data flows, using respectively IMS-LD and a standard data flow workflow language. Fur- thermore, an approach for <text:span text:style-name="T1">coordination</text:span> of both streams has been also presented. Moreover, we have presented <text:span text:style-name="T1">an architecture</text:span> related to the <text:span text:style-name="T1">run-time environment</text:span>, necessary to enact learning designs which conforms to LeadFlow4LD. We have also implemented a prototype based on this architecture and several runs of the same case study have been carried out. Results indicate that LeadFlow4LD solves all the issues mentioned in this paper about the data flow problem of <text:span text:style-name="T1">IMS-LD</text:span> in <text:span text:style-name="T1">CSCL</text:span> situations.</text:p>
            <text:p/>
          </table:table-cell>
          <table:table-cell office:value-type="string" calcext:value-type="string">
            <text:p><text:span text:style-name="T5">Whats the contribution?</text:span></text:p>
            <text:p>Is there a prototype developed and tested</text:p>
            <text:p><text:span text:style-name="T5">What kind of platform does the paper propose?</text:span></text:p>
            <text:p><text:span text:style-name="T5">What software tools are used?</text:span></text:p>
            <text:p><text:span text:style-name="T5">Whats the contribution?</text:span></text:p>
            <text:p><text:span text:style-name="T5">What EML standards are used?</text:span></text:p>
            <text:p><text:span text:style-name="T5">Does it provide platoform for both Authoring(modeling) and fruition/execution/enactment?</text:span></text:p>
            <text:p>Is it collaborative activity?</text:p>
          </table:table-cell>
          <table:table-cell table:style-name="ce30" office:value-type="string" calcext:value-type="string">
            <text:p>Springer Berlin Heidelberg</text:p>
          </table:table-cell>
          <table:table-cell table:style-name="ce3" office:value-type="string" calcext:value-type="string">
            <text:p>Lecture Notes in Computer Science</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BPEL</text:p>
          </table:table-cell>
          <table:table-cell table:style-name="ce13" office:value-type="string" calcext:value-type="string">
            <text:p>BP Workflow concepts for execution</text:p>
          </table:table-cell>
          <table:table-cell office:value-type="string" calcext:value-type="string">
            <text:p>IMS-LD</text:p>
          </table:table-cell>
          <table:table-cell office:value-type="string" calcext:value-type="string">
            <text:p>independent tool</text:p>
          </table:table-cell>
          <table:table-cell office:value-type="string" calcext:value-type="string">
            <text:p>-</text:p>
          </table:table-cell>
          <table:table-cell table:number-columns-repeated="2" office:value-type="string" calcext:value-type="string">
            <text:p>no</text:p>
          </table:table-cell>
          <table:table-cell table:number-columns-repeated="2"/>
          <table:table-cell office:value-type="string" calcext:value-type="string">
            <text:p>general</text:p>
          </table:table-cell>
          <table:table-cell office:value-type="string" calcext:value-type="string">
            <text:p>bpel, ims-LD, </text:p>
          </table:table-cell>
          <table:table-cell/>
          <table:table-cell table:number-columns-repeated="2" table:style-name="ce39" office:value-type="string" calcext:value-type="string">
            <text:p>T</text:p>
          </table:table-cell>
          <table:table-cell table:number-columns-repeated="2" table:style-name="ce39" office:value-type="string" calcext:value-type="string">
            <text:p>F</text:p>
          </table:table-cell>
          <table:table-cell office:value-type="string" calcext:value-type="string">
            <text:p>http://link.springer.com/chapter/10.1007/978-3-540-92831-7_22</text:p>
          </table:table-cell>
          <table:table-cell office:value-type="string" calcext:value-type="string">
            <text:p>FOrward SB- It 2</text:p>
          </table:table-cell>
          <table:table-cell table:style-name="ce3" office:value-type="string" calcext:value-type="string">
            <text:p>ID2101</text:p>
          </table:table-cell>
          <table:table-cell office:value-type="string" calcext:value-type="string">
            <text:p>Luis Palomino-Ramírez, Miguel L. Bote-Lorenzo, Juan I. Asensio-Pérez, Yannis A. Dimitriadis</text:p>
          </table:table-cell>
          <table:table-cell office:value-type="string" calcext:value-type="string">
            <text:p>School of Telecommunication Engineering, University of Valladolid,</text:p>
            <text:p> Camino del Cementerio s/n, 47011, Valladolid, Spain</text:p>
            <text:p/>
            <text:p/>
          </table:table-cell>
          <table:table-cell office:value-type="string" calcext:value-type="string">
            <text:p>Spain</text:p>
          </table:table-cell>
          <table:table-cell office:value-type="string" calcext:value-type="string">
            <text:p>14th International Workshop, CRIWG 2008, Omaha, NE, USA, September 14-18, 2008, Revised Selected Papers</text:p>
          </table:table-cell>
          <table:table-cell table:number-columns-repeated="989"/>
        </table:table-row>
        <table:table-row table:style-name="ro23">
          <table:table-cell table:style-name="ce3" office:value-type="string" calcext:value-type="string">
            <text:p>ID1309</text:p>
          </table:table-cell>
          <table:table-cell table:style-name="ce3" office:value-type="string" calcext:value-type="string">
            <text:p>T</text:p>
          </table:table-cell>
          <table:table-cell office:value-type="string" calcext:value-type="string">
            <text:p>On Using Workflow Technology to Model eLearning Process</text:p>
          </table:table-cell>
          <table:table-cell office:value-type="float" office:value="2008" calcext:value-type="float">
            <text:p>2008</text:p>
          </table:table-cell>
          <table:table-cell office:value-type="string" calcext:value-type="string">
            <text:p>1. In this paper, we present a<text:span text:style-name="T1"> brief analysis </text:span>of various classes of dependencies that can exist in eLearning processes. We will <text:span text:style-name="T1">demonstrate</text:span> the overlaps and differences of these dependency classes with conventional process modeling aspects.</text:p>
            <text:p>2. Our main motivation in this paper is to <text:span text:style-name="T1">explore</text:span> these other types of dependencies that may arise when <text:span text:style-name="T1">modeling elearning activities</text:span>. Then to investigate, if any, modeling limitations of the structural aspects when considering these dependencies.</text:p>
          </table:table-cell>
          <table:table-cell office:value-type="string" calcext:value-type="string">
            <text:p><text:span text:style-name="T5">Whats the contribution?</text:span></text:p>
            <text:p><text:span text:style-name="T4">Is there a prototype developed and tested</text:span></text:p>
            <text:p><text:span text:style-name="T5">What kind of platform does the paper propose?</text:span></text:p>
            <text:p/>
          </table:table-cell>
          <table:table-cell office:value-type="string" calcext:value-type="string">
            <text:p>IEEE</text:p>
          </table:table-cell>
          <table:table-cell office:value-type="string" calcext:value-type="string">
            <text:p>inproceedings</text:p>
          </table:table-cell>
          <table:table-cell office:value-type="string" calcext:value-type="string">
            <text:p>Opinion Paper</text:p>
          </table:table-cell>
          <table:table-cell office:value-type="string" calcext:value-type="string">
            <text:p>Well Defined</text:p>
          </table:table-cell>
          <table:table-cell office:value-type="string" calcext:value-type="string">
            <text:p>-</text:p>
          </table:table-cell>
          <table:table-cell office:value-type="string" calcext:value-type="string">
            <text:p>BP Graphical Modeling,</text:p>
            <text:p>BP Workflow for Execution</text:p>
          </table:table-cell>
          <table:table-cell table:number-columns-repeated="4" office:value-type="string" calcext:value-type="string">
            <text:p>-</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table:number-columns-repeated="2" office:value-type="string" calcext:value-type="string">
            <text:p>-</text:p>
          </table:table-cell>
          <table:table-cell/>
          <table:table-cell table:number-columns-repeated="2" table:style-name="ce39" office:value-type="string" calcext:value-type="string">
            <text:p>T</text:p>
          </table:table-cell>
          <table:table-cell table:number-columns-repeated="2" table:style-name="ce39" office:value-type="string" calcext:value-type="string">
            <text:p>F</text:p>
          </table:table-cell>
          <table:table-cell office:value-type="string" calcext:value-type="string">
            <text:p>http://ieeexplore.ieee.org/xpls/abs_all.jsp?arnumber=4561804&amp;tag=1</text:p>
          </table:table-cell>
          <table:table-cell office:value-type="string" calcext:value-type="string">
            <text:p>Forward SB- It 3</text:p>
          </table:table-cell>
          <table:table-cell/>
          <table:table-cell office:value-type="string" calcext:value-type="string">
            <text:p>Pongpech, A., Sadiq, S. W., &amp; Orlowska, M. E. </text:p>
          </table:table-cell>
          <table:table-cell office:value-type="string" calcext:value-type="string">
            <text:p>Sch. of Inf. Technol. &amp; Electr. Eng., Univ. of Queensland, Brisbane, QLD </text:p>
          </table:table-cell>
          <table:table-cell office:value-type="string" calcext:value-type="string">
            <text:p>Australia</text:p>
          </table:table-cell>
          <table:table-cell office:value-type="string" calcext:value-type="string">
            <text:p><text:s/>Eighth IEEE International Conference on Advanced Learning Technologies, 2008. ICALT '08.</text:p>
          </table:table-cell>
          <table:table-cell table:number-columns-repeated="989"/>
        </table:table-row>
        <table:table-row table:style-name="ro24">
          <table:table-cell table:style-name="ce3" office:value-type="string" calcext:value-type="string">
            <text:p>ID2205</text:p>
          </table:table-cell>
          <table:table-cell table:style-name="ce3" office:value-type="string" calcext:value-type="string">
            <text:p>T</text:p>
          </table:table-cell>
          <table:table-cell office:value-type="string" calcext:value-type="string">
            <text:p>Supporting PoEML Educational Processes in Moodle: a Middleware Approach</text:p>
          </table:table-cell>
          <table:table-cell office:value-type="float" office:value="2008" calcext:value-type="float">
            <text:p>2008</text:p>
          </table:table-cell>
          <table:table-cell office:value-type="string" calcext:value-type="string">
            <text:p>1. Integrating the PoEML specification into Moodle</text:p>
            <text:p>2. In our solution we make <text:span text:style-name="T1">use</text:span> of the <text:span text:style-name="T1">open source workflow engine JBpm</text:span> in order to support<text:span text:style-name="T1"> process specifications in Moodle</text:span>.</text:p>
            <text:p>3. To overcome these deficiencies a <text:span text:style-name="T1">new EML</text:span> based on the separation of concerns approach was proposed:<text:span text:style-name="T1"> Perspective-oriented EML</text:span> (PoEML) [2]. In this work we have adopted a subset of the complete PoEML specification</text:p>
            <text:p>4. We consider a<text:span text:style-name="T1"> basic collaborative process</text:span> as an example.</text:p>
            <text:p>5. This functionality is provided by <text:span text:style-name="T1">integrating the current Moodle system with a well-known workflow engine</text:span>.</text:p>
            <text:p>6. In order to implement the PoEML functionalities into Moodle we make use of a workflow engine as middleware.</text:p>
            <text:p>7. After having studied a few of them (e.g. Galaxia Workflow Engine) we have chosen <text:span text:style-name="T1">JBpm</text:span> [4] from the JBoss project.</text:p>
            <text:p>8. receives the course specification in PoEML format and <text:span text:style-name="T1">transforms</text:span> it into two separate archives: the JPDL archive, with the<text:span text:style-name="T1"> sequencing information</text:span> to be deployed into <text:span text:style-name="T1">JBPM</text:span></text:p>
          </table:table-cell>
          <table:table-cell office:value-type="string" calcext:value-type="string">
            <text:p><text:span text:style-name="T5">Whats the contribution?</text:span></text:p>
            <text:p><text:span text:style-name="T4">Is there a prototype developed and tested</text:span></text:p>
            <text:p><text:span text:style-name="T5">What kind of platform does the paper propose?</text:span></text:p>
            <text:p><text:span text:style-name="T5">Is it collaborative activity?</text:span></text:p>
            <text:p><text:span text:style-name="T5">Do they translate EML to BP</text:span></text:p>
            <text:p><text:span text:style-name="T5">What BP standards are used?</text:span></text:p>
            <text:p><text:span text:style-name="T5">What EML standards are used?</text:span></text:p>
            <text:p><text:span text:style-name="T6">What software tools are used?</text:span></text:p>
            <text:p><text:span text:style-name="T6">How Business Process Techniques are used?</text:span></text:p>
          </table:table-cell>
          <table:table-cell/>
          <table:table-cell office:value-type="string" calcext:value-type="string">
            <text:p>inproceedings</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JPDL</text:p>
          </table:table-cell>
          <table:table-cell office:value-type="string" calcext:value-type="string">
            <text:p>BP Graphical Modeling,</text:p>
            <text:p>BP Workflow for Execution</text:p>
          </table:table-cell>
          <table:table-cell office:value-type="string" calcext:value-type="string">
            <text:p>PoEML</text:p>
          </table:table-cell>
          <table:table-cell office:value-type="string" calcext:value-type="string">
            <text:p>Moodle integrated</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Moodle and its related technologies, jBPM</text:p>
          </table:table-cell>
          <table:table-cell/>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citeseerx.ist.psu.edu/viewdoc/summary?doi=10.1.1.495.3288</text:p>
          </table:table-cell>
          <table:table-cell office:value-type="string" calcext:value-type="string">
            <text:p>Backward SB-It 2</text:p>
          </table:table-cell>
          <table:table-cell/>
          <table:table-cell office:value-type="string" calcext:value-type="string">
            <text:p>Pérez-Rodríguez, R., Caeiro-Rodríguez, M., &amp; Anido-Rifón, L.</text:p>
          </table:table-cell>
          <table:table-cell table:style-name="ce3"/>
          <table:table-cell table:style-name="ce3" office:value-type="string" calcext:value-type="string">
            <text:p>Spain</text:p>
          </table:table-cell>
          <table:table-cell office:value-type="string" calcext:value-type="string">
            <text:p>In Proceedings of the V Simposio Pluridisciplinar sobre Diseño y Evauación de Contenidos Reutilizables (SPEDECE’08</text:p>
          </table:table-cell>
          <table:table-cell table:number-columns-repeated="989"/>
        </table:table-row>
        <table:table-row table:style-name="ro25">
          <table:table-cell table:style-name="Default" office:value-type="string" calcext:value-type="string">
            <text:p>ID1501</text:p>
          </table:table-cell>
          <table:table-cell table:style-name="Default" office:value-type="string" calcext:value-type="string">
            <text:p>T</text:p>
          </table:table-cell>
          <table:table-cell office:value-type="string" calcext:value-type="string">
            <text:p>Toward an Open and Interoperable e-Learning Portal: OEPortal</text:p>
          </table:table-cell>
          <table:table-cell office:value-type="float" office:value="2008" calcext:value-type="float">
            <text:p>2008</text:p>
          </table:table-cell>
          <table:table-cell office:value-type="string" calcext:value-type="string">
            <text:p>1. With regard to learning activity interoperability, <text:span text:style-name="T1">BPEL4WS is used for the task-based orchestration of course workflows</text:span> among shared learning systems, in which value-added tasks such as grading, evaluation, recording, etc., can also be integrated as a whole.</text:p>
            <text:p>2. Learning activity interoperability is the formal definition of learning activity such as learning path, learning strategy, and navigational sequencing, which can be shared and reused among compatible LMSs.</text:p>
            <text:p>3. Workflow is also a popular approach to facilitate the learning activity interoperability</text:p>
            <text:p>4. we elaborate upon the pedagogical requirements and technical design of connecting WSRP with BPEL4WS within OEPortal to compose existing heterogeneous learning resources pedagogically</text:p>
            <text:p>5. <text:span text:style-name="T1">Workflow orchestration</text:span>: by employing BPEL4WS (business process execution language for web services) to compose a lot of learning objects and construct complex learning activities.</text:p>
            <text:p>6. The chosen workflow standard should be sufficient to define how the learning objects from all LMSs are joined together to construct cohesive learning courses, as well as how value-added tasks can be added within these courses (e.g., grading, evaluation, recording, etc.). By carefully examining the most popular workflow standard, BPEL4WS, we find it is able to make learning objects and other external learning resources and functionalities work collaboratively across LMSs and provide the infrastructure of personalization of e-learning systems.</text:p>
            <text:p>7. we propose to add extra components/agents to BPEL4WS to allow BPEL4WS to i<text:span text:style-name="T1">nvoke and integrate</text:span> presentation-oriented web services.</text:p>
            <text:p>8. details of the principles of facilitating the workflow orchestration using BPEL4WS and WSRP</text:p>
            <text:p>9. The Workflow Orchestration working in the BPEL4WS runtime environment sequentially sends requests to the portlets-based content aggregation to invoke each LO portlets service; 5) The portlets-based content aggregation is responsible for invoking each LO portlets service until all LO portlets are gathered; 6) Workflow Orchestration obtains all gathered LO portlets and plugs them into the web page of the personalized course portal;</text:p>
            <text:p>10.However, WSRP, as a pure presentation standard, does not allow integrators to intercept sufficient content to properly manage workflow.</text:p>
            <text:p>11. In order not to change WSRP and BPEL4WS standards, we propose a <text:span text:style-name="T1">new concept</text:span> called WSRP+ session</text:p>
            <text:p>12. The proposed WSRP+ session, when used with WSRP agent for BPEL4WS (another concept to be proposed later in this section), enables the WSRP providers to participate in the BPEL4WS workflow orchestration similar to other web services. Incorporating WSRP into BPEL4WS enables presentation content to be included into workflow orchestration.</text:p>
            <text:p>13. The consumer can incorporate the calling of these web services at the end of WSRP session into BPEL4WS workflow orchestration.</text:p>
            <text:p>14. On the other hand, BPEL4WS is designed to promote the service-based workflow, and the services it integrates are mainly data-oriented.</text:p>
            <text:p>15. <text:span text:style-name="T1">Learning activity</text:span> (the sequence of the invoking of WSRP services) should be defined as the bpel file in order to stick to BPEL4WS,</text:p>
            <text:p>16. The BPEL4WS engine <text:span text:style-name="T1">initializes</text:span> the process and sends a SOAP message to the WSRP agent for BPEL4WS</text:p>
            <text:p>17. The WSRP agent for BPEL4WS is used to facilitate the WSRP orchestration with BPEL4WS. The most important feature of our extension is that the approach does not require any changes to either the standards of WSRP or BPEL4WS.</text:p>
            <text:p>18. he workflow <text:span text:style-name="T1">engineer</text:span> will <text:span text:style-name="T1">transform</text:span> it to the BPEL4WS specification via the <text:span text:style-name="T1">activeBPEL workflow authoring tools</text:span>, as shown in the bottom of Figure 8. Finally, the BPEL4WS specification will be uploaded to the BPEL4WS workflow engine for the runtime execution.</text:p>
            <text:p>19. <text:span text:style-name="T1">BPEL4WS</text:span> is used for the<text:span text:style-name="T1"> course organization and workflow process driving</text:span></text:p>
            <text:p>20. BPEL4WS is used to compose multi-WSRP services to a task-based learning course adaptively in order to provide abundant learning content to learners.</text:p>
            <text:p/>
          </table:table-cell>
          <table:table-cell office:value-type="string" calcext:value-type="string">
            <text:p><text:span text:style-name="T5">Is it used for enacting/executing learning paths?</text:span></text:p>
            <text:p><text:span text:style-name="T5">What BP standards are used?</text:span></text:p>
            <text:p><text:span text:style-name="T5">What EML standards are used?</text:span></text:p>
            <text:p><text:span text:style-name="T5">What kind of platform does the paper propose?</text:span></text:p>
            <text:p><text:span text:style-name="T5">What software tools are used?</text:span></text:p>
            <text:p><text:span text:style-name="T5">Whats the contribution?</text:span></text:p>
            <text:p><text:span text:style-name="T5">Is it collaborative activity?</text:span></text:p>
            <text:p><text:span text:style-name="T5">Is it for academic purposes?</text:span></text:p>
            <text:p><text:span text:style-name="T5">Do they translate EML to BP</text:span></text:p>
            <text:p/>
            <text:p/>
          </table:table-cell>
          <table:table-cell/>
          <table:table-cell office:value-type="string" calcext:value-type="string">
            <text:p>Journal</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BPEL</text:p>
          </table:table-cell>
          <table:table-cell office:value-type="string" calcext:value-type="string">
            <text:p>BP Graphical Modeling,</text:p>
            <text:p>BP Workflow for Execution</text:p>
          </table:table-cell>
          <table:table-cell office:value-type="string" calcext:value-type="string">
            <text:p>SCORM</text:p>
          </table:table-cell>
          <table:table-cell office:value-type="string" calcext:value-type="string">
            <text:p>independent tool</text:p>
          </table:table-cell>
          <table:table-cell table:number-columns-repeated="2" office:value-type="string" calcext:value-type="string">
            <text:p>no</text:p>
          </table:table-cell>
          <table:table-cell office:value-type="string" calcext:value-type="string">
            <text:p>Inbuild in BP diagram</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BPEL, WSRP, SCROM, Liferay Portal v4.1.1, activeBPEL engine v2.0 and other Java </text:p>
            <text:p>Technology</text:p>
          </table:table-cell>
          <table:table-cell/>
          <table:table-cell table:style-name="ce37" office:value-type="string" calcext:value-type="string">
            <text:p>T</text:p>
          </table:table-cell>
          <table:table-cell table:number-columns-repeated="3" table:style-name="ce37" office:value-type="string" calcext:value-type="string">
            <text:p>F</text:p>
          </table:table-cell>
          <table:table-cell office:value-type="string" calcext:value-type="string">
            <text:p>http://www.jstor.org/stable/jeductechsoci.11.2.131?seq=1#page_scan_tab_contents</text:p>
          </table:table-cell>
          <table:table-cell office:value-type="string" calcext:value-type="string">
            <text:p>Forward SB- It 5</text:p>
          </table:table-cell>
          <table:table-cell/>
          <table:table-cell office:value-type="string" calcext:value-type="string">
            <text:p>Kevin Chihcheng Hsu and Fang-Chuan Ou Yang </text:p>
          </table:table-cell>
          <table:table-cell/>
          <table:table-cell office:value-type="string" calcext:value-type="string">
            <text:p>Taiwan</text:p>
          </table:table-cell>
          <table:table-cell office:value-type="string" calcext:value-type="string">
            <text:p><text:s/>Journal of Educational Technology &amp; Society Vol. 11, No. 2, Context-Aware and Ubiquitous Learning (April 2008), pp. 131-148 </text:p>
          </table:table-cell>
          <table:table-cell table:number-columns-repeated="989"/>
        </table:table-row>
        <table:table-row table:style-name="ro26">
          <table:table-cell office:value-type="string" calcext:value-type="string">
            <text:p>ID1101</text:p>
          </table:table-cell>
          <table:table-cell office:value-type="string" calcext:value-type="string">
            <text:p>T</text:p>
          </table:table-cell>
          <table:table-cell table:style-name="ce16" office:value-type="string" calcext:value-type="string">
            <text:p>A Moodle Extension for Supporting Workflowdriven Collaborative Learning</text:p>
          </table:table-cell>
          <table:table-cell office:value-type="float" office:value="2009" calcext:value-type="float">
            <text:p>2009</text:p>
          </table:table-cell>
          <table:table-cell table:style-name="ce23" office:value-type="string" calcext:value-type="string">
            <text:p>1. In this paper we detail the <text:span text:style-name="T1">integration of a Workflow Engine in a Learning Management System</text:span> (LMSs)</text:p>
            <text:p>2. The term learnflow is used in the learning domain (making an analogy with the term workflow [5]) to describe such well-ordered collaboration structures. Both learnflows and workflows coordinate users at an activity level, defining a process as a sequence of activities.</text:p>
            <text:p>3. Since we <text:span text:style-name="T1">formalize collaboration structures</text:span> as processes (learnflows), these processes can be computationally represented using a generic-purpose process definition language and they can be executed in a generic-purpose Workflow Engine</text:p>
            <text:p>4. we describe a proposal for the integration of <text:span text:style-name="T1">jBPM Workflow Engine [7] in Moodle</text:span> following state-of-the-art techniques in application integration</text:p>
            <text:p>5. it is explained how the integration is done at the Moodle side following <text:span text:style-name="T1">Aspect-oriented Software Development (AOSD) techniques</text:span> [8] (new crosscutting concerns are added in Moodle) to identify the points at which the workflow services have to be consumed</text:p>
            <text:p>6. Therefore, our problem is to <text:span text:style-name="T1">extend Moodle</text:span> in order to support both the <text:span text:style-name="T1">definition and execution</text:span> of learnflows</text:p>
            <text:p>7. We determined to follow a <text:span text:style-name="T1">Service Oriented approach</text:span> to deal with the integration of the two information systems (Moodle and the Workflow Engine).</text:p>
            <text:p>8. Therefore, the <text:span text:style-name="T1">architectural design</text:span> can be considered as a platform-independent model, which may have <text:span text:style-name="T1">several platform-dependent implementations</text:span>, depending on the concrete technologies of choice, among them, the chosen Workflow Engine</text:p>
            <text:p>9. The overall architecture is Service Oriented (Service Oriented Architecture, SOA), since the workflow functionalities are published as Web Services</text:p>
            <text:p>10. The LearnflowEngine implements the Learnflow Service Methods, making use of the Workflow Service Methods provided by the Workflow Layer. The Learnflow Engine customizes jBPM for the participants in the <text:span text:style-name="T1">Learning Technology system</text:span>.</text:p>
            <text:p>11. In Learning Technology, <text:span text:style-name="T1">collaboration support</text:span> can be enhanced by adopting a process-based approach. In this way, the interaction of learners with teachers, with other learners, and with learning activities, is formalized as a learning process, or as named in this paper: a learnflow.</text:p>
            <text:p>12. In our approach, a domain-specific process (a learnflow) is <text:span text:style-name="T1">translated</text:span> into a domain-general process without loss of information.</text:p>
            <text:p>13. we can <text:span text:style-name="T1">run</text:span> the learnflow using a generic-purpose Workflow Engine.</text:p>
            <text:p>14. We propose a process-based approach to define collaboration structures (learnflows), similar to the approach used in the Business Process Management field.</text:p>
            <text:p>15. In this paper it was exposed a procedure to build domain-specific process machines, such as the Learnflow Engine one, which is learning-domain specific, on top of a generic-purpose Workflow Engine. We consider that learning-domain specific processes, as well as processes belonging to other domains, can be translated into a process lingua franca (consisting uniquely of nodes and transitions), and enacted with a generic-purpose Workflow Engine</text:p>
            <text:p/>
          </table:table-cell>
          <table:table-cell table:style-name="ce27" office:value-type="string" calcext:value-type="string">
            <text:p>What software tools are used?</text:p>
            <text:p>Whats the contribution?</text:p>
            <text:p>What kind of platform does the paper propose?</text:p>
            <text:p>Is it collaborative activity?</text:p>
            <text:p>Is it used for enacting/executing learning paths?</text:p>
            <text:p>Do they translate EML to BP</text:p>
          </table:table-cell>
          <table:table-cell table:style-name="ce20" office:value-type="string" calcext:value-type="string">
            <text:p>ACTA Press</text:p>
          </table:table-cell>
          <table:table-cell office:value-type="string" calcext:value-type="string">
            <text:p>inproceedings</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BPM Workflow</text:p>
          </table:table-cell>
          <table:table-cell office:value-type="string" calcext:value-type="string">
            <text:p>BP Graphical Modeling,</text:p>
            <text:p>BP Workflow for Execution</text:p>
          </table:table-cell>
          <table:table-cell office:value-type="string" calcext:value-type="string">
            <text:p>none</text:p>
          </table:table-cell>
          <table:table-cell office:value-type="string" calcext:value-type="string">
            <text:p>Moodle integrated</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Moodle and its related technologies, jBPM, SOA, J2EE, etc.,</text:p>
          </table:table-cell>
          <table:table-cell/>
          <table:table-cell table:number-columns-repeated="2" table:style-name="ce41" office:value-type="string" calcext:value-type="string">
            <text:p>T</text:p>
          </table:table-cell>
          <table:table-cell table:number-columns-repeated="2" table:style-name="ce41" office:value-type="string" calcext:value-type="string">
            <text:p>F</text:p>
          </table:table-cell>
          <table:table-cell office:value-type="string" calcext:value-type="string">
            <text:p>http://www.researchgate.net/publication/233855947_A_Moodle_Extension_for_Supporting_Workflow-Driven_Collaborative_Learning</text:p>
          </table:table-cell>
          <table:table-cell office:value-type="string" calcext:value-type="string">
            <text:p>Forward SB- It 1</text:p>
          </table:table-cell>
          <table:table-cell table:style-name="ce5" office:value-type="string" calcext:value-type="string">
            <text:p>ID005</text:p>
          </table:table-cell>
          <table:table-cell office:value-type="string" calcext:value-type="string">
            <text:p>R Pérez-Rodr'iguez, Manuel Caeiro Rodriguez, Luis E. Anido-Rifón</text:p>
          </table:table-cell>
          <table:table-cell table:style-name="ce30" office:value-type="string" calcext:value-type="string">
            <text:p>Univ. of Vigo, Vigo, Spain </text:p>
          </table:table-cell>
          <table:table-cell table:style-name="ce30" office:value-type="string" calcext:value-type="string">
            <text:p>Spain</text:p>
          </table:table-cell>
          <table:table-cell table:style-name="ce5" office:value-type="string" calcext:value-type="string">
            <text:p>Computers and Advanced Technology in Education </text:p>
          </table:table-cell>
          <table:table-cell table:number-columns-repeated="989"/>
        </table:table-row>
        <table:table-row table:style-name="ro27">
          <table:table-cell office:value-type="string" calcext:value-type="string">
            <text:p>ID1102</text:p>
          </table:table-cell>
          <table:table-cell office:value-type="string" calcext:value-type="string">
            <text:p>T</text:p>
          </table:table-cell>
          <table:table-cell office:value-type="string" calcext:value-type="string">
            <text:p>Adding Process-driven collaboration support in Moodle</text:p>
          </table:table-cell>
          <table:table-cell office:value-type="float" office:value="2009" calcext:value-type="float">
            <text:p>2009</text:p>
          </table:table-cell>
          <table:table-cell office:value-type="string" calcext:value-type="string">
            <text:p>1. In order to assure that <text:span text:style-name="T1">real collaboration</text:span> will take place, we <text:span text:style-name="T1">define</text:span> <text:span text:style-name="T1">workflow-like collaboration structures</text:span> which we name learnflows. In this paper, we present <text:span text:style-name="T1">a conceptual architecture</text:span> and <text:span text:style-name="T1">a concrete implementation</text:span> for the support of <text:span text:style-name="T1">learnflows in Moodle</text:span>. We design a <text:span text:style-name="T1">Learnflow Engine</text:span> on top of a generic-purpose Workflow Engine, just by using out-of-the-box workflow functionality.</text:p>
            <text:p>2. Since we <text:span text:style-name="T1">formalize collaboration structures as processes</text:span> (learnflows), these processes can be computationally represented using a generic-purpose process definition language and they can be executed in a generic-purpose Workflow Engine</text:p>
            <text:p>3. In this paper, we describe a <text:span text:style-name="T1">proposal</text:span> for the <text:span text:style-name="T1">integration</text:span> of<text:span text:style-name="T1"> jBPM Workflow Engine [7] in Moodle </text:span>following state-of-the-art techniques in application integration. </text:p>
            <text:p>4. Firstly, it is explained how the Workflow Engine is exposed as a Web Service, making the workflow API available to be invoked from the Moodle side. Secondly, it is explained how the integration is done at the Moodle side following <text:span text:style-name="T1">Aspect-oriented Software Development (AOSD) techniques</text:span></text:p>
            <text:p>5. We determined to follow a Service Oriented approach to deal with the integration of the two information systems (Moodle and the Workflow Engine). Hence, the functional control can be passed from Moodle to the Workflow Engine by means of a <text:span text:style-name="T1">Web Service invocation</text:span>, and after the Workflow Engine has completed its processing, the functional control returns to Moodle</text:p>
            <text:p>6. Hereafter, we suppose that the Workflow Engine is written in Java, since most of the Workflow Engines we have analyzed are integrated into J2EE infrastructure </text:p>
            <text:p>7. since the workflow functionalities are published as Web Services.</text:p>
            <text:p>8. we can see the Workflow Layer, which is composed by jBPM. Over the Workflow Layer, and using the Workflow Service Methods provided by jBPM, a Learnflow Layer has been built.</text:p>
            <text:p>9. We detail the architecture starting with the Learnflow Web Service.</text:p>
            <text:p>10. collaboration support can be enhanced by adopting a process-based approach.</text:p>
            <text:p>11. a <text:span text:style-name="T1">domain-specific process (a learnflow)</text:span> is <text:span text:style-name="T1">translated</text:span> into a domain-general process without loss of information.</text:p>
            <text:p>12. we can <text:span text:style-name="T1">run</text:span> the learnflow using a generic-purpose Workflow Engine</text:p>
            <text:p>13. We propose a <text:span text:style-name="T1">process-based approach to define collaboration structures </text:span>(learnflows), similar to the approach used in the Business Process Management field. In this  work, learnflow is provided as a first-class object.</text:p>
            <text:p>14. In this paper it was exposed a procedure to build domain-specific process machines, such as the Learnflow Engine one, which is learning-domain specific, on top of a generic-purpose </text:p>
            <text:p>Workflow Engine.</text:p>
            <text:p/>
          </table:table-cell>
          <table:table-cell office:value-type="string" calcext:value-type="string">
            <text:p>Is it collaborative activity?</text:p>
            <text:p>What is the contribution?</text:p>
            <text:p>What kind of platform does the paper propose?</text:p>
            <text:p>What software tools are used?</text:p>
            <text:p>Can BP used for designing/modeling purposes?</text:p>
            <text:p/>
          </table:table-cell>
          <table:table-cell office:value-type="string" calcext:value-type="string">
            <text:p>IEEE</text:p>
          </table:table-cell>
          <table:table-cell office:value-type="string" calcext:value-type="string">
            <text:p>inproceedings</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BPM Workflow</text:p>
          </table:table-cell>
          <table:table-cell office:value-type="string" calcext:value-type="string">
            <text:p>BP Graphical Modeling,</text:p>
            <text:p>BP Workflow for Execution</text:p>
          </table:table-cell>
          <table:table-cell office:value-type="string" calcext:value-type="string">
            <text:p>none</text:p>
          </table:table-cell>
          <table:table-cell office:value-type="string" calcext:value-type="string">
            <text:p>Moodle integrated</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Moodle and its related technologies, jBPM, SOA, J2EE, etc.,</text:p>
          </table:table-cell>
          <table:table-cell office:value-type="string" calcext:value-type="string">
            <text:p>Same as ID1101</text:p>
          </table:table-cell>
          <table:table-cell table:number-columns-repeated="2" table:style-name="ce41" office:value-type="string" calcext:value-type="string">
            <text:p>T</text:p>
          </table:table-cell>
          <table:table-cell table:number-columns-repeated="2" table:style-name="ce41" office:value-type="string" calcext:value-type="string">
            <text:p>F</text:p>
          </table:table-cell>
          <table:table-cell office:value-type="string" calcext:value-type="string">
            <text:p>http://ieeexplore.ieee.org/xpls/abs_all.jsp?arnumber=5350457&amp;tag=1</text:p>
          </table:table-cell>
          <table:table-cell office:value-type="string" calcext:value-type="string">
            <text:p>Forward SB- It 1</text:p>
          </table:table-cell>
          <table:table-cell office:value-type="string" calcext:value-type="string">
            <text:p>ID005</text:p>
          </table:table-cell>
          <table:table-cell office:value-type="string" calcext:value-type="string">
            <text:p>Perez-Rodriguez, R. ; Caeiro-Rodriguez, M. ; Anido-Rifon, L.</text:p>
          </table:table-cell>
          <table:table-cell table:style-name="ce30" office:value-type="string" calcext:value-type="string">
            <text:p>Univ. of Vigo, Vigo, Spain </text:p>
          </table:table-cell>
          <table:table-cell table:style-name="ce30" office:value-type="string" calcext:value-type="string">
            <text:p>Spain</text:p>
          </table:table-cell>
          <table:table-cell office:value-type="string" calcext:value-type="string">
            <text:p>Frontiers in Education Conference, 2009. FIE '09. 39th IEEE </text:p>
          </table:table-cell>
          <table:table-cell table:number-columns-repeated="989"/>
        </table:table-row>
        <table:table-row table:style-name="ro1" table:visibility="filter">
          <table:table-cell table:style-name="ce2" table:number-columns-repeated="2"/>
          <table:table-cell table:style-name="ce9" office:value-type="string" calcext:value-type="string">
            <text:p>Business Process Reengineering as a Modernizing Tool for the Public Administration - From Theory to Reality</text:p>
          </table:table-cell>
          <table:table-cell table:style-name="ce9" office:value-type="float" office:value="2009" calcext:value-type="float">
            <text:p>2009</text:p>
          </table:table-cell>
          <table:table-cell table:style-name="ce9" table:number-columns-repeated="2"/>
          <table:table-cell table:style-name="ce9" office:value-type="string" calcext:value-type="string">
            <text:p>IEEE</text:p>
          </table:table-cell>
          <table:table-cell table:style-name="ce33" office:value-type="string" calcext:value-type="string">
            <text:p>inproceedings</text:p>
          </table:table-cell>
          <table:table-cell table:style-name="ce33"/>
          <table:table-cell table:style-name="ce9"/>
          <table:table-cell table:style-name="ce9" office:value-type="string" calcext:value-type="string">
            <text:p>BPM</text:p>
          </table:table-cell>
          <table:table-cell table:style-name="ce9" table:number-columns-repeated="10"/>
          <table:table-cell table:style-name="ce2"/>
          <table:table-cell table:number-columns-repeated="2" table:style-name="ce44" office:value-type="string" calcext:value-type="string">
            <text:p>F</text:p>
          </table:table-cell>
          <table:table-cell table:style-name="ce47" table:number-columns-repeated="2"/>
          <table:table-cell table:style-name="ce9" office:value-type="string" calcext:value-type="string">
            <text:p>http://ieeexplore.ieee.org/xpls/abs_all.jsp?arnumber=5359341&amp;tag=1</text:p>
          </table:table-cell>
          <table:table-cell table:style-name="ce9" office:value-type="string" calcext:value-type="string">
            <text:p>automatic search</text:p>
          </table:table-cell>
          <table:table-cell table:style-name="ce9" table:number-columns-repeated="5"/>
          <table:table-cell table:number-columns-repeated="989"/>
        </table:table-row>
        <table:table-row table:style-name="ro28">
          <table:table-cell/>
          <table:table-cell office:value-type="string" calcext:value-type="string">
            <text:p>T</text:p>
          </table:table-cell>
          <table:table-cell table:style-name="ce17" office:value-type="string" calcext:value-type="string">
            <text:p>Collaborative learning using service-oriented architecture: A framework design </text:p>
          </table:table-cell>
          <table:table-cell office:value-type="float" office:value="2009" calcext:value-type="float">
            <text:p>2009</text:p>
          </table:table-cell>
          <table:table-cell office:value-type="string" calcext:value-type="string">
            <text:p>1. our scope focuses on <text:span text:style-name="T1">designing</text:span> the scope of services and business processes,</text:p>
            <text:p>2. The business processes are directly dealing with collaborative activities from the consumer (learners’) perspective.</text:p>
            <text:p>3. How can we <text:span text:style-name="T1">utilize business process management (BPM) to manage learning processes</text:span>?</text:p>
            <text:p>4. First, from the given service requirements, we identify the business process which includes collaborative activities.</text:p>
            <text:p>5. Our collaborative learning service</text:p>
            <text:p>6. In the e-learning scenario, <text:span text:style-name="T1">activities</text:span> can be <text:span text:style-name="T1">perceived</text:span> as processes or workflows</text:p>
            <text:p>7. The candidate business processes are such as achieving learning goal through learning companion,</text:p>
            <text:p>8. The learners search for information from the knowledgebase and discuss the learning tasks with peers.</text:p>
            <text:p>9. The learners seek assistance from a tutor while chatting</text:p>
            <text:p>10. The learning companion agent plays the role of a peer, which learns together and interacts with the learners throughout their collaborative learning activities.</text:p>
            <text:p>11. This paper has <text:span text:style-name="T1">addressed</text:span> the <text:span text:style-name="T1">implementation</text:span> <text:span text:style-name="T1">details</text:span> for the service design aspects,<text:span text:style-name="T1"> incorporating Web-service BPM and e-learning.</text:span></text:p>
            <text:p/>
          </table:table-cell>
          <table:table-cell office:value-type="string" calcext:value-type="string">
            <text:p><text:span text:style-name="T5">What kind of platform does the paper propose?</text:span></text:p>
            <text:p><text:span text:style-name="T5">What software tools are used?</text:span></text:p>
            <text:p><text:span text:style-name="T5">Whats the contribution?</text:span></text:p>
            <text:p>Is it collaborative activity?</text:p>
          </table:table-cell>
          <table:table-cell table:style-name="ce20" office:value-type="string" calcext:value-type="string">
            <text:p>Elsevier</text:p>
          </table:table-cell>
          <table:table-cell office:value-type="string" calcext:value-type="string">
            <text:p>Article</text:p>
          </table:table-cell>
          <table:table-cell office:value-type="string" calcext:value-type="string">
            <text:p>Opinion Paper</text:p>
          </table:table-cell>
          <table:table-cell office:value-type="string" calcext:value-type="string">
            <text:p>Well Defined</text:p>
          </table:table-cell>
          <table:table-cell office:value-type="string" calcext:value-type="string">
            <text:p>BPMN, BPEL</text:p>
          </table:table-cell>
          <table:table-cell office:value-type="string" calcext:value-type="string">
            <text:p>BP Graphical Modeling,</text:p>
            <text:p>BP Workflow for Execution</text:p>
          </table:table-cell>
          <table:table-cell office:value-type="string" calcext:value-type="string">
            <text:p>none</text:p>
          </table:table-cell>
          <table:table-cell office:value-type="string" calcext:value-type="string">
            <text:p>SOA</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BPMN, UML-Activity Diagram, SOA Service, WSDL</text:p>
          </table:table-cell>
          <table:table-cell table:style-name="ce5"/>
          <table:table-cell table:style-name="ce41" office:value-type="string" calcext:value-type="string">
            <text:p>T</text:p>
          </table:table-cell>
          <table:table-cell table:number-columns-repeated="3" table:style-name="ce41" office:value-type="string" calcext:value-type="string">
            <text:p>F</text:p>
          </table:table-cell>
          <table:table-cell office:value-type="string" calcext:value-type="string">
            <text:p>http://www.sciencedirect.com/science/article/pii/S0950705109000185</text:p>
          </table:table-cell>
          <table:table-cell office:value-type="string" calcext:value-type="string">
            <text:p>automatic search</text:p>
          </table:table-cell>
          <table:table-cell/>
          <table:table-cell office:value-type="string" calcext:value-type="string">
            <text:p>Chua Fang Fang, Lee Chien Sing</text:p>
          </table:table-cell>
          <table:table-cell office:value-type="string" calcext:value-type="string">
            <text:p>Multimedia University, Faculty of Information Technology, Persiaran Multimedia, 63100 Cyberjaya, Selangor, Malaysia</text:p>
          </table:table-cell>
          <table:table-cell office:value-type="string" calcext:value-type="string">
            <text:p>Malaysia</text:p>
          </table:table-cell>
          <table:table-cell office:value-type="string" calcext:value-type="string">
            <text:p>Knowledge-Based Systems</text:p>
            <text:p>Volume 22, Issue 4, Pages 247-326 (May 2009) </text:p>
            <text:p>Artificial Intelligence (AI) in Blended Learning (AI) in Blended Learning</text:p>
          </table:table-cell>
          <table:table-cell table:number-columns-repeated="989"/>
        </table:table-row>
        <table:table-row table:style-name="ro29">
          <table:table-cell table:style-name="ce3" office:value-type="string" calcext:value-type="string">
            <text:p>ID1303</text:p>
          </table:table-cell>
          <table:table-cell table:style-name="ce3" office:value-type="string" calcext:value-type="string">
            <text:p>T</text:p>
          </table:table-cell>
          <table:table-cell office:value-type="string" calcext:value-type="string">
            <text:p>Delivering Specification-Based Learning Processes with Service-Oriented Architecture: A Process Translation Approach</text:p>
          </table:table-cell>
          <table:table-cell office:value-type="float" office:value="2009" calcext:value-type="float">
            <text:p>2009</text:p>
          </table:table-cell>
          <table:table-cell table:style-name="ce23" office:value-type="string" calcext:value-type="string">
            <text:p>1. Specially, an eLearning course description <text:span text:style-name="T1">specified in IMS Learning Design</text:span> is <text:span text:style-name="T1">translated into a process of Business Process Execution Language (BPEL)</text:span>. The translated BPEL process is then <text:span text:style-name="T1">executed on a BPEL engine</text:span>, which powers the process service layer of the<text:span text:style-name="T1"> SOA</text:span> and keeps the learning processes separated from the <text:span text:style-name="T1">underlying Web services</text:span>. <text:span text:style-name="T1">The architecture</text:span> achieves extensibility, reusability, and ease of integration by allowing advanced eLearning standards <text:span text:style-name="T1">to be incrementally implemented as a group of collaborating processes</text:span> in BPEL. Translation rules from IMS Learning Design into BPEL are presented.</text:p>
            <text:p>2. In this paper, we propose a <text:span text:style-name="T1">SOA framework with a process translation approach</text:span> to implement standard-based eLearning systems with BPEL. In particular, the proposed eLearning SOA separates learning processes from implementation services. We <text:span text:style-name="T1">design and develop</text:span> an LD-to-BPEL translator which translates courses in LD into processes in BPEL.</text:p>
            <text:p>3. To facilitate the discussion of LD-to-BPEL translation, we use an English grammar course to illustrate a collaborative learning process in LD. The course will be translated into BPEL processes and required services will be implemented as Web services. The detailed translation steps will be discussed in the following.</text:p>
          </table:table-cell>
          <table:table-cell office:value-type="string" calcext:value-type="string">
            <text:p>What BP standards are used?</text:p>
            <text:p>What EML standards are used?</text:p>
            <text:p>Do they translate EML to BP</text:p>
            <text:p>Is it used for enacting/executing learning paths?</text:p>
            <text:p>Whats the contribution?</text:p>
          </table:table-cell>
          <table:table-cell/>
          <table:table-cell office:value-type="string" calcext:value-type="string">
            <text:p>Journal</text:p>
          </table:table-cell>
          <table:table-cell office:value-type="string" calcext:value-type="string">
            <text:p>General Framework without Implementation</text:p>
          </table:table-cell>
          <table:table-cell office:value-type="string" calcext:value-type="string">
            <text:p>Well Defined</text:p>
          </table:table-cell>
          <table:table-cell office:value-type="string" calcext:value-type="string">
            <text:p>BPEL</text:p>
          </table:table-cell>
          <table:table-cell office:value-type="string" calcext:value-type="string">
            <text:p>EML to BP Translation</text:p>
            <text:p>BP Workflow concepts for execution</text:p>
          </table:table-cell>
          <table:table-cell office:value-type="string" calcext:value-type="string">
            <text:p>IMS-LD</text:p>
          </table:table-cell>
          <table:table-cell office:value-type="string" calcext:value-type="string">
            <text:p>Framework</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IMSLD, BPEL</text:p>
          </table:table-cell>
          <table:table-cell/>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www.iis.sinica.edu.tw/page/jise/2009/200909_05.pdf</text:p>
          </table:table-cell>
          <table:table-cell office:value-type="string" calcext:value-type="string">
            <text:p>Forward SB- It 3</text:p>
          </table:table-cell>
          <table:table-cell/>
          <table:table-cell office:value-type="string" calcext:value-type="string">
            <text:p>Chen, C. T., Cheng, Y. C., Hsieh, C. Y., &amp; Hsu, T. S. </text:p>
          </table:table-cell>
          <table:table-cell office:value-type="string" calcext:value-type="string">
            <text:p>Department of Computer Science and Information Engineering</text:p>
            <text:p>National Taipei University of Technology, Taipei,</text:p>
          </table:table-cell>
          <table:table-cell office:value-type="string" calcext:value-type="string">
            <text:p>Taiwan</text:p>
          </table:table-cell>
          <table:table-cell office:value-type="string" calcext:value-type="string">
            <text:p>JOURNAL OF INFORMATION SCIENCE AND ENGINEERING 25, 1373-1389</text:p>
          </table:table-cell>
          <table:table-cell table:number-columns-repeated="989"/>
        </table:table-row>
        <table:table-row table:style-name="ro1" table:visibility="filter">
          <table:table-cell/>
          <table:table-cell office:value-type="string" calcext:value-type="string">
            <text:p>F</text:p>
          </table:table-cell>
          <table:table-cell office:value-type="string" calcext:value-type="string">
            <text:p>Study on Design and Development E-Learning System Based on Learning Flow </text:p>
          </table:table-cell>
          <table:table-cell office:value-type="float" office:value="2009" calcext:value-type="float">
            <text:p>2009</text:p>
          </table:table-cell>
          <table:table-cell table:style-name="ce10"/>
          <table:table-cell/>
          <table:table-cell office:value-type="string" calcext:value-type="string">
            <text:p>IEEE</text:p>
          </table:table-cell>
          <table:table-cell office:value-type="string" calcext:value-type="string">
            <text:p>inproceedings</text:p>
          </table:table-cell>
          <table:table-cell table:number-columns-repeated="19"/>
          <table:table-cell office:value-type="string" calcext:value-type="string">
            <text:p>automatic search</text:p>
          </table:table-cell>
          <table:table-cell/>
          <table:table-cell office:value-type="string" calcext:value-type="string">
            <text:p>XiaoMing Cao, Pan zhao, Xiangrui Wang</text:p>
          </table:table-cell>
          <table:table-cell office:value-type="string" calcext:value-type="string">
            <text:p>Shenzhen University, Beijing Normal University</text:p>
          </table:table-cell>
          <table:table-cell office:value-type="string" calcext:value-type="string">
            <text:p>China</text:p>
          </table:table-cell>
          <table:table-cell office:value-type="string" calcext:value-type="string">
            <text:p>World Congress on Software Engineering</text:p>
          </table:table-cell>
          <table:table-cell table:number-columns-repeated="989"/>
        </table:table-row>
        <table:table-row table:style-name="ro21">
          <table:table-cell table:style-name="Default" office:value-type="string" calcext:value-type="string">
            <text:p>ID1503</text:p>
          </table:table-cell>
          <table:table-cell table:style-name="Default" office:value-type="string" calcext:value-type="string">
            <text:p>T</text:p>
          </table:table-cell>
          <table:table-cell office:value-type="string" calcext:value-type="string">
            <text:p>Business Rules Approach to E-learning Systems Development</text:p>
          </table:table-cell>
          <table:table-cell office:value-type="float" office:value="2010" calcext:value-type="float">
            <text:p>2010</text:p>
          </table:table-cell>
          <table:table-cell office:value-type="string" calcext:value-type="string">
            <text:p>1. The paper <text:span text:style-name="T1">presents business rules approach</text:span> to the development of <text:span text:style-name="T1">web services based e-learning systems</text:span>. The main contribution of this approach is a centralized way to capture, automate, manage and process learning knowledge in the form of rules, and to use it within e-learning system. The generic e-learning system architecture has been extended by integrating business supporting business processes</text:p>
            <text:p>2. the BR approach to the development of e-learning systems is considered in this paper. According to this approach, the learning management knowledge is stored in the centralized rules repository and <text:span text:style-name="T1">processed</text:span> by manual or automated learning activities over <text:span text:style-name="T1">business process management system</text:span> (BPMS). The main <text:span text:style-name="T1">contribution</text:span> of this paper is an <text:span text:style-name="T1">extension</text:span> to <text:span text:style-name="T1">SOA based e-learning system</text:span> that provides capability to gather, automate, manage and represent the knowledge in form of rules, and to reduce the time and cost of the development, adaptation and support of e-learning systems.</text:p>
            <text:p>3. Externalized or newly defined e-learning system processes (e.g. content preparation, assembling, approving, discovering or delivering, learning courses assignment, scheduling, etc) are stored in process repository and carried out by BPMS with interaction of BRMS.</text:p>
            <text:p>4. The <text:span text:style-name="T1">BPMS Process Execution</text:span> service provider is the <text:span text:style-name="T1">Process Execution service (</text:span>Fig.1, BPMS) responsible for exploring process execution functionality</text:p>
            <text:p>5. The same service is BPMS Rule Evaluation service requester that invokes rules evaluation from BRMS Rule Evaluation service provider</text:p>
            <text:p>6. The research presented in this paper revealed that although the automation of e-learning processes with business processes engines (workflows) is beneficial</text:p>
          </table:table-cell>
          <table:table-cell office:value-type="string" calcext:value-type="string">
            <text:p><text:span text:style-name="T5">What kind of platform does the paper propose?</text:span></text:p>
            <text:p><text:span text:style-name="T5">What software tools are used?</text:span></text:p>
            <text:p><text:span text:style-name="T5">Whats the contribution?</text:span></text:p>
            <text:p><text:span text:style-name="T5">How Business Process Techniques are used?</text:span></text:p>
            <text:p/>
            <text:p/>
          </table:table-cell>
          <table:table-cell/>
          <table:table-cell office:value-type="string" calcext:value-type="string">
            <text:p>incollection</text:p>
          </table:table-cell>
          <table:table-cell office:value-type="string" calcext:value-type="string">
            <text:p>Opinion Paper</text:p>
          </table:table-cell>
          <table:table-cell office:value-type="string" calcext:value-type="string">
            <text:p>Not Well-Defined</text:p>
          </table:table-cell>
          <table:table-cell office:value-type="string" calcext:value-type="string">
            <text:p>BPMS</text:p>
          </table:table-cell>
          <table:table-cell table:number-columns-repeated="11"/>
          <table:table-cell table:style-name="ce37" office:value-type="string" calcext:value-type="string">
            <text:p>T</text:p>
          </table:table-cell>
          <table:table-cell table:number-columns-repeated="3" table:style-name="ce37" office:value-type="string" calcext:value-type="string">
            <text:p>F</text:p>
          </table:table-cell>
          <table:table-cell office:value-type="string" calcext:value-type="string">
            <text:p>http://www.elearning-conf.eu/docs/cp10/paper-15.pdf</text:p>
          </table:table-cell>
          <table:table-cell office:value-type="string" calcext:value-type="string">
            <text:p>Forward SB- It 5</text:p>
          </table:table-cell>
          <table:table-cell/>
          <table:table-cell office:value-type="string" calcext:value-type="string">
            <text:p>Normantas, K., &amp; Vasilecas, O</text:p>
          </table:table-cell>
          <table:table-cell/>
          <table:table-cell office:value-type="string" calcext:value-type="string">
            <text:p>Lithuania</text:p>
          </table:table-cell>
          <table:table-cell office:value-type="string" calcext:value-type="string">
            <text:p>International Conference on e-Learning and the Knowledge Society – e-Learning’10</text:p>
          </table:table-cell>
          <table:table-cell table:number-columns-repeated="989"/>
        </table:table-row>
        <table:table-row table:style-name="ro20">
          <table:table-cell/>
          <table:table-cell office:value-type="string" calcext:value-type="string">
            <text:p>T</text:p>
          </table:table-cell>
          <table:table-cell table:style-name="ce13" office:value-type="string" calcext:value-type="string">
            <text:p>Instructional design in the vocational training on “computer networking”</text:p>
          </table:table-cell>
          <table:table-cell office:value-type="float" office:value="2010" calcext:value-type="float">
            <text:p>2010</text:p>
          </table:table-cell>
          <table:table-cell office:value-type="string" calcext:value-type="string">
            <text:p>1. The paper <text:span text:style-name="T1">details on the advantages </text:span>of new techniques of<text:span text:style-name="T1"> e-Learning driven by BPMN</text:span> (Business Process Modeling Notation) services. The <text:span text:style-name="T1">implementation</text:span> is oriented on<text:span text:style-name="T1"> training needs analysis and instructional design</text:span> for vocational training of <text:span text:style-name="T1">computer networks technicians and engineers</text:span>.</text:p>
            <text:p>2. The<text:span text:style-name="T1"> graphical elements</text:span> (see the legend in the lower left corner) are <text:span text:style-name="T1">typical</text:span> to Business Process Management (BPMN) diagrams (BPD - Business Process Diagrams).</text:p>
            <text:p>3. An important advantage of the BPMN-approach to educational services is the portability of the “service logic” – “<text:span text:style-name="T1">educational scenarios</text:span>” (with all input-output and decisional features) on different platforms. This is possible by the export-import of a standard format of the service definition, in <text:span text:style-name="T1">XPDL</text:span></text:p>
            <text:p>4. The focus was on decisional aspects of trainees’ guidance in the LMS/LRC, “routing” them through individualized learning paths. The future development could take into consideration more key-point indicators [12] that are computed for semi-automated resource allocation and course-modules’ aggregation based not only on prior certifications but also on credits and “vouchers” </text:p>
          </table:table-cell>
          <table:table-cell office:value-type="string" calcext:value-type="string">
            <text:p><text:span text:style-name="T5">Whats the contribution?</text:span></text:p>
            <text:p><text:span text:style-name="T5">How Business Process Techniques are used?</text:span></text:p>
            <text:p><text:span text:style-name="T5">Is it for industrial use?</text:span></text:p>
            <text:p><text:span text:style-name="T5">Is it for academic purposes?</text:span></text:p>
            <text:p><text:span text:style-name="T5">What BP standards are used?</text:span></text:p>
            <text:p/>
          </table:table-cell>
          <table:table-cell office:value-type="string" calcext:value-type="string">
            <text:p>IEEE</text:p>
          </table:table-cell>
          <table:table-cell office:value-type="string" calcext:value-type="string">
            <text:p>inproceedings</text:p>
          </table:table-cell>
          <table:table-cell table:number-columns-repeated="2"/>
          <table:table-cell office:value-type="string" calcext:value-type="string">
            <text:p>BPMN, BPEL</text:p>
          </table:table-cell>
          <table:table-cell/>
          <table:table-cell office:value-type="string" calcext:value-type="string">
            <text:p>none</text:p>
          </table:table-cell>
          <table:table-cell office:value-type="string" calcext:value-type="string">
            <text:p>webbased</text:p>
          </table:table-cell>
          <table:table-cell office:value-type="string" calcext:value-type="string">
            <text:p>no</text:p>
          </table:table-cell>
          <table:table-cell office:value-type="string" calcext:value-type="string">
            <text:p>yes- initial</text:p>
          </table:table-cell>
          <table:table-cell office:value-type="string" calcext:value-type="string">
            <text:p>no</text:p>
          </table:table-cell>
          <table:table-cell table:number-columns-repeated="2" office:value-type="string" calcext:value-type="string">
            <text:p>No</text:p>
          </table:table-cell>
          <table:table-cell office:value-type="string" calcext:value-type="string">
            <text:p>training needs analysis</text:p>
          </table:table-cell>
          <table:table-cell office:value-type="string" calcext:value-type="string">
            <text:p>BPMN,XPDL, BizAgi</text:p>
          </table:table-cell>
          <table:table-cell table:style-name="ce5"/>
          <table:table-cell table:style-name="ce41" office:value-type="string" calcext:value-type="string">
            <text:p>T</text:p>
          </table:table-cell>
          <table:table-cell table:number-columns-repeated="3" table:style-name="ce41" office:value-type="string" calcext:value-type="string">
            <text:p>F</text:p>
          </table:table-cell>
          <table:table-cell office:value-type="string" calcext:value-type="string">
            <text:p>http://ieeexplore.ieee.org/xpls/abs_all.jsp?arnumber=5510538</text:p>
          </table:table-cell>
          <table:table-cell office:value-type="string" calcext:value-type="string">
            <text:p>automatic search</text:p>
          </table:table-cell>
          <table:table-cell/>
          <table:table-cell office:value-type="string" calcext:value-type="string">
            <text:p>Sandu, V. <text:s/>Nedelcu, Adrian-Valentin ; Cocorada, S.A. ; Dinu, S.</text:p>
          </table:table-cell>
          <table:table-cell table:style-name="ce20" office:value-type="string" calcext:value-type="string">
            <text:p>Transilvania Univ. of Brasov, Brasov, Romania</text:p>
          </table:table-cell>
          <table:table-cell table:style-name="ce20" office:value-type="string" calcext:value-type="string">
            <text:p>Romania</text:p>
          </table:table-cell>
          <table:table-cell office:value-type="string" calcext:value-type="string">
            <text:p>Optimization of Electrical and Electronic Equipment (OPTIM), 2010 12th International Conference on</text:p>
          </table:table-cell>
          <table:table-cell table:number-columns-repeated="989"/>
        </table:table-row>
        <table:table-row table:style-name="ro1">
          <table:table-cell table:style-name="ce3" office:value-type="string" calcext:value-type="string">
            <text:p>ID1207</text:p>
          </table:table-cell>
          <table:table-cell table:style-name="ce3" office:value-type="string" calcext:value-type="string">
            <text:p>T</text:p>
          </table:table-cell>
          <table:table-cell table:style-name="ce3" office:value-type="string" calcext:value-type="string">
            <text:p>Study of the dataflow problem in complex adaptive collaboration learning scripts</text:p>
          </table:table-cell>
          <table:table-cell office:value-type="float" office:value="2010" calcext:value-type="float">
            <text:p>2010</text:p>
          </table:table-cell>
          <table:table-cell office:value-type="string" calcext:value-type="string">
            <text:p>This paper<text:span text:style-name="T1"> presents an analysis</text:span> of the potential/limitation of <text:span text:style-name="T1">LeadFlow4LD</text:span> in a real case study, in which a script based on CLFPs and that requires adaptation has been used.</text:p>
          </table:table-cell>
          <table:table-cell table:style-name="ce28" office:value-type="string" calcext:value-type="string">
            <text:p>Whats the contribution?</text:p>
          </table:table-cell>
          <table:table-cell office:value-type="string" calcext:value-type="string">
            <text:p>IEEE</text:p>
          </table:table-cell>
          <table:table-cell office:value-type="string" calcext:value-type="string">
            <text:p>inproceedings</text:p>
          </table:table-cell>
          <table:table-cell office:value-type="string" calcext:value-type="string">
            <text:p>Experience Report</text:p>
          </table:table-cell>
          <table:table-cell office:value-type="string" calcext:value-type="string">
            <text:p>Well Defined</text:p>
          </table:table-cell>
          <table:table-cell office:value-type="string" calcext:value-type="string">
            <text:p>BPEL, XPDL</text:p>
          </table:table-cell>
          <table:table-cell table:style-name="ce13" office:value-type="string" calcext:value-type="string">
            <text:p>BP Workflow concepts for execution</text:p>
          </table:table-cell>
          <table:table-cell office:value-type="string" calcext:value-type="string">
            <text:p>IMS-LD</text:p>
          </table:table-cell>
          <table:table-cell/>
          <table:table-cell office:value-type="string" calcext:value-type="string">
            <text:p>-</text:p>
          </table:table-cell>
          <table:table-cell table:number-columns-repeated="2" office:value-type="string" calcext:value-type="string">
            <text:p>no</text:p>
          </table:table-cell>
          <table:table-cell table:number-columns-repeated="2"/>
          <table:table-cell office:value-type="string" calcext:value-type="string">
            <text:p>general</text:p>
          </table:table-cell>
          <table:table-cell office:value-type="string" calcext:value-type="string">
            <text:p>IMSLD, XPDL or BPEL, CSCL</text:p>
          </table:table-cell>
          <table:table-cell/>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ieeexplore.ieee.org/xpls/abs_all.jsp?arnumber=5702134</text:p>
          </table:table-cell>
          <table:table-cell office:value-type="string" calcext:value-type="string">
            <text:p>Forward SB- It 2</text:p>
          </table:table-cell>
          <table:table-cell/>
          <table:table-cell office:value-type="string" calcext:value-type="string">
            <text:p>Bordiés, O., Dimitriadis, Y.</text:p>
          </table:table-cell>
          <table:table-cell office:value-type="string" calcext:value-type="string">
            <text:p>Electr. Eng. Fac., Oriente Univ., Santiago de Cuba, Cuba</text:p>
          </table:table-cell>
          <table:table-cell office:value-type="string" calcext:value-type="string">
            <text:p>Cuba</text:p>
          </table:table-cell>
          <table:table-cell office:value-type="string" calcext:value-type="string">
            <text:p>2<text:span text:style-name="T7">nd</text:span> International Conference on Intelligent Networking and Collaborative Systems (INCOS), 2010</text:p>
          </table:table-cell>
          <table:table-cell table:style-name="ce9" table:number-columns-repeated="982"/>
          <table:table-cell table:number-columns-repeated="7"/>
        </table:table-row>
        <table:table-row table:style-name="ro1">
          <table:table-cell table:style-name="ce3" office:value-type="string" calcext:value-type="string">
            <text:p>ID1312</text:p>
          </table:table-cell>
          <table:table-cell table:style-name="ce3" office:value-type="string" calcext:value-type="string">
            <text:p>T</text:p>
          </table:table-cell>
          <table:table-cell office:value-type="string" calcext:value-type="string">
            <text:p>WOntoVLab: A Virtual Laboratory Authorship Process Based on Workflow and Ontologies</text:p>
          </table:table-cell>
          <table:table-cell office:value-type="float" office:value="2010" calcext:value-type="float">
            <text:p>2010</text:p>
          </table:table-cell>
          <table:table-cell table:number-columns-repeated="2"/>
          <table:table-cell office:value-type="string" calcext:value-type="string">
            <text:p>IEEE</text:p>
          </table:table-cell>
          <table:table-cell office:value-type="string" calcext:value-type="string">
            <text:p>inproceedings</text:p>
          </table:table-cell>
          <table:table-cell office:value-type="string" calcext:value-type="string">
            <text:p>General Framework without Implementation</text:p>
          </table:table-cell>
          <table:table-cell office:value-type="string" calcext:value-type="string">
            <text:p>Well Defined</text:p>
          </table:table-cell>
          <table:table-cell office:value-type="string" calcext:value-type="string">
            <text:p>XPDL</text:p>
          </table:table-cell>
          <table:table-cell table:style-name="ce13" office:value-type="string" calcext:value-type="string">
            <text:p>BP Workflow concepts for execution</text:p>
          </table:table-cell>
          <table:table-cell office:value-type="string" calcext:value-type="string">
            <text:p>none</text:p>
          </table:table-cell>
          <table:table-cell office:value-type="string" calcext:value-type="string">
            <text:p>independent tool</text:p>
          </table:table-cell>
          <table:table-cell office:value-type="string" calcext:value-type="string">
            <text:p>-</text:p>
          </table:table-cell>
          <table:table-cell table:number-columns-repeated="4" office:value-type="string" calcext:value-type="string">
            <text:p>no</text:p>
          </table:table-cell>
          <table:table-cell office:value-type="string" calcext:value-type="string">
            <text:p>virtual laboratories</text:p>
          </table:table-cell>
          <table:table-cell table:number-columns-repeated="2"/>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ieeexplore.ieee.org/xpls/abs_all.jsp?arnumber=5572634&amp;tag=1</text:p>
          </table:table-cell>
          <table:table-cell office:value-type="string" calcext:value-type="string">
            <text:p>Forward SB- It 3</text:p>
          </table:table-cell>
          <table:table-cell/>
          <table:table-cell office:value-type="string" calcext:value-type="string">
            <text:p>Cugler, D. C., Yaguinuma, C., &amp; Santos, M. T. </text:p>
          </table:table-cell>
          <table:table-cell office:value-type="string" calcext:value-type="string">
            <text:p>Fed. Univ. of Sao Carlos, São Carlos, Brazil </text:p>
          </table:table-cell>
          <table:table-cell office:value-type="string" calcext:value-type="string">
            <text:p>Brazil</text:p>
          </table:table-cell>
          <table:table-cell office:value-type="string" calcext:value-type="string">
            <text:p>IEEE 10th International Conference on Advanced Learning Technologies (ICALT), 2010 </text:p>
          </table:table-cell>
          <table:table-cell table:number-columns-repeated="989"/>
        </table:table-row>
        <table:table-row table:style-name="ro30">
          <table:table-cell/>
          <table:table-cell office:value-type="string" calcext:value-type="string">
            <text:p>T</text:p>
          </table:table-cell>
          <table:table-cell office:value-type="string" calcext:value-type="string">
            <text:p>A full lifecycle oriented examination transaction management system</text:p>
          </table:table-cell>
          <table:table-cell office:value-type="float" office:value="2011" calcext:value-type="float">
            <text:p>2011</text:p>
          </table:table-cell>
          <table:table-cell table:style-name="ce23" office:value-type="string" calcext:value-type="string">
            <text:p>1. <text:span text:style-name="T1">JBPM</text:span> based on full life-cycle management</text:p>
            <text:p>2. described in business process templates and using JBPM process control technology</text:p>
            <text:p>3. Applying PLM, BPM, WF and JBPM to create themanagement platform</text:p>
            <text:p>4. comprehensive <text:span text:style-name="T1">management system</text:span> by using PLM and BPM</text:p>
            <text:p>5. system combines VML, JBPM</text:p>
          </table:table-cell>
          <table:table-cell office:value-type="string" calcext:value-type="string">
            <text:p><text:span text:style-name="T5">What kind of platform does the paper propose?</text:span></text:p>
            <text:p><text:span text:style-name="T5">What software tools are used?</text:span></text:p>
            <text:p><text:span text:style-name="T5">Whats the contribution?</text:span></text:p>
            <text:p><text:span text:style-name="T5">How Business Process Techniques are used?</text:span></text:p>
            <text:p/>
          </table:table-cell>
          <table:table-cell table:style-name="ce31" office:value-type="string" calcext:value-type="string">
            <text:p>IEEE</text:p>
          </table:table-cell>
          <table:table-cell table:style-name="ce31" office:value-type="string" calcext:value-type="string">
            <text:p>inproceedings</text:p>
          </table:table-cell>
          <table:table-cell table:style-name="ce31" office:value-type="string" calcext:value-type="string">
            <text:p>Implemented Software Tool</text:p>
          </table:table-cell>
          <table:table-cell office:value-type="string" calcext:value-type="string">
            <text:p>Well Defined</text:p>
          </table:table-cell>
          <table:table-cell office:value-type="string" calcext:value-type="string">
            <text:p>BPM</text:p>
          </table:table-cell>
          <table:table-cell office:value-type="string" calcext:value-type="string">
            <text:p>BPM Concepts</text:p>
          </table:table-cell>
          <table:table-cell office:value-type="string" calcext:value-type="string">
            <text:p>none</text:p>
          </table:table-cell>
          <table:table-cell office:value-type="string" calcext:value-type="string">
            <text:p>webbased</text:p>
          </table:table-cell>
          <table:table-cell table:number-columns-repeated="2" office:value-type="string" calcext:value-type="string">
            <text:p>No</text:p>
          </table:table-cell>
          <table:table-cell office:value-type="string" calcext:value-type="string">
            <text:p>Inbuild in BP diagram</text:p>
          </table:table-cell>
          <table:table-cell office:value-type="string" calcext:value-type="string">
            <text:p>Yes</text:p>
          </table:table-cell>
          <table:table-cell office:value-type="string" calcext:value-type="string">
            <text:p>No</text:p>
          </table:table-cell>
          <table:table-cell office:value-type="string" calcext:value-type="string">
            <text:p>Specific to Examination use</text:p>
          </table:table-cell>
          <table:table-cell office:value-type="string" calcext:value-type="string">
            <text:p>jBPM, Java, asp, apache, MS SQL Server 2005</text:p>
          </table:table-cell>
          <table:table-cell table:style-name="ce5"/>
          <table:table-cell table:style-name="ce45" office:value-type="string" calcext:value-type="string">
            <text:p>T</text:p>
          </table:table-cell>
          <table:table-cell table:number-columns-repeated="3" table:style-name="ce45" office:value-type="string" calcext:value-type="string">
            <text:p>F</text:p>
          </table:table-cell>
          <table:table-cell office:value-type="string" calcext:value-type="string">
            <text:p>http://ieeexplore.ieee.org/xpl/articleDetails.jsp?arnumber=5952883&amp;tag=1</text:p>
          </table:table-cell>
          <table:table-cell office:value-type="string" calcext:value-type="string">
            <text:p>automatic search</text:p>
          </table:table-cell>
          <table:table-cell/>
          <table:table-cell office:value-type="string" calcext:value-type="string">
            <text:p>JingYu Wang, QiuZhong Zhou, <text:s/>WuLiang Peng</text:p>
          </table:table-cell>
          <table:table-cell table:style-name="ce31" office:value-type="string" calcext:value-type="string">
            <text:p>Sch. of Econ. &amp; Manage., Shenyang Ligong Univ., Shenyang, China </text:p>
          </table:table-cell>
          <table:table-cell table:style-name="ce31" office:value-type="string" calcext:value-type="string">
            <text:p>China</text:p>
          </table:table-cell>
          <table:table-cell table:style-name="ce51" office:value-type="string" calcext:value-type="string">
            <text:p>Computer Science and Automation Engineering (CSAE), 2011 IEEE International Conference on</text:p>
          </table:table-cell>
          <table:table-cell table:style-name="ce9" table:number-columns-repeated="982"/>
          <table:table-cell table:number-columns-repeated="7"/>
        </table:table-row>
        <table:table-row table:style-name="ro31">
          <table:table-cell table:style-name="ce3" office:value-type="string" calcext:value-type="string">
            <text:p>ID1107</text:p>
          </table:table-cell>
          <table:table-cell table:style-name="ce3" office:value-type="string" calcext:value-type="string">
            <text:p>T</text:p>
          </table:table-cell>
          <table:table-cell table:style-name="ce3" office:value-type="string" calcext:value-type="string">
            <text:p>Simplified workflow representation of IMS learning design</text:p>
          </table:table-cell>
          <table:table-cell office:value-type="float" office:value="2011" calcext:value-type="float">
            <text:p>2011</text:p>
          </table:table-cell>
          <table:table-cell office:value-type="string" calcext:value-type="string">
            <text:p>1. In this paper we <text:span text:style-name="T1">present</text:span> a <text:span text:style-name="T1">graphical notation</text:span> that simplifies the authoring process of new and preexisting units of learning specified in <text:span text:style-name="T1">IMS Learning Design</text:span>. Th<text:span text:style-name="T1">e graphical notation extends the YAWL language </text:span>and approach the design of units of learning through a set of patterns distributed in three hierarchical layer</text:p>
            <text:p>2. Since one of our goals is to facilitate the design of UoLs by people without experience in the modelling of workflows, we decided to use a language with a simpler visual syntax than the one provided by Petri nets. The language chosen was YAWL (Yet Another Workflow Language)</text:p>
            <text:p>3. Based on the syntax defined by YAWL, in this article we will describe the <text:span text:style-name="T1">visual models we use to represent IMS LD</text:span> and<text:span text:style-name="T1"> its mappings with the models</text:span></text:p>
            <text:p>4. So why do we also establish the mappings of the visual model with the right-sided Petri net? There is an important reason for this: <text:span text:style-name="T1">this Petri net manages the execution of the element</text:span>, and <text:span text:style-name="T1">extends the IMS LD specification to support suspension, resumption or abortion of UoLs</text:span>.</text:p>
            <text:p>5. In this paper we have described a workflow-based approach that simplifies the way to create units of learning specified in IMS LD. The proposed model hides much of the complexity of IMS LD. However, this complexity is only hidden to users, since internally we maintain the structure established by IMS LD by means of a <text:span text:style-name="T1">set of mappings to the Petri nets of OPENET4LD</text:span>, <text:span text:style-name="T1">the engine that supports the execution of our models</text:span>.</text:p>
          </table:table-cell>
          <table:table-cell office:value-type="string" calcext:value-type="string">
            <text:p><text:span text:style-name="T5">Can BP used for designing/modeling purposes?</text:span></text:p>
            <text:p><text:span text:style-name="T5">How Business Process Techniques are used?</text:span></text:p>
            <text:p><text:span text:style-name="T5">What kind of platform does the paper propose?</text:span></text:p>
            <text:p><text:span text:style-name="T5">What software tools are used?</text:span></text:p>
            <text:p><text:span text:style-name="T5">Whats the contribution?</text:span></text:p>
            <text:p><text:span text:style-name="T5">What BP standards are used?</text:span></text:p>
            <text:p><text:span text:style-name="T5">What EML standards are used?</text:span></text:p>
            <text:p><text:span text:style-name="T5">Do they translate EML to BP</text:span></text:p>
            <text:p><text:span text:style-name="T5">Do they translate EML to XPDL</text:span></text:p>
            <text:p/>
            <text:p/>
          </table:table-cell>
          <table:table-cell office:value-type="string" calcext:value-type="string">
            <text:p>Springer Berlin Heidelberg</text:p>
          </table:table-cell>
          <table:table-cell office:value-type="string" calcext:value-type="string">
            <text:p>Lecture Notes in Computer Science</text:p>
          </table:table-cell>
          <table:table-cell table:number-columns-repeated="14"/>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link.springer.com/chapter/10.1007/978-3-642-21898-9_44</text:p>
          </table:table-cell>
          <table:table-cell office:value-type="string" calcext:value-type="string">
            <text:p>Forward SB- It 1</text:p>
          </table:table-cell>
          <table:table-cell/>
          <table:table-cell office:value-type="string" calcext:value-type="string">
            <text:p>Juan C. Vidal, Manuel Lama, Alberto Bugarín</text:p>
          </table:table-cell>
          <table:table-cell office:value-type="string" calcext:value-type="string">
            <text:p>Department of Electronics and Computer Science, University of Santiago de Compostela</text:p>
          </table:table-cell>
          <table:table-cell office:value-type="string" calcext:value-type="string">
            <text:p>Spain</text:p>
          </table:table-cell>
          <table:table-cell office:value-type="string" calcext:value-type="string">
            <text:p>Computational Science and Its Applications-ICCSA 2011</text:p>
          </table:table-cell>
          <table:table-cell table:number-columns-repeated="989"/>
        </table:table-row>
        <table:table-row table:style-name="ro19">
          <table:table-cell table:style-name="ce3" office:value-type="string" calcext:value-type="string">
            <text:p>ID2201</text:p>
          </table:table-cell>
          <table:table-cell table:style-name="ce3" office:value-type="string" calcext:value-type="string">
            <text:p>T</text:p>
          </table:table-cell>
          <table:table-cell office:value-type="string" calcext:value-type="string">
            <text:p>Adaptive E-learning System Based on Accumulative Digital Activities</text:p>
          </table:table-cell>
          <table:table-cell office:value-type="float" office:value="2012" calcext:value-type="float">
            <text:p>2012</text:p>
          </table:table-cell>
          <table:table-cell office:value-type="string" calcext:value-type="string">
            <text:p>1. The <text:span text:style-name="T1">implementation</text:span> is made in<text:span text:style-name="T1"> Moodle e-learning system, using Bonita software to provide workflow modelling</text:span></text:p>
            <text:p>2. learner’s model, containing learners’ preferences and the results obtained in the different activities, taken during the e-course;</text:p>
            <text:p>3. An<text:span text:style-name="T1"> adaptive approach</text:span>, based on accumulative digital activities ordered by the cognitive levels and the components of the knowledge dimension of the<text:span text:style-name="T1"> Revised Bloom’s Taxonomy</text:span>, is presented in this study.</text:p>
            <text:p>4. A workflow that presents logical and meaningful connections between the assignments was created to implement the adaptive model shown on fig 1.</text:p>
            <text:p>5. The outcome of the education process depends on dynamic traversing of the workflow with the assignments in table 2 and a decision about the path in the workflow has to be made at every step of the process.</text:p>
            <text:p>6. A non-linear traversing of the workflow has been achieved by using a generic method for the integration of Workflow Management System (WMS) elements into Learning Management System (LMS), presented by [13]. In this particular case <text:span text:style-name="T1">Bonita Open Solution</text:span> [13] is used <text:span text:style-name="T1">as the modeling tool and as the workflow execution engine</text:span>. One of the improvements over the WMS system, presented by [13], is that Bonita Open Solution uses Business Process Model and Notation (BPMN) 2.0 as a standard workflow notation, which improves compatibility with other workflow engines [14].</text:p>
            <text:p>7. The extensions and changes to Moodle and Bonita Open Solution needed for the realization of the above architecture (fig. 2) are listed below. A web service, which allows users to access information about activities included in the e-course.</text:p>
            <text:p>8. A PHP client, which provides access to the Bonita workflow execution engine. The access is accomplished via REST</text:p>
            <text:p>9. The <text:span text:style-name="T1">modeling of workflows consisting of e-activities </text:span>connected to the process of learning is done with Bonita Studio,</text:p>
            <text:p>10. The created workflow is then <text:span text:style-name="T1">loaded</text:span> into the Bonita execution engine. Now the modeling phase is complete, and the accumulation of answers can begin. Bonita Execution engine takes care of the <text:span text:style-name="T1">workflow execution</text:span>. </text:p>
            <text:p>11. based on accumulative digital activities and the Revised Bloom’s Taxonomy, was developed to achieve dynamic order of the digital activities during the e-course according to learners’ personal results.</text:p>
          </table:table-cell>
          <table:table-cell table:style-name="ce27" office:value-type="string" calcext:value-type="string">
            <text:p>What is the contribution?</text:p>
            <text:p>What kind of platform does the paper propose?</text:p>
            <text:p>What software tools are used?</text:p>
            <text:p>Does it provide platoform for both Authoring(modeling) and fruition/execution/enactment?</text:p>
            <text:p>How Business Process Techniques are used?</text:p>
            <text:p/>
          </table:table-cell>
          <table:table-cell office:value-type="string" calcext:value-type="string">
            <text:p>ACM New York, NY, USA</text:p>
          </table:table-cell>
          <table:table-cell office:value-type="string" calcext:value-type="string">
            <text:p>inproceedings</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BPMN 2.0, WFS</text:p>
          </table:table-cell>
          <table:table-cell office:value-type="string" calcext:value-type="string">
            <text:p>BP Graphical Modeling,</text:p>
            <text:p>BP Workflow for Execution</text:p>
          </table:table-cell>
          <table:table-cell office:value-type="string" calcext:value-type="string">
            <text:p>none</text:p>
          </table:table-cell>
          <table:table-cell office:value-type="string" calcext:value-type="string">
            <text:p>Moodle integrated</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BPMN, BonitaSoft, Moodle and related technologies, Bloom's Taxonomy</text:p>
          </table:table-cell>
          <table:table-cell/>
          <table:table-cell table:style-name="ce39" office:value-type="string" calcext:value-type="string">
            <text:p>T</text:p>
          </table:table-cell>
          <table:table-cell table:number-columns-repeated="3" table:style-name="ce39" office:value-type="string" calcext:value-type="string">
            <text:p>F</text:p>
          </table:table-cell>
          <table:table-cell office:value-type="string" calcext:value-type="string">
            <text:p>http://dl.acm.org/citation.cfm?id=2383330</text:p>
          </table:table-cell>
          <table:table-cell office:value-type="string" calcext:value-type="string">
            <text:p>Backward SB-It 2</text:p>
          </table:table-cell>
          <table:table-cell/>
          <table:table-cell office:value-type="string" calcext:value-type="string">
            <text:p>Hristina Kostadinova(1), George Totkov(2), Hristo Indzhov(3)</text:p>
          </table:table-cell>
          <table:table-cell office:value-type="string" calcext:value-type="string">
            <text:p>1. South-West University "Neofit Rilski", 2. Plovdiv University</text:p>
          </table:table-cell>
          <table:table-cell office:value-type="string" calcext:value-type="string">
            <text:p>Bulgaria</text:p>
            <text:p/>
          </table:table-cell>
          <table:table-cell office:value-type="string" calcext:value-type="string">
            <text:p>CompSysTech '12 Proceedings of the 13th International Conference on Computer Systems and Technologies</text:p>
          </table:table-cell>
          <table:table-cell table:style-name="ce18" table:number-columns-repeated="982"/>
          <table:table-cell table:style-name="ce52" table:number-columns-repeated="7"/>
        </table:table-row>
        <table:table-row table:style-name="ro1" table:visibility="filter">
          <table:table-cell table:style-name="ce7" office:value-type="string" calcext:value-type="string">
            <text:p>ID1104</text:p>
          </table:table-cell>
          <table:table-cell table:style-name="ce7" office:value-type="string" calcext:value-type="string">
            <text:p>F</text:p>
          </table:table-cell>
          <table:table-cell table:style-name="ce7" office:value-type="string" calcext:value-type="string">
            <text:p>E-learning in Process-oriented Knowledge Management</text:p>
          </table:table-cell>
          <table:table-cell table:style-name="ce19" office:value-type="float" office:value="2012" calcext:value-type="float">
            <text:p>2012</text:p>
          </table:table-cell>
          <table:table-cell table:style-name="ce25"/>
          <table:table-cell table:style-name="ce19" table:number-columns-repeated="16"/>
          <table:table-cell table:style-name="ce19" office:value-type="string" calcext:value-type="string">
            <text:p>Not selected because it is thesis proposal</text:p>
          </table:table-cell>
          <table:table-cell table:number-columns-repeated="2" table:style-name="ce6" office:value-type="string" calcext:value-type="string">
            <text:p>T</text:p>
          </table:table-cell>
          <table:table-cell table:number-columns-repeated="2" table:style-name="ce6" office:value-type="string" calcext:value-type="string">
            <text:p>F</text:p>
          </table:table-cell>
          <table:table-cell table:style-name="ce48" office:value-type="string" calcext:value-type="string">
            <text:p>http://is.muni.cz/th/60555/fi_r/teze-kompletni_verze.pdf</text:p>
          </table:table-cell>
          <table:table-cell table:style-name="ce19" table:number-columns-repeated="2"/>
          <table:table-cell table:style-name="ce19" office:value-type="string" calcext:value-type="string">
            <text:p>Pekárková, Lucie.</text:p>
          </table:table-cell>
          <table:table-cell table:style-name="ce19" office:value-type="string" calcext:value-type="string">
            <text:p>Masaryk University, Faculty of Informatics, Czech Republic</text:p>
          </table:table-cell>
          <table:table-cell table:style-name="ce19" office:value-type="string" calcext:value-type="string">
            <text:p>Czech Repulic</text:p>
          </table:table-cell>
          <table:table-cell table:style-name="ce19" office:value-type="string" calcext:value-type="string">
            <text:p>PhD Thesis Proposal</text:p>
          </table:table-cell>
          <table:table-cell table:number-columns-repeated="989"/>
        </table:table-row>
        <table:table-row table:style-name="ro27">
          <table:table-cell/>
          <table:table-cell office:value-type="string" calcext:value-type="string">
            <text:p>T</text:p>
          </table:table-cell>
          <table:table-cell table:style-name="ce13" office:value-type="string" calcext:value-type="string">
            <text:p>Modeling and Mining of Learnflows</text:p>
          </table:table-cell>
          <table:table-cell office:value-type="float" office:value="2012" calcext:value-type="float">
            <text:p>2012</text:p>
          </table:table-cell>
          <table:table-cell office:value-type="string" calcext:value-type="string">
            <text:p>1. This article <text:span text:style-name="T1">transfers concepts and methods</text:span> from business process modeling and workflow management to the field of learnflows, i.e. learning and teaching processes. It is first shown that these two areas have a lot of commonalities and similarities.</text:p>
            <text:p>2. We then <text:span text:style-name="T1">introduce and discuss modeling languages for learnflows</text:span> which are based on ideas from workflow modeling.</text:p>
            <text:p>3. Explicit representation of learning process models and scaffolds is one way to make pedagogical expertise and practice re-usable, thus reducing the effort to develop educational support systems while also stressing the underlying pedagogical design principles. This holds in particular for computer-supported collaborative learning (CSCL) systems.</text:p>
            <text:p>4. We discuss in this work the similarities and differences. We also <text:span text:style-name="T1">investigate</text:span> potential transfer of results and methods from business process modeling to learning process modeling, or shortly from workflows to learnflows. More precisely, we first <text:span text:style-name="T1">develop modeling techniques and methods for learnflows</text:span> that take up approaches from workflow methodology. Then, we present specific procedures and schemas for (semi-)automated synthesis of learning process models from example scenarios and from real learning traces</text:p>
            <text:p>5. We concentrate on <text:span text:style-name="T1">structured learning processes</text:span> with limited flexibility that are supported by appropriate supporting systems</text:p>
            <text:p>6. To make use of expertise and experience from business process modeling, we build the proposals upon sound existing approaches from this field [7,24,21]. Besides the intended applicability for learning and teaching processes, we consider our approaches also useful for business processes with dynamic roles or with cooperative and collaborative tasks.</text:p>
            <text:p>7. we introduce a more flexible role concept for learnflows in this section. We extend the established workflow modeling concepts by mechanisms to allow the change of actor roles while performing an activity.</text:p>
            <text:p>8. Since <text:span text:style-name="T1">Petri nets</text:span> allow an intuitive representation of the interplay between concurrency and non-determinism</text:p>
            <text:p>9. We will <text:span text:style-name="T1">define</text:span> two specific <text:span text:style-name="T1">Petri net languages for learning processes</text:span> and sketch the respective mappings to high-level Petri nets to give them the semantical foundation.</text:p>
            <text:p>10. We model the control flow of a learnflow by a plain <text:span text:style-name="T1">workflow net</text:span> and depict actors and roles on top of the Petri net model by annotations.</text:p>
            <text:p>11. we define a learnflow net by using the definitions of <text:span text:style-name="T1">workflow nets</text:span> and deterministic automata.</text:p>
            <text:p>12. Formally, the behavior of learnflow nets can be defined by a translation into a special class of high-level Petri nets, namely colored Petri nets</text:p>
            <text:p>13. In our second modeling approach, called actor learnflow nets, we go one step further. We remove the pool of actors and embed the role diagrams as tokens into the Petri net, representing the control flow of the process model </text:p>
            <text:p>14. Concluding, both learnflow nets and actor learnflow nets model the control flow of learning processes in a formal as well as illustrative way by means of Petri nets.</text:p>
            <text:p/>
          </table:table-cell>
          <table:table-cell table:style-name="ce28" office:value-type="string" calcext:value-type="string">
            <text:p><text:span text:style-name="T5">What is the contribution?</text:span></text:p>
            <text:p><text:span text:style-name="T5">What kind of platform does the paper propose?</text:span></text:p>
            <text:p><text:span text:style-name="T5">Do they propose any formal definition for learning based on BP standards?</text:span></text:p>
          </table:table-cell>
          <table:table-cell office:value-type="string" calcext:value-type="string">
            <text:p>Springer Berlin Heidelberg</text:p>
          </table:table-cell>
          <table:table-cell office:value-type="string" calcext:value-type="string">
            <text:p>Book Chapter</text:p>
          </table:table-cell>
          <table:table-cell office:value-type="string" calcext:value-type="string">
            <text:p>Theoretical Description</text:p>
          </table:table-cell>
          <table:table-cell office:value-type="string" calcext:value-type="string">
            <text:p>Well Defined</text:p>
          </table:table-cell>
          <table:table-cell office:value-type="string" calcext:value-type="string">
            <text:p>workflownets</text:p>
          </table:table-cell>
          <table:table-cell office:value-type="string" calcext:value-type="string">
            <text:p>Defining of Learning Scenarios</text:p>
            <text:p>Deriving of Learning Scenarios</text:p>
          </table:table-cell>
          <table:table-cell office:value-type="string" calcext:value-type="string">
            <text:p>learnflow petrinets, actor learnflow nets</text:p>
          </table:table-cell>
          <table:table-cell table:number-columns-repeated="3" office:value-type="string" calcext:value-type="string">
            <text:p>-</text:p>
          </table:table-cell>
          <table:table-cell office:value-type="string" calcext:value-type="string">
            <text:p>for tracking of learners</text:p>
          </table:table-cell>
          <table:table-cell table:number-columns-repeated="2" office:value-type="string" calcext:value-type="string">
            <text:p>-</text:p>
          </table:table-cell>
          <table:table-cell office:value-type="string" calcext:value-type="string">
            <text:p>Theoretical Model</text:p>
          </table:table-cell>
          <table:table-cell office:value-type="string" calcext:value-type="string">
            <text:p>workflow petrinets, learnflow petrinets</text:p>
          </table:table-cell>
          <table:table-cell table:style-name="ce5"/>
          <table:table-cell table:style-name="ce41" office:value-type="string" calcext:value-type="string">
            <text:p>F</text:p>
          </table:table-cell>
          <table:table-cell table:style-name="ce41" office:value-type="string" calcext:value-type="string">
            <text:p>T</text:p>
          </table:table-cell>
          <table:table-cell table:number-columns-repeated="2" table:style-name="ce41" office:value-type="string" calcext:value-type="string">
            <text:p>F</text:p>
          </table:table-cell>
          <table:table-cell office:value-type="string" calcext:value-type="string">
            <text:p>http://link.springer.com/chapter/10.1007/978-3-642-29072-5_2</text:p>
          </table:table-cell>
          <table:table-cell office:value-type="string" calcext:value-type="string">
            <text:p>automatic search</text:p>
          </table:table-cell>
          <table:table-cell/>
          <table:table-cell office:value-type="string" calcext:value-type="string">
            <text:p>Robin Bergenthum (19), Jörg Desel (19), Andreas Harrer <text:s/>(20), Sebastian Mauser (19)</text:p>
          </table:table-cell>
          <table:table-cell office:value-type="string" calcext:value-type="string">
            <text:p>19. Lehrgebiet Softwaretechnik und Theorie der Programmierung, FernUniversität in Hagen, Germany</text:p>
            <text:p>20. Fachgebiet Informatik, Katholische Universität Eichstätt-Ingolstadt, Germany</text:p>
          </table:table-cell>
          <table:table-cell office:value-type="string" calcext:value-type="string">
            <text:p>Germany</text:p>
          </table:table-cell>
          <table:table-cell office:value-type="string" calcext:value-type="string">
            <text:p>Transactions on Petri Nets and Other Models of Concurrency V</text:p>
            <text:p>Lecture Notes in Computer Science Volume 6900, 2012, pp 22-50</text:p>
          </table:table-cell>
          <table:table-cell table:number-columns-repeated="989"/>
        </table:table-row>
        <table:table-row table:style-name="ro32">
          <table:table-cell/>
          <table:table-cell office:value-type="string" calcext:value-type="string">
            <text:p>T</text:p>
          </table:table-cell>
          <table:table-cell office:value-type="string" calcext:value-type="string">
            <text:p>An Overall Lifecycle Modeling Method for E-Learning Services and the Cooperative Mechanism Based on PCDA</text:p>
          </table:table-cell>
          <table:table-cell office:value-type="float" office:value="2013" calcext:value-type="float">
            <text:p>2013</text:p>
          </table:table-cell>
          <table:table-cell office:value-type="string" calcext:value-type="string">
            <text:p>1. Business process modeling for e-Learning services can be taken according to the study <text:span text:style-name="T1">ordering</text:span> of the <text:span text:style-name="T1">knowledge points</text:span> by using workflow modeling <text:span text:style-name="T1">technology</text:span> and <text:span text:style-name="T1">process enactment mechanism</text:span>.</text:p>
            <text:p>2. Besides, combining BPI (Business Process Intelligent) [2] with characteristic to manage the overall lifecycle process of e-Learning, this paper proposes a <text:span text:style-name="T1">management model oriented to e-learning service</text:span>, namely elPDCA, to address the issues of <text:span text:style-name="T1">CSCL</text:span> mechanism and critical technology of e-learning oriented service.</text:p>
          </table:table-cell>
          <table:table-cell office:value-type="string" calcext:value-type="string">
            <text:p><text:span text:style-name="T5">Does it provide platoform for both Authoring(modeling) and fruition/execution/enactment?</text:span></text:p>
            <text:p>Is it collaborative activity?</text:p>
            <text:p/>
          </table:table-cell>
          <table:table-cell office:value-type="string" calcext:value-type="string">
            <text:p>IEEE</text:p>
          </table:table-cell>
          <table:table-cell table:style-name="ce31" office:value-type="string" calcext:value-type="string">
            <text:p>inproceedings</text:p>
          </table:table-cell>
          <table:table-cell table:style-name="ce31"/>
          <table:table-cell office:value-type="string" calcext:value-type="string">
            <text:p>Not Well-Defined</text:p>
          </table:table-cell>
          <table:table-cell table:number-columns-repeated="11"/>
          <table:table-cell table:style-name="ce5"/>
          <table:table-cell table:style-name="ce46" office:value-type="string" calcext:value-type="string">
            <text:p>T</text:p>
          </table:table-cell>
          <table:table-cell table:style-name="ce46" office:value-type="string" calcext:value-type="string">
            <text:p>F</text:p>
          </table:table-cell>
          <table:table-cell table:style-name="ce43" table:number-columns-repeated="2"/>
          <table:table-cell office:value-type="string" calcext:value-type="string">
            <text:p>http://ieeexplore.ieee.org/xpls/abs_all.jsp?arnumber=6721872</text:p>
          </table:table-cell>
          <table:table-cell office:value-type="string" calcext:value-type="string">
            <text:p>automatic search</text:p>
          </table:table-cell>
          <table:table-cell/>
          <table:table-cell office:value-type="string" calcext:value-type="string">
            <text:p>WenAn Tan , Anqiong Tang, <text:s/>Tong Wang, Tan, W., <text:s/>Leer Li, Zijian Zhang</text:p>
          </table:table-cell>
          <table:table-cell table:style-name="ce20" office:value-type="string" calcext:value-type="string">
            <text:p>Sch. of Comput. &amp; Inf., Shanghai Second Polytech. Univ., Shanghai, China</text:p>
          </table:table-cell>
          <table:table-cell table:style-name="ce20" office:value-type="string" calcext:value-type="string">
            <text:p>China</text:p>
          </table:table-cell>
          <table:table-cell table:style-name="ce17" office:value-type="string" calcext:value-type="string">
            <text:p>Systems, Man, and Cybernetics (SMC), 2013 IEEE International Conference on</text:p>
          </table:table-cell>
          <table:table-cell table:number-columns-repeated="989"/>
        </table:table-row>
        <table:table-row table:style-name="ro27">
          <table:table-cell/>
          <table:table-cell office:value-type="string" calcext:value-type="string">
            <text:p>T</text:p>
          </table:table-cell>
          <table:table-cell office:value-type="string" calcext:value-type="string">
            <text:p>CoLearn: Real Time Collaborative Learning Environment</text:p>
          </table:table-cell>
          <table:table-cell office:value-type="float" office:value="2013" calcext:value-type="float">
            <text:p>2013</text:p>
          </table:table-cell>
          <table:table-cell office:value-type="string" calcext:value-type="string">
            <text:p>1. <text:span text:style-name="T1">Computer Supported Collaborative Learning</text:span> has become an important part of e-learning providing interactivity and accessibility to learning resources either synchronously or asynchronously among users.</text:p>
            <text:p>2. In this paper we present a Computer Supported Collaborative Learning platform which <text:span text:style-name="T1">includes</text:span> a <text:span text:style-name="T1">collaboration script authoring tool based on the Business Process Modeling Notation as the model for the graphical representation of scripts</text:span>. Collaboration scripts are <text:span text:style-name="T1">parsed and transformed</text:span> to <text:span text:style-name="T1">IMS Learning Design Level C learning flows</text:span>. The second important component of the platform is the <text:span text:style-name="T1">run time environment</text:span> which is based on the<text:span text:style-name="T1"> Copper Core Engin</text:span>e that executes the IMS Learning Design learning flows and a Message Oriented Middleware which is built over the Extensible Messaging and Presence Protocol.</text:p>
            <text:p>3. Specifically, we present the <text:span text:style-name="T1">architecture/implementation of a platform</text:span> that better supports authoring and execution of real time collaborative learning. The platform (at the authoring level) is based on modeling concepts and graphical symbols coming from the Business Process Management Notation (BPMN) [3].</text:p>
            <text:p>4. The main <text:span text:style-name="T1">components</text:span> of the platform are: A) The <text:span text:style-name="T1">authoring tool</text:span> that provides the means to design CSCL scripts that represent the learning process in a machine processable manner, and B) the r<text:span text:style-name="T1">un time environment</text:span> where CSCL scripts are enacted. The following sections describe in detail the components and the technological infrastructure of the COLearn architecture.</text:p>
            <text:p>5. The IMS LD interpreter of the platform provides the mechanisms to automatically <text:span text:style-name="T1">transform</text:span> the <text:span text:style-name="T1">BPMN representation of CSCL scripts to IMS LD level C</text:span>, according to specific rules that are described below.</text:p>
            <text:p>6. displays the mapping of BPMN core graphical elements to IMS LD components.</text:p>
            <text:p>7. Despite the wide adoption of the IMS LD specification, a common language for graphically representing learning flows is missing. On the other hand there are standards for human understandable graphical representations of processes (e.g BPMN) that are very flexible, they have very detailed formal descriptions and they have been widely used in a large number of diverse collaborative scenarios in the industry. </text:p>
            <text:p>8. The <text:span text:style-name="T1">COLearn Authoring Tool is a graphical tool</text:span> that allows users to create/manage CSCL scripts. The Authoring Tool uses BPMN as the representational notation of CSCL scripts.</text:p>
            <text:p>9. An Act element can be represented by a Lane in BPMN model.</text:p>
            <text:p>10. describes in pseudocode the algorithm for transforming a BPMN graph to the corresponding IMS LD Level C representation.</text:p>
            <text:p>11. The COLearn Run-time Environment consists of two main components: a) The CopperCore engine and b) the Real Time Message Middleware.</text:p>
            <text:p>12. In contrast to the aforementioned tools, COLearn is based on the BPMN model in order to provide a standard means for creating human understandable graphical representations of processes. Furthermore, the COLearn authoring tool maintains IMS LD naming over BPMN graphical notations contributing to the mapping of the IMS LD semantics to BPMN graphical notations. An important advantage of adopting BPMN is the ability of designing complex learning flows in a higher level of abstraction keeping the design process as simple as possible. The COLearn’s BPMN to IMS LD interpreter, transforms Inclusive and Parallel Gateway notations to complex expressions consisting of IMS LD conditions and properties.</text:p>
          </table:table-cell>
          <table:table-cell office:value-type="string" calcext:value-type="string">
            <text:p>What kind of platform does the paper propose?</text:p>
            <text:p>What software tools are used?</text:p>
            <text:p>Whats the contribution?</text:p>
            <text:p>Is it collaborative activity?</text:p>
            <text:p>Do they translate learning courses to BP standarads</text:p>
            <text:p>Can BP used for designing/modeling purposes?</text:p>
            <text:p>What BP standards are used?</text:p>
            <text:p>What EML standards are used?</text:p>
            <text:p/>
            <text:p/>
          </table:table-cell>
          <table:table-cell office:value-type="string" calcext:value-type="string">
            <text:p>IEEE</text:p>
          </table:table-cell>
          <table:table-cell table:style-name="ce31" office:value-type="string" calcext:value-type="string">
            <text:p>inproceedings</text:p>
          </table:table-cell>
          <table:table-cell table:style-name="ce31" office:value-type="string" calcext:value-type="string">
            <text:p>Implemented Software Tool</text:p>
          </table:table-cell>
          <table:table-cell office:value-type="string" calcext:value-type="string">
            <text:p>Well Defined</text:p>
          </table:table-cell>
          <table:table-cell office:value-type="string" calcext:value-type="string">
            <text:p>BPMN</text:p>
          </table:table-cell>
          <table:table-cell office:value-type="string" calcext:value-type="string">
            <text:p>BP Graphical Modeling, </text:p>
            <text:p>EML to BP Translation</text:p>
          </table:table-cell>
          <table:table-cell office:value-type="string" calcext:value-type="string">
            <text:p>IMS-LD</text:p>
          </table:table-cell>
          <table:table-cell office:value-type="string" calcext:value-type="string">
            <text:p>webbased- Collaborative</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BPMN, IMS-LD, Copper core, XMPP, IMS LTI, RealTime Message middleware</text:p>
          </table:table-cell>
          <table:table-cell table:style-name="ce5"/>
          <table:table-cell table:number-columns-repeated="2" table:style-name="ce43" office:value-type="string" calcext:value-type="string">
            <text:p>T</text:p>
          </table:table-cell>
          <table:table-cell table:number-columns-repeated="2" table:style-name="ce43" office:value-type="string" calcext:value-type="string">
            <text:p>F</text:p>
          </table:table-cell>
          <table:table-cell office:value-type="string" calcext:value-type="string">
            <text:p>http://ieeexplore.ieee.org/xpls/abs_all.jsp?arnumber=6644340</text:p>
          </table:table-cell>
          <table:table-cell office:value-type="string" calcext:value-type="string">
            <text:p>automatic search</text:p>
          </table:table-cell>
          <table:table-cell/>
          <table:table-cell office:value-type="string" calcext:value-type="string">
            <text:p>Stylianakis, Arapi, P. ; Moumoutzis, N. ; Christodoulakis, S.</text:p>
          </table:table-cell>
          <table:table-cell table:style-name="ce20" office:value-type="string" calcext:value-type="string">
            <text:p>Lab. of Distrib. Multimedia Inf. Syst. &amp; Applic., Tech. Univ. of Crete (TUC/MUSIC), Chania, Greece </text:p>
          </table:table-cell>
          <table:table-cell table:style-name="ce20" office:value-type="string" calcext:value-type="string">
            <text:p>Greece</text:p>
          </table:table-cell>
          <table:table-cell office:value-type="string" calcext:value-type="string">
            <text:p>e-Learning and e-Technologies in Education (ICEEE), 2013 Second International Conference on</text:p>
          </table:table-cell>
          <table:table-cell table:number-columns-repeated="989"/>
        </table:table-row>
        <table:table-row table:style-name="ro33">
          <table:table-cell/>
          <table:table-cell office:value-type="string" calcext:value-type="string">
            <text:p>T</text:p>
          </table:table-cell>
          <table:table-cell office:value-type="string" calcext:value-type="string">
            <text:p>Eduoutreach: A suite of business processes for online teaching</text:p>
          </table:table-cell>
          <table:table-cell table:style-name="ce20" office:value-type="float" office:value="2013" calcext:value-type="float">
            <text:p>2013</text:p>
          </table:table-cell>
          <table:table-cell table:style-name="ce26" office:value-type="string" calcext:value-type="string">
            <text:p>1. In this paper,<text:span text:style-name="T1"> teaching a course</text:span> is <text:span text:style-name="T1">modeled</text:span> as a <text:span text:style-name="T1">collection of business processes</text:span>. Eduoutreach comprises of four such business processes,</text:p>
            <text:p>2. In this paper, teaching a course, i.e., all the way from disseminating courseware to getting feedback from students in the form of course ratings, is modeled as a collection of business processes.</text:p>
            <text:p/>
          </table:table-cell>
          <table:table-cell table:style-name="ce20" office:value-type="string" calcext:value-type="string">
            <text:p>What is the contribution?</text:p>
            <text:p>What kind of platform does the paper propose?</text:p>
            <text:p>How Business Process Techniques are used?</text:p>
            <text:p>Can BP used for designing/modeling purposes?</text:p>
          </table:table-cell>
          <table:table-cell office:value-type="string" calcext:value-type="string">
            <text:p>IEEE</text:p>
          </table:table-cell>
          <table:table-cell office:value-type="string" calcext:value-type="string">
            <text:p>inproceedings</text:p>
          </table:table-cell>
          <table:table-cell table:number-columns-repeated="2"/>
          <table:table-cell office:value-type="string" calcext:value-type="string">
            <text:p>State Transition Model of Business Process</text:p>
          </table:table-cell>
          <table:table-cell/>
          <table:table-cell office:value-type="string" calcext:value-type="string">
            <text:p>none</text:p>
          </table:table-cell>
          <table:table-cell office:value-type="string" calcext:value-type="string">
            <text:p>SaaS</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Java Web, IBM DB2 PureXML database, SaaS</text:p>
          </table:table-cell>
          <table:table-cell table:style-name="ce5"/>
          <table:table-cell table:style-name="ce41" office:value-type="string" calcext:value-type="string">
            <text:p>T</text:p>
          </table:table-cell>
          <table:table-cell table:number-columns-repeated="3" table:style-name="ce41" office:value-type="string" calcext:value-type="string">
            <text:p>F</text:p>
          </table:table-cell>
          <table:table-cell office:value-type="string" calcext:value-type="string">
            <text:p>http://ieeexplore.ieee.org/xpls/abs_all.jsp?arnumber=6654422&amp;tag=1</text:p>
          </table:table-cell>
          <table:table-cell office:value-type="string" calcext:value-type="string">
            <text:p>automatic search</text:p>
          </table:table-cell>
          <table:table-cell/>
          <table:table-cell table:style-name="ce5" office:value-type="string" calcext:value-type="string">
            <text:p>Prabhakar, A.</text:p>
          </table:table-cell>
          <table:table-cell table:style-name="ce20" office:value-type="string" calcext:value-type="string">
            <text:p>Pristine Workflow Private Ltd., Bangalore, India </text:p>
          </table:table-cell>
          <table:table-cell table:style-name="ce20" office:value-type="string" calcext:value-type="string">
            <text:p>India</text:p>
          </table:table-cell>
          <table:table-cell table:style-name="ce5" office:value-type="string" calcext:value-type="string">
            <text:p>Teaching, Assessment and Learning for Engineering (TALE), 2013 IEEE International Conference on</text:p>
          </table:table-cell>
          <table:table-cell table:number-columns-repeated="989"/>
        </table:table-row>
        <table:table-row table:style-name="ro34">
          <table:table-cell office:value-type="string" calcext:value-type="string">
            <text:p>ID1204</text:p>
          </table:table-cell>
          <table:table-cell office:value-type="string" calcext:value-type="string">
            <text:p>T</text:p>
          </table:table-cell>
          <table:table-cell table:style-name="ce3" office:value-type="string" calcext:value-type="string">
            <text:p>LeadFlow4LD: A Method for the Computational Representation of the Learning Flow and Data Flow in Collaborative Learning</text:p>
          </table:table-cell>
          <table:table-cell office:value-type="float" office:value="2013" calcext:value-type="float">
            <text:p>2013</text:p>
          </table:table-cell>
          <table:table-cell office:value-type="string" calcext:value-type="string">
            <text:p>1. A <text:span text:style-name="T1">computer representation </text:span>of <text:span text:style-name="T1">teaching-learning processes</text:span> in <text:span text:style-name="T1">collaborative learning settings</text:span> consists of modelling not only the sequence of learning activities and educational resources as existing learning design languages propose, but also modelling both the sequence of invocations of tools needed to carry out the learning activities and the flow of data among those tools.</text:p>
            <text:p>2. We present <text:span text:style-name="T1">LeadFlow4LD</text:span>, a <text:span text:style-name="T1">learning design and workflow-based method</text:span> to achieve such a computational representation of <text:span text:style-name="T1">collaborative learning processes</text:span> in an<text:span text:style-name="T1"> interoperable and standard way.</text:span> The proposed method has been <text:span text:style-name="T1">assessed</text:span> through the specification and enactment of a variety of <text:span text:style-name="T1">non-trivial collaborative learning situations</text:span>. The experimental results indicate that the level of expressiveness of the proposal is adequate</text:p>
            <text:p>3. significant collaborative learning (CL) situation is described in order to illustrate the lack of expressiveness of IMS LD when modelling the data flow.</text:p>
            <text:p>4. LeadFlow4LD is a method to describe CL processes that combines the <text:span text:style-name="T1">use of standards languages of LD and workflow</text:span> in order to provide computer-interpretable representations of CL structures and situations.</text:p>
            <text:p>5. Thus, a simple way to codify this relationship between learning activities and workflow activities is by defining a list of master and slave transitions.</text:p>
            <text:p>6. The <text:span text:style-name="T1">Coppercore Web service API</text:span> and the<text:span text:style-name="T1"> Bonita RESTful Web service API</text:span> were used to <text:span text:style-name="T1">communicate</text:span> with the learning flow and workflow engines, respectively.</text:p>
            <text:p>7. according to LeadFlow4LD can be <text:span text:style-name="T1">executed</text:span> using available state-of-the-art learning flow and workflow engines.</text:p>
            <text:p>8. In this paper, we propose an interoperable solution to both issues, called LeadFlow4LD. This solution consists of a method for specifying both learning and data flows. It respectively uses,<text:span text:style-name="T1"> IMS LD and a standard workflow language</text:span> such as <text:span text:style-name="T1">XPDL</text:span>. XPDL specifies the sequencing of tools and the data flow between tools. LeadFlow4LD proposes the specification of a CL structure and situations within a unit of learning called UoLeadFlow4LD. A UoLeadFlow4LD comprises five documents: 1. the learning flow, 2. the data flow and 3. flows coordination documents which actually describe the structure of the learning process, 4. <text:span text:style-name="T1">the groups instantiation document </text:span>which describes collaborative interaction between groups, and 5. the groups population document, which describes the way participants are associated to learning activities and tool instances.</text:p>
          </table:table-cell>
          <table:table-cell table:style-name="ce27" office:value-type="string" calcext:value-type="string">
            <text:p>Is it collaborative activity?</text:p>
            <text:p>What is the contribution?</text:p>
            <text:p>What kind of platform does the paper propose?</text:p>
            <text:p>What software tools are used?</text:p>
            <text:p>Whats the contribution?</text:p>
            <text:p>How Business Process Techniques are used?</text:p>
            <text:p>What BP standards are used?</text:p>
            <text:p>What EML standards are used?</text:p>
          </table:table-cell>
          <table:table-cell/>
          <table:table-cell office:value-type="string" calcext:value-type="string">
            <text:p>Journal</text:p>
          </table:table-cell>
          <table:table-cell office:value-type="string" calcext:value-type="string">
            <text:p>Theoretical Description</text:p>
          </table:table-cell>
          <table:table-cell office:value-type="string" calcext:value-type="string">
            <text:p>Well Defined</text:p>
          </table:table-cell>
          <table:table-cell office:value-type="string" calcext:value-type="string">
            <text:p>XPDL</text:p>
          </table:table-cell>
          <table:table-cell table:style-name="ce13" office:value-type="string" calcext:value-type="string">
            <text:p>BP Workflow concepts for execution</text:p>
          </table:table-cell>
          <table:table-cell office:value-type="string" calcext:value-type="string">
            <text:p>IMS-LD</text:p>
          </table:table-cell>
          <table:table-cell table:number-columns-repeated="2" office:value-type="string" calcext:value-type="string">
            <text:p>-</text:p>
          </table:table-cell>
          <table:table-cell table:number-columns-repeated="2" office:value-type="string" calcext:value-type="string">
            <text:p>no</text:p>
          </table:table-cell>
          <table:table-cell table:number-columns-repeated="2"/>
          <table:table-cell office:value-type="string" calcext:value-type="string">
            <text:p>general</text:p>
          </table:table-cell>
          <table:table-cell office:value-type="string" calcext:value-type="string">
            <text:p>XPDL, IMSLD</text:p>
          </table:table-cell>
          <table:table-cell/>
          <table:table-cell table:number-columns-repeated="2" table:style-name="ce39" office:value-type="string" calcext:value-type="string">
            <text:p>T</text:p>
          </table:table-cell>
          <table:table-cell table:number-columns-repeated="2" table:style-name="ce39" office:value-type="string" calcext:value-type="string">
            <text:p>F</text:p>
          </table:table-cell>
          <table:table-cell office:value-type="string" calcext:value-type="string">
            <text:p>http://www.jucs.org/jucs_19_6/lead_flow4LD_a_method/jucs_19_06_0805_0830_ramirez.pdf</text:p>
          </table:table-cell>
          <table:table-cell office:value-type="string" calcext:value-type="string">
            <text:p>Forward SB- It 2</text:p>
          </table:table-cell>
          <table:table-cell table:style-name="ce3" office:value-type="string" calcext:value-type="string">
            <text:p>ID2101</text:p>
          </table:table-cell>
          <table:table-cell office:value-type="string" calcext:value-type="string">
            <text:p>Palomino-Ramírez, L., Bote-Lorenzo, M. L., Asensio-Pérez, J. I., Vignollet, L., &amp; Dimitriadis, Y. A. </text:p>
          </table:table-cell>
          <table:table-cell table:style-name="ce3"/>
          <table:table-cell table:style-name="ce3" office:value-type="string" calcext:value-type="string">
            <text:p>Mexico</text:p>
            <text:p>France</text:p>
            <text:p>Spain</text:p>
          </table:table-cell>
          <table:table-cell table:style-name="ce50" office:value-type="string" calcext:value-type="string">
            <text:p>Journal of Universal Computer Science 19, no. 6 </text:p>
          </table:table-cell>
          <table:table-cell table:style-name="ce5" table:number-columns-repeated="982"/>
          <table:table-cell table:number-columns-repeated="7"/>
        </table:table-row>
        <table:table-row table:style-name="ro35">
          <table:table-cell office:value-type="string" calcext:value-type="string">
            <text:p>ID1208</text:p>
          </table:table-cell>
          <table:table-cell office:value-type="string" calcext:value-type="string">
            <text:p>T</text:p>
          </table:table-cell>
          <table:table-cell office:value-type="string" calcext:value-type="string">
            <text:p>Supporting adaptive e-Learning: an approach based on open-source learning management systems</text:p>
          </table:table-cell>
          <table:table-cell office:value-type="float" office:value="2013" calcext:value-type="float">
            <text:p>2013</text:p>
          </table:table-cell>
          <table:table-cell office:value-type="string" calcext:value-type="string">
            <text:p>1. a <text:span text:style-name="T1">working prototype</text:span> of an <text:span text:style-name="T1">adaptive learning management system</text:span> (LMS) and a <text:span text:style-name="T1">generalized schema </text:span>for achieving process awareness in an LMS (or other type of system). Further, it proposes a<text:span text:style-name="T1"> reference implementation</text:span> to the generalized schema based on the open-source computer learning environment <text:span text:style-name="T1">Moodle</text:span> and achieves adaptability by utilizing the Workflow Management System <text:span text:style-name="T1">Activiti</text:span></text:p>
            <text:p>2. The paper presents a<text:span text:style-name="T1"> working prototyp</text:span>e of an adaptive learning management system. The paper naturally builds on the ideas presented in [4, 6] by presenting a generalized schema for chieving process awareness in an LMS (or other type of system). Further, it proposes a reference implementation to the generalized schema based on the open-source computer learning environment Moodle [22], which achieves adaptability by utilizing the <text:span text:style-name="T1">Workflow Management System Activiti</text:span> [16].</text:p>
            <text:p>3. According to [4] there are several approaches for utilization of workflow technology for management of virtual learning and teaching processes:</text:p>
            <text:p>Approach 1. Creation of a specialized e-learning (e-assessment) system equipped with integrated tools for modeling and management of workflows (‘from scratch’);</text:p>
            <text:p>Approach 2. Creation of an LMS by using already established tools for modeling of business processes, i.e. on the basis of a popular WMS (new LMS over an existing WMS);</text:p>
            <text:p>Approach 3. Extending the functionality of a popular LMS with means of modeling and management of e-learning processes (specialized new WMS over an existing LMS);</text:p>
            <text:p>Approach 4. I<text:span text:style-name="T1">ntegration of a popular LMS and a WMS</text:span> (integration of existing LMS and WMS).</text:p>
            <text:p>4. Therefore, this writing focuses on approach four and proposes a generic schema (Figure 1) for its implementation.</text:p>
            <text:p>5. The LMS includes an adaptive course format which is used to create e-courses. The course creation is facilitated by the embedded <text:span text:style-name="T1">process editor</text:span>, which is provided by the WMS. LMS and WMS communicate through a two way channel which facilitates system state <text:span text:style-name="T1">synchronization</text:span>.</text:p>
            <text:p>6. The experiment outlined here is based on the popular open source e-learning platform <text:span text:style-name="T1">Moodle</text:span> 2.4.3 [22] and a light-weight workflow and Business Process Management (BPM) Platform – Activiti 5.12 [16]. The resulting prototype of a WMS for e- learning, offers tools for modelling and management of concrete e-courses. The modeling is facilitated by complex (in general nonlinear and adaptable) flow structures based on learning activities (as defined by the Moodle environment). The Activiti engine manages the e-learning process for a set of students taking part in a given e-course.</text:p>
            <text:p>7. Figure 2 presents a <text:span text:style-name="T1">concrete implementation of the general schema</text:span> specified in the previous section. It also provides an insight on the way Activiti and Moodle modules integrate. In this scenario both systems (LMS, WMS) provide a convenient and extensible REST [23] interface, through which the state synchronization (information exchange) happens naturally. Further, the Adaptive Course extension to Moodle embeds Activiti’s web process editor, allowing for process editing directly from Moodle (Figure 3).</text:p>
            <text:p>8. In order for Activiti Modeler to support Moodle activities/resources its stencilset was extended with a new “Moodle” category.</text:p>
            <text:p>9. This paper presents a <text:span text:style-name="T1">software prototype</text:span> based on an LMS and WMS: Moodle and Activiti. The prototype extends the current Moodle system to support process-based e- courses by only adding an additional course type. In contrast to [11, 12], where adaptation occurs on Moodle’s section level, the proposed implementation sequences Moodle resources and activities.</text:p>
          </table:table-cell>
          <table:table-cell office:value-type="string" calcext:value-type="string">
            <text:p>What is the contribution?</text:p>
            <text:p>What kind of platform does the paper propose?</text:p>
            <text:p>What software tools are used?</text:p>
            <text:p><text:span text:style-name="T5">Is it for academic purposes?</text:span></text:p>
            <text:p/>
          </table:table-cell>
          <table:table-cell office:value-type="string" calcext:value-type="string">
            <text:p>ACM New York, NY, USA</text:p>
          </table:table-cell>
          <table:table-cell office:value-type="string" calcext:value-type="string">
            <text:p>inproceedings</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BPMN 2.0, WFS</text:p>
          </table:table-cell>
          <table:table-cell office:value-type="string" calcext:value-type="string">
            <text:p>BP Graphical Modeling,</text:p>
            <text:p>BP Workflow for Execution</text:p>
          </table:table-cell>
          <table:table-cell office:value-type="string" calcext:value-type="string">
            <text:p>none</text:p>
          </table:table-cell>
          <table:table-cell office:value-type="string" calcext:value-type="string">
            <text:p>Moodle integrated</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Apache Activiti, Moodle and related technologies, </text:p>
          </table:table-cell>
          <table:table-cell/>
          <table:table-cell table:number-columns-repeated="2" table:style-name="ce39" office:value-type="string" calcext:value-type="string">
            <text:p>T</text:p>
          </table:table-cell>
          <table:table-cell table:number-columns-repeated="2" table:style-name="ce39" office:value-type="string" calcext:value-type="string">
            <text:p>F</text:p>
          </table:table-cell>
          <table:table-cell office:value-type="string" calcext:value-type="string">
            <text:p>http://dl.acm.org/citation.cfm?id=2516815</text:p>
          </table:table-cell>
          <table:table-cell office:value-type="string" calcext:value-type="string">
            <text:p>Forward SB- It 2</text:p>
          </table:table-cell>
          <table:table-cell/>
          <table:table-cell office:value-type="string" calcext:value-type="string">
            <text:p>Hristo Indzhov, Polina Zhelyazkova, George Totkov</text:p>
          </table:table-cell>
          <table:table-cell office:value-type="string" calcext:value-type="string">
            <text:p>University of Plovdiv "Paisii Hilendarski"</text:p>
          </table:table-cell>
          <table:table-cell table:style-name="Default" office:value-type="string" calcext:value-type="string">
            <text:p>Bulgaria </text:p>
          </table:table-cell>
          <table:table-cell office:value-type="string" calcext:value-type="string">
            <text:p>CompSysTech '13 Proceedings of the 14th International Conference on Computer Systems and Technologies</text:p>
            <text:p>Pages 321-328 </text:p>
          </table:table-cell>
          <table:table-cell table:number-columns-repeated="989"/>
        </table:table-row>
        <table:table-row table:style-name="ro36">
          <table:table-cell/>
          <table:table-cell office:value-type="string" calcext:value-type="string">
            <text:p>T</text:p>
          </table:table-cell>
          <table:table-cell table:style-name="ce13" office:value-type="string" calcext:value-type="string">
            <text:p>Towards a novel graphical editor for modeling Learning scenarios</text:p>
          </table:table-cell>
          <table:table-cell office:value-type="float" office:value="2013" calcext:value-type="float">
            <text:p>2013</text:p>
          </table:table-cell>
          <table:table-cell office:value-type="string" calcext:value-type="string">
            <text:p>1. we present a <text:span text:style-name="T1">novel approach and a graphical tool based both on the IMSLD specification and on MDA </text:span>(Model Driven Architecture) <text:span text:style-name="T1">transformations</text:span> to <text:span text:style-name="T1">Business Process Modeling Ontology (BPMO) notation</text:span>.</text:p>
            <text:p>2. <text:span text:style-name="T1">the designed scenarios</text:span> to a <text:span text:style-name="T1">Business Process Execution Language as BPEL or BPEL4WS</text:span>, so that <text:span text:style-name="T1">scenarios execution, analysis and monitoring </text:span>are done in an equivalent manner to that of business processes. </text:p>
            <text:p>3. As a response for preciously exposed problems, we propose the following approach which is based on a novel graphical tool and on MDA (Model Driven Architecture) transformation to the BPMO [19] notation. Our proposal aims, firstly, covering the LD A, B and C levels, and secondly, targeting Service Oriented (SO) execution environments.</text:p>
            <text:p>4. A <text:span text:style-name="T1">transformation rule </text:span>is a description of how one or more constructs in the source model can be transformed to one or more constructs in the target model. </text:p>
            <text:p>5. With regards to the MDA approach, we had developed both LD and BPMO meta-models (figure 5) using the Ecore language.</text:p>
            <text:p>6. For instance, the learning scenario will be defined as a chain of composed or simple Web services and will executed by a BPEL4WS engine provided by the web services infrastructure.</text:p>
            <text:p>7. The figure 6 illustrates this kind of execution environment where the learning scenarios expressed in BPEL or BPEL4WS language is considered as the principal input for the SOLMS. </text:p>
            <text:p>8. After designing the sample scenario, step (1) and (2) of our approach are carried out to obtain the BPMO corresponding sample as illustrated respectively in figure 9 and 10</text:p>
          </table:table-cell>
          <table:table-cell office:value-type="string" calcext:value-type="string">
            <text:p>What is the contribution?</text:p>
            <text:p>What kind of platform does the paper propose?</text:p>
            <text:p>What software tools are used?</text:p>
            <text:p>Does it provide platoform for both Authoring(modeling) and fruition/execution/enactment?</text:p>
            <text:p><text:span text:style-name="T5">What BP standards are used?</text:span></text:p>
            <text:p><text:span text:style-name="T5">What EML standards are used?</text:span></text:p>
            <text:p><text:span text:style-name="T5">How Business Process Techniques are used?</text:span></text:p>
            <text:p><text:span text:style-name="T5">Do they translate EML to BP</text:span></text:p>
            <text:p/>
            <text:p/>
          </table:table-cell>
          <table:table-cell office:value-type="string" calcext:value-type="string">
            <text:p>IEEE</text:p>
          </table:table-cell>
          <table:table-cell office:value-type="string" calcext:value-type="string">
            <text:p>inproceedings</text:p>
          </table:table-cell>
          <table:table-cell office:value-type="string" calcext:value-type="string">
            <text:p>Implemented Software Tool</text:p>
          </table:table-cell>
          <table:table-cell office:value-type="string" calcext:value-type="string">
            <text:p>Not Well-Defined</text:p>
          </table:table-cell>
          <table:table-cell office:value-type="string" calcext:value-type="string">
            <text:p>BPMO, BPEL</text:p>
          </table:table-cell>
          <table:table-cell table:style-name="ce13" office:value-type="string" calcext:value-type="string">
            <text:p><text:span text:style-name="T5">EML to BP Translation</text:span></text:p>
            <text:p><text:span text:style-name="T5">BP Workflow concepts for execution</text:span></text:p>
          </table:table-cell>
          <table:table-cell office:value-type="string" calcext:value-type="string">
            <text:p>IMSLD levels A, B and C compliant</text:p>
          </table:table-cell>
          <table:table-cell office:value-type="string" calcext:value-type="string">
            <text:p>independent tool</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text:p>
          </table:table-cell>
          <table:table-cell office:value-type="string" calcext:value-type="string">
            <text:p>unclear</text:p>
          </table:table-cell>
          <table:table-cell office:value-type="string" calcext:value-type="string">
            <text:p>bpmo, IMS-LD, MDA, SOA</text:p>
          </table:table-cell>
          <table:table-cell/>
          <table:table-cell table:number-columns-repeated="2" table:style-name="ce41" office:value-type="string" calcext:value-type="string">
            <text:p>T</text:p>
          </table:table-cell>
          <table:table-cell table:number-columns-repeated="2" table:style-name="ce41" office:value-type="string" calcext:value-type="string">
            <text:p>F</text:p>
          </table:table-cell>
          <table:table-cell/>
          <table:table-cell office:value-type="string" calcext:value-type="string">
            <text:p>automatic search</text:p>
          </table:table-cell>
          <table:table-cell/>
          <table:table-cell office:value-type="string" calcext:value-type="string">
            <text:p>Harrathi, M, Khemaja, M.</text:p>
          </table:table-cell>
          <table:table-cell table:style-name="ce20" office:value-type="string" calcext:value-type="string">
            <text:p>PRINCE Res. Unit, Univ. of Sousse, Sousse, Tunisia</text:p>
          </table:table-cell>
          <table:table-cell table:style-name="ce20" office:value-type="string" calcext:value-type="string">
            <text:p>Tunisia</text:p>
          </table:table-cell>
          <table:table-cell office:value-type="string" calcext:value-type="string">
            <text:p>Computer and Information Technology (WCCIT), 2013 World Congress on</text:p>
          </table:table-cell>
          <table:table-cell table:number-columns-repeated="989"/>
        </table:table-row>
        <table:table-row table:style-name="ro1" table:visibility="filter">
          <table:table-cell table:style-name="ce2"/>
          <table:table-cell table:style-name="ce2" office:value-type="string" calcext:value-type="string">
            <text:p>F</text:p>
          </table:table-cell>
          <table:table-cell table:style-name="ce9" office:value-type="string" calcext:value-type="string">
            <text:p>An innovation model in curriculum design for teaching engineering at universidad EAFIT</text:p>
          </table:table-cell>
          <table:table-cell table:style-name="ce9" office:value-type="float" office:value="2014" calcext:value-type="float">
            <text:p>2014</text:p>
          </table:table-cell>
          <table:table-cell table:style-name="ce9" table:number-columns-repeated="2"/>
          <table:table-cell table:style-name="ce32" office:value-type="string" calcext:value-type="string">
            <text:p>IEEE</text:p>
          </table:table-cell>
          <table:table-cell table:style-name="ce33" office:value-type="string" calcext:value-type="string">
            <text:p>inproceedings</text:p>
          </table:table-cell>
          <table:table-cell table:style-name="ce33"/>
          <table:table-cell table:style-name="ce9" table:number-columns-repeated="6"/>
          <table:table-cell table:style-name="ce9" office:value-type="string" calcext:value-type="string">
            <text:p>Burlton Hexagon</text:p>
          </table:table-cell>
          <table:table-cell table:style-name="ce9" table:number-columns-repeated="5"/>
          <table:table-cell table:style-name="ce2"/>
          <table:table-cell table:number-columns-repeated="2" table:style-name="ce47" office:value-type="string" calcext:value-type="string">
            <text:p>F</text:p>
          </table:table-cell>
          <table:table-cell table:style-name="ce47" table:number-columns-repeated="2"/>
          <table:table-cell table:style-name="ce9" office:value-type="string" calcext:value-type="string">
            <text:p>http://ieeexplore.ieee.org/xpl/articleDetails.jsp?arnumber=7044386</text:p>
          </table:table-cell>
          <table:table-cell table:style-name="ce9" office:value-type="string" calcext:value-type="string">
            <text:p>automatic search</text:p>
          </table:table-cell>
          <table:table-cell table:style-name="ce9" table:number-columns-repeated="5"/>
          <table:table-cell table:number-columns-repeated="989"/>
        </table:table-row>
        <table:table-row table:style-name="ro37">
          <table:table-cell/>
          <table:table-cell office:value-type="string" calcext:value-type="string">
            <text:p>T</text:p>
          </table:table-cell>
          <table:table-cell office:value-type="string" calcext:value-type="string">
            <text:p>COLearn and open discovery space portal alignment: A case of enriching open learning infrastructures with collaborative learning capabilities</text:p>
          </table:table-cell>
          <table:table-cell office:value-type="float" office:value="2014" calcext:value-type="float">
            <text:p>2014</text:p>
          </table:table-cell>
          <table:table-cell table:style-name="Default" office:value-type="string" calcext:value-type="string">
            <text:p>1. COLearn platform which can be seen as a shell, easily <text:span text:style-name="T1">integrated</text:span> on top of existing <text:span text:style-name="T1">open learning infrastructures</text:span></text:p>
            <text:p>2. offering functionality to <text:span text:style-name="T1">design rich learning activities and learning workflows</text:span></text:p>
            <text:p>3. COLearn <text:span text:style-name="T1">run-time environment</text:span> is used to enact these activities and workflows</text:p>
            <text:p>4. provides structure to the <text:span text:style-name="T1">groups of learners</text:span> that participate in learning workflows, dynamically adapts the workflows during their enactment, monitors their evolution to facilitate <text:span text:style-name="T1">assessment and provides feedback</text:span> to the learners</text:p>
            <text:p>5. COLearn employs an <text:span text:style-name="T1">intuitive graphical representation exploiting the BPMN standard</text:span>.</text:p>
            <text:p>6. As an internal representation and <text:span text:style-name="T1">interoperability model it uses IMS LD</text:span> thus offering effective sharing and remixing to realize the vision of open educational practices</text:p>
            <text:p>7. Our approach, however, can connect <text:span text:style-name="T1">formal, informal, and lifelong learning opportunities</text:span> within a context that is centered upon the specific learning context that the learning design is targeting at</text:p>
            <text:p>8. Our approach goes beyond the boundaries of the organization and operates in a more <text:span text:style-name="T1">decentralized, loosely coupled, and open context</text:span></text:p>
            <text:p>9. Teachers could create their customized learning environments- at the<text:span text:style-name="T1"> authoring level</text:span></text:p>
            <text:p>10. offers a <text:span text:style-name="T1">collaboration script authoring tool</text:span> based on the Business Process Modeling Notation (BPMN) [2] as the model for the <text:span text:style-name="T1">graphical representation</text:span> of scripts</text:p>
            <text:p>11. <text:span text:style-name="T1">web-based collaborative learning environment</text:span> that supports the specification of collaboration scripts (these could be pedagogical scenarios or lesson plans), their deployment and enactment.</text:p>
            <text:p>12. <text:span text:style-name="T1">runtime environment</text:span> the user has an up-to-date view of her/ his learning process</text:p>
            <text:p>13. engine fully supports <text:span text:style-name="T1">IMS LD levels A, B, C</text:span></text:p>
            <text:p>14. <text:span text:style-name="T1">transformation of the script</text:span> from the BPMN to its IMS LD</text:p>
            <text:p/>
          </table:table-cell>
          <table:table-cell office:value-type="string" calcext:value-type="string">
            <text:p>What kind of platform does the paper propose?</text:p>
            <text:p>What software tools are used?</text:p>
            <text:p>Whats the contribution?</text:p>
            <text:p>Can BP used for designing/modeling purposes?</text:p>
            <text:p>What BP standards are used?</text:p>
            <text:p>What EML standards are used?</text:p>
            <text:p>Is it collaborative activity?</text:p>
            <text:p>Do they translate BP to EML</text:p>
            <text:p>Is it used for monitoring and assessment of study progress?</text:p>
            <text:p/>
          </table:table-cell>
          <table:table-cell office:value-type="string" calcext:value-type="string">
            <text:p>IEEE</text:p>
          </table:table-cell>
          <table:table-cell table:style-name="ce31" office:value-type="string" calcext:value-type="string">
            <text:p>inproceedings</text:p>
          </table:table-cell>
          <table:table-cell table:style-name="ce31" office:value-type="string" calcext:value-type="string">
            <text:p>Implemented Software Tool</text:p>
          </table:table-cell>
          <table:table-cell office:value-type="string" calcext:value-type="string">
            <text:p>Well Defined</text:p>
          </table:table-cell>
          <table:table-cell office:value-type="string" calcext:value-type="string">
            <text:p>BPMN</text:p>
          </table:table-cell>
          <table:table-cell office:value-type="string" calcext:value-type="string">
            <text:p>BP Graphical Modeling,</text:p>
            <text:p>EML to BP Translation</text:p>
          </table:table-cell>
          <table:table-cell office:value-type="string" calcext:value-type="string">
            <text:p>IMS-LD</text:p>
          </table:table-cell>
          <table:table-cell office:value-type="string" calcext:value-type="string">
            <text:p>webbased- Collaborative</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BPMN, IMS-LD, Copper core, XMPP, IMS LTI, RealTime Message middleware</text:p>
          </table:table-cell>
          <table:table-cell table:style-name="ce5"/>
          <table:table-cell table:number-columns-repeated="2" table:style-name="ce43" office:value-type="string" calcext:value-type="string">
            <text:p>T</text:p>
          </table:table-cell>
          <table:table-cell table:number-columns-repeated="2" table:style-name="ce43" office:value-type="string" calcext:value-type="string">
            <text:p>F</text:p>
          </table:table-cell>
          <table:table-cell office:value-type="string" calcext:value-type="string">
            <text:p>http://ieeexplore.ieee.org/xpl/abstractAuthors.jsp?arnumber=7011142</text:p>
          </table:table-cell>
          <table:table-cell office:value-type="string" calcext:value-type="string">
            <text:p>automatic search</text:p>
          </table:table-cell>
          <table:table-cell/>
          <table:table-cell office:value-type="string" calcext:value-type="string">
            <text:p>Stylianakis, G. Moumoutzis, N. ; Arapi, P. ; Mylonakis, M. ; Christodoulakis, S.</text:p>
          </table:table-cell>
          <table:table-cell table:style-name="ce20" office:value-type="string" calcext:value-type="string">
            <text:p>Lab. of Distrib. Multimedia Inf. Syst. &amp; Applic., Tech. Univ. of Crete (TUC/MUSIC), Chania, Greece </text:p>
          </table:table-cell>
          <table:table-cell table:style-name="ce20" office:value-type="string" calcext:value-type="string">
            <text:p>Greece</text:p>
          </table:table-cell>
          <table:table-cell table:style-name="ce17" office:value-type="string" calcext:value-type="string">
            <text:p>Interactive Mobile Communication Technologies and Learning (IMCL), 2014 International Conference on</text:p>
          </table:table-cell>
          <table:table-cell table:number-columns-repeated="989"/>
        </table:table-row>
        <table:table-row table:style-name="ro38">
          <table:table-cell office:value-type="string" calcext:value-type="string">
            <text:p>ID1404</text:p>
          </table:table-cell>
          <table:table-cell office:value-type="string" calcext:value-type="string">
            <text:p>T</text:p>
          </table:table-cell>
          <table:table-cell office:value-type="string" calcext:value-type="string">
            <text:p>Multi-tenant enabled eLearning platform: Blended with workflow technologies</text:p>
          </table:table-cell>
          <table:table-cell office:value-type="float" office:value="2014" calcext:value-type="float">
            <text:p>2014</text:p>
          </table:table-cell>
          <table:table-cell office:value-type="string" calcext:value-type="string">
            <text:p>1. This paper proposes a <text:span text:style-name="T1">multi-tenant eLearning platform</text:span>, that <text:span text:style-name="T1">utilizes workflow technologies for modeling the eLearning proces</text:span>s and for achieving the effective system in managing the multiple tenant's business requirements.</text:p>
            <text:p>2. Figure-1 renders the customization process of the eLearning services using a workflow designer unit, an Orchestration unit and a user interface Builder unit. </text:p>
            <text:p>3. The workflows designed by each tenant-admin can be updated or configured at any time without any source code compilation or deployment.</text:p>
            <text:p>4. B<text:span text:style-name="T1">PEL is used to automate these workflows</text:span>, thereby increasing the efficiency and productivity of the organization.</text:p>
            <text:p>5. The key benefits of the workflow engines for automating the manual business process in the eLearning system have been presented. We implemented the customization feature of the assessment learning service in the proposed multi-tenant based eLearning system.</text:p>
          </table:table-cell>
          <table:table-cell office:value-type="string" calcext:value-type="string">
            <text:p><text:span text:style-name="T5">What BP standards are used?</text:span></text:p>
            <text:p><text:span text:style-name="T5">What EML standards are used?</text:span></text:p>
            <text:p><text:span text:style-name="T5">What is the contribution?</text:span></text:p>
            <text:p><text:span text:style-name="T5">What kind of platform does the paper propose?</text:span></text:p>
            <text:p><text:span text:style-name="T5">What software tools are used?</text:span></text:p>
            <text:p><text:span text:style-name="T5">Can BP used for designing/modeling purposes?</text:span></text:p>
            <text:p><text:span text:style-name="T5">Does it provide platoform for both Authoring(modeling) and fruition/execution/enactment?</text:span></text:p>
            <text:p/>
            <text:p/>
          </table:table-cell>
          <table:table-cell office:value-type="string" calcext:value-type="string">
            <text:p>IEEE</text:p>
          </table:table-cell>
          <table:table-cell office:value-type="string" calcext:value-type="string">
            <text:p>inproceedings</text:p>
          </table:table-cell>
          <table:table-cell office:value-type="string" calcext:value-type="string">
            <text:p>Implemented Software Tool</text:p>
          </table:table-cell>
          <table:table-cell office:value-type="string" calcext:value-type="string">
            <text:p>Well Defined</text:p>
          </table:table-cell>
          <table:table-cell office:value-type="string" calcext:value-type="string">
            <text:p>BPEL</text:p>
          </table:table-cell>
          <table:table-cell office:value-type="string" calcext:value-type="string">
            <text:p>BP Graphical Modeling,</text:p>
            <text:p>BP Workflow for Execution</text:p>
          </table:table-cell>
          <table:table-cell office:value-type="string" calcext:value-type="string">
            <text:p>none</text:p>
          </table:table-cell>
          <table:table-cell office:value-type="string" calcext:value-type="string">
            <text:p>independent tool</text:p>
          </table:table-cell>
          <table:table-cell table:number-columns-repeated="2" office:value-type="string" calcext:value-type="string">
            <text:p>no</text:p>
          </table:table-cell>
          <table:table-cell office:value-type="string" calcext:value-type="string">
            <text:p>Inbuild in BP diagram</text:p>
          </table:table-cell>
          <table:table-cell office:value-type="string" calcext:value-type="string">
            <text:p>yes</text:p>
          </table:table-cell>
          <table:table-cell office:value-type="string" calcext:value-type="string">
            <text:p>no</text:p>
          </table:table-cell>
          <table:table-cell office:value-type="string" calcext:value-type="string">
            <text:p>nil</text:p>
          </table:table-cell>
          <table:table-cell office:value-type="string" calcext:value-type="string">
            <text:p>Apache ODE, WSo2 BP server, Saas </text:p>
          </table:table-cell>
          <table:table-cell/>
          <table:table-cell table:style-name="ce37" office:value-type="string" calcext:value-type="string">
            <text:p>T</text:p>
          </table:table-cell>
          <table:table-cell table:number-columns-repeated="3" table:style-name="ce37" office:value-type="string" calcext:value-type="string">
            <text:p>F</text:p>
          </table:table-cell>
          <table:table-cell table:style-name="Default" office:value-type="string" calcext:value-type="string">
            <text:p>http://ieeexplore.ieee.org/xpls/abs_all.jsp?arnumber=7081247&amp;tag=1</text:p>
          </table:table-cell>
          <table:table-cell office:value-type="string" calcext:value-type="string">
            <text:p>Forward SB- It 4</text:p>
          </table:table-cell>
          <table:table-cell/>
          <table:table-cell office:value-type="string" calcext:value-type="string">
            <text:p>Bhilwar, A., &amp; Jain, S</text:p>
          </table:table-cell>
          <table:table-cell office:value-type="string" calcext:value-type="string">
            <text:p>Centre for Dev. of Adv. Comput. (C-DAC), Hyderabad, India</text:p>
          </table:table-cell>
          <table:table-cell office:value-type="string" calcext:value-type="string">
            <text:p>India</text:p>
          </table:table-cell>
          <table:table-cell office:value-type="string" calcext:value-type="string">
            <text:p>IEEE Conference on e-Learning, e-Management and e-Services (IC3e), 2014</text:p>
          </table:table-cell>
          <table:table-cell table:number-columns-repeated="989"/>
        </table:table-row>
        <table:table-row table:style-name="ro1" table:visibility="filter">
          <table:table-cell/>
          <table:table-cell office:value-type="string" calcext:value-type="string">
            <text:p>F</text:p>
          </table:table-cell>
          <table:table-cell office:value-type="string" calcext:value-type="string">
            <text:p>On the theoretical foundations of research into the understandability of business process models</text:p>
          </table:table-cell>
          <table:table-cell office:value-type="float" office:value="2014" calcext:value-type="float">
            <text:p>2014</text:p>
          </table:table-cell>
          <table:table-cell table:number-columns-repeated="2"/>
          <table:table-cell office:value-type="string" calcext:value-type="string">
            <text:p>ECIS</text:p>
          </table:table-cell>
          <table:table-cell office:value-type="string" calcext:value-type="string">
            <text:p>inproceedings</text:p>
          </table:table-cell>
          <table:table-cell table:number-columns-repeated="14"/>
          <table:table-cell table:style-name="ce37" table:number-columns-repeated="4"/>
          <table:table-cell table:style-name="Default"/>
          <table:table-cell table:number-columns-repeated="2"/>
          <table:table-cell office:value-type="string" calcext:value-type="string">
            <text:p>Houy, Constantin, Peter Fettke, and Peter Loos</text:p>
          </table:table-cell>
          <table:table-cell office:value-type="string" calcext:value-type="string">
            <text:p>Institute for Information Systems (IWi) at the German Research Center for Artificial Intelligence (DFKI) and Saarland University, Saarbrücken, Germany</text:p>
          </table:table-cell>
          <table:table-cell office:value-type="string" calcext:value-type="string">
            <text:p>Germany</text:p>
          </table:table-cell>
          <table:table-cell office:value-type="string" calcext:value-type="string">
            <text:p>European Conference on Information Systems 2014 Proceedings</text:p>
          </table:table-cell>
          <table:table-cell table:number-columns-repeated="989"/>
        </table:table-row>
        <table:table-row table:style-name="ro1">
          <table:table-cell/>
          <table:table-cell office:value-type="string" calcext:value-type="string">
            <text:p>T</text:p>
          </table:table-cell>
          <table:table-cell table:style-name="Default" office:value-type="string" calcext:value-type="string">
            <text:p>On workflow enabled e-learning services</text:p>
          </table:table-cell>
          <table:table-cell table:number-columns-repeated="1019"/>
        </table:table-row>
        <table:table-row table:style-name="ro39" table:visibility="filter">
          <table:table-cell/>
          <table:table-cell office:value-type="string" calcext:value-type="string">
            <text:p>F</text:p>
          </table:table-cell>
          <table:table-cell office:value-type="string" calcext:value-type="string">
            <text:p>Research and Development of Teaching Management </text:p>
            <text:p>System Based on the Pattern of “Work Flow” </text:p>
          </table:table-cell>
          <table:table-cell/>
          <table:table-cell table:style-name="ce10"/>
          <table:table-cell table:number-columns-repeated="1017"/>
        </table:table-row>
        <table:table-row table:style-name="ro1" table:number-rows-repeated="1048517">
          <table:table-cell table:number-columns-repeated="1022"/>
        </table:table-row>
        <table:table-row table:style-name="ro1">
          <table:table-cell table:number-columns-repeated="1022"/>
        </table:table-row>
      </table:table>
      <table:table table:name="NewCriteria" table:style-name="ta1">
        <table:table-column table:style-name="co24" table:default-cell-style-name="ce53"/>
        <table:table-row table:style-name="ro40">
          <table:table-cell office:value-type="string" calcext:value-type="string">
            <text:p>Inclusion</text:p>
          </table:table-cell>
        </table:table-row>
        <table:table-row table:style-name="ro40">
          <table:table-cell table:style-name="ce54" office:value-type="string" calcext:value-type="string">
            <text:p>Published articles written in English language only</text:p>
          </table:table-cell>
        </table:table-row>
        <table:table-row table:style-name="ro40">
          <table:table-cell table:style-name="Default" office:value-type="string" calcext:value-type="string">
            <text:p>Study that focuses on e-learning approach that uses some of business process management techniques and methodologies</text:p>
          </table:table-cell>
        </table:table-row>
        <table:table-row table:style-name="ro40">
          <table:table-cell table:style-name="Default"/>
        </table:table-row>
        <table:table-row table:style-name="ro40">
          <table:table-cell office:value-type="string" calcext:value-type="string">
            <text:p>Exclusion</text:p>
          </table:table-cell>
        </table:table-row>
      </table:table>
      <table:table table:name="Year Range" table:style-name="ta1">
        <table:shapes>
          <draw:frame draw:z-index="0" draw:style-name="gr1" draw:text-style-name="P1" svg:width="635.07pt" svg:height="290.52pt" svg:x="456.01pt" svg:y="116.73pt">
            <loext:p draw:notify-on-update-of-ranges="'Year Range'.D2:'Year Range'.D18 'Year Range'.E2:'Year Range'.E18"/>
            <draw:object xlink:href="./Object 1" xlink:type="simple" xlink:show="embed" xlink:actuate="onLoad"/>
            <draw:image xlink:href="./ObjectReplacements/Object 1" xlink:type="simple" xlink:show="embed" xlink:actuate="onLoad"/>
          </draw:frame>
        </table:shapes>
        <table:table-column table:style-name="co4" table:default-cell-style-name="ce74"/>
        <table:table-column table:style-name="co4" table:number-columns-repeated="5" table:default-cell-style-name="Default"/>
        <table:table-row table:style-name="ro1">
          <table:table-cell table:style-name="ce119" office:value-type="string" calcext:value-type="string">
            <text:p>Data</text:p>
          </table:table-cell>
          <table:table-cell table:number-columns-repeated="2"/>
          <table:table-cell table:style-name="ce117" office:value-type="string" calcext:value-type="string">
            <text:p>Bin</text:p>
          </table:table-cell>
          <table:table-cell table:style-name="ce117" office:value-type="string" calcext:value-type="string">
            <text:p>Frequency</text:p>
          </table:table-cell>
          <table:table-cell/>
        </table:table-row>
        <table:table-row table:style-name="ro1">
          <table:table-cell office:value-type="float" office:value="2005" calcext:value-type="float">
            <text:p>2005</text:p>
          </table:table-cell>
          <table:table-cell table:number-columns-repeated="2"/>
          <table:table-cell office:value-type="float" office:value="2000" calcext:value-type="float">
            <text:p>2000</text:p>
          </table:table-cell>
          <table:table-cell table:number-matrix-columns-spanned="1" table:number-matrix-rows-spanned="18" table:formula="of:=FREQUENCY([.A2:.A54];[.D2:.D18])" office:value-type="float" office:value="1" calcext:value-type="float">
            <text:p>1</text:p>
          </table:table-cell>
          <table:table-cell table:formula="of:=[.E2]" office:value-type="float" office:value="1" calcext:value-type="float">
            <text:p>1</text:p>
          </table:table-cell>
        </table:table-row>
        <table:table-row table:style-name="ro1">
          <table:table-cell office:value-type="float" office:value="2011" calcext:value-type="float">
            <text:p>2011</text:p>
          </table:table-cell>
          <table:table-cell table:number-columns-repeated="2"/>
          <table:table-cell office:value-type="float" office:value="2001" calcext:value-type="float">
            <text:p>2001</text:p>
          </table:table-cell>
          <table:table-cell office:value-type="float" office:value="1" calcext:value-type="float">
            <text:p>1</text:p>
          </table:table-cell>
          <table:table-cell table:formula="of:=[.E3]" office:value-type="float" office:value="1" calcext:value-type="float">
            <text:p>1</text:p>
          </table:table-cell>
        </table:table-row>
        <table:table-row table:style-name="ro1">
          <table:table-cell office:value-type="float" office:value="2006" calcext:value-type="float">
            <text:p>2006</text:p>
          </table:table-cell>
          <table:table-cell table:number-columns-repeated="2"/>
          <table:table-cell office:value-type="float" office:value="2002" calcext:value-type="float">
            <text:p>2002</text:p>
          </table:table-cell>
          <table:table-cell office:value-type="float" office:value="1" calcext:value-type="float">
            <text:p>1</text:p>
          </table:table-cell>
          <table:table-cell table:formula="of:=[.E4]" office:value-type="float" office:value="1" calcext:value-type="float">
            <text:p>1</text:p>
          </table:table-cell>
        </table:table-row>
        <table:table-row table:style-name="ro1">
          <table:table-cell office:value-type="float" office:value="2009" calcext:value-type="float">
            <text:p>2009</text:p>
          </table:table-cell>
          <table:table-cell table:number-columns-repeated="2"/>
          <table:table-cell office:value-type="float" office:value="2003" calcext:value-type="float">
            <text:p>2003</text:p>
          </table:table-cell>
          <table:table-cell office:value-type="float" office:value="1" calcext:value-type="float">
            <text:p>1</text:p>
          </table:table-cell>
          <table:table-cell table:formula="of:=[.E5]" office:value-type="float" office:value="1" calcext:value-type="float">
            <text:p>1</text:p>
          </table:table-cell>
        </table:table-row>
        <table:table-row table:style-name="ro1">
          <table:table-cell office:value-type="float" office:value="2005" calcext:value-type="float">
            <text:p>2005</text:p>
          </table:table-cell>
          <table:table-cell table:number-columns-repeated="2"/>
          <table:table-cell office:value-type="float" office:value="2004" calcext:value-type="float">
            <text:p>2004</text:p>
          </table:table-cell>
          <table:table-cell office:value-type="float" office:value="2" calcext:value-type="float">
            <text:p>2</text:p>
          </table:table-cell>
          <table:table-cell table:formula="of:=[.E6]" office:value-type="float" office:value="2" calcext:value-type="float">
            <text:p>2</text:p>
          </table:table-cell>
        </table:table-row>
        <table:table-row table:style-name="ro1">
          <table:table-cell office:value-type="float" office:value="2012" calcext:value-type="float">
            <text:p>2012</text:p>
          </table:table-cell>
          <table:table-cell table:number-columns-repeated="2"/>
          <table:table-cell office:value-type="float" office:value="2005" calcext:value-type="float">
            <text:p>2005</text:p>
          </table:table-cell>
          <table:table-cell office:value-type="float" office:value="3" calcext:value-type="float">
            <text:p>3</text:p>
          </table:table-cell>
          <table:table-cell table:formula="of:=[.E7]" office:value-type="float" office:value="3" calcext:value-type="float">
            <text:p>3</text:p>
          </table:table-cell>
        </table:table-row>
        <table:table-row table:style-name="ro1">
          <table:table-cell office:value-type="float" office:value="2009" calcext:value-type="float">
            <text:p>2009</text:p>
          </table:table-cell>
          <table:table-cell table:number-columns-repeated="2"/>
          <table:table-cell office:value-type="float" office:value="2006" calcext:value-type="float">
            <text:p>2006</text:p>
          </table:table-cell>
          <table:table-cell office:value-type="float" office:value="8" calcext:value-type="float">
            <text:p>8</text:p>
          </table:table-cell>
          <table:table-cell table:formula="of:=[.E8]" office:value-type="float" office:value="8" calcext:value-type="float">
            <text:p>8</text:p>
          </table:table-cell>
        </table:table-row>
        <table:table-row table:style-name="ro1">
          <table:table-cell office:value-type="float" office:value="2007" calcext:value-type="float">
            <text:p>2007</text:p>
          </table:table-cell>
          <table:table-cell table:number-columns-repeated="2"/>
          <table:table-cell office:value-type="float" office:value="2007" calcext:value-type="float">
            <text:p>2007</text:p>
          </table:table-cell>
          <table:table-cell office:value-type="float" office:value="8" calcext:value-type="float">
            <text:p>8</text:p>
          </table:table-cell>
          <table:table-cell table:formula="of:=[.E9]" office:value-type="float" office:value="8" calcext:value-type="float">
            <text:p>8</text:p>
          </table:table-cell>
        </table:table-row>
        <table:table-row table:style-name="ro1">
          <table:table-cell office:value-type="float" office:value="2014" calcext:value-type="float">
            <text:p>2014</text:p>
          </table:table-cell>
          <table:table-cell table:number-columns-repeated="2"/>
          <table:table-cell office:value-type="float" office:value="2008" calcext:value-type="float">
            <text:p>2008</text:p>
          </table:table-cell>
          <table:table-cell office:value-type="float" office:value="4" calcext:value-type="float">
            <text:p>4</text:p>
          </table:table-cell>
          <table:table-cell table:formula="of:=[.E10]" office:value-type="float" office:value="4" calcext:value-type="float">
            <text:p>4</text:p>
          </table:table-cell>
        </table:table-row>
        <table:table-row table:style-name="ro1">
          <table:table-cell office:value-type="float" office:value="2013" calcext:value-type="float">
            <text:p>2013</text:p>
          </table:table-cell>
          <table:table-cell table:number-columns-repeated="2"/>
          <table:table-cell office:value-type="float" office:value="2009" calcext:value-type="float">
            <text:p>2009</text:p>
          </table:table-cell>
          <table:table-cell office:value-type="float" office:value="5" calcext:value-type="float">
            <text:p>5</text:p>
          </table:table-cell>
          <table:table-cell table:formula="of:=[.E11]" office:value-type="float" office:value="5" calcext:value-type="float">
            <text:p>5</text:p>
          </table:table-cell>
        </table:table-row>
        <table:table-row table:style-name="ro1">
          <table:table-cell office:value-type="float" office:value="2007" calcext:value-type="float">
            <text:p>2007</text:p>
          </table:table-cell>
          <table:table-cell table:number-columns-repeated="2"/>
          <table:table-cell office:value-type="float" office:value="2010" calcext:value-type="float">
            <text:p>2010</text:p>
          </table:table-cell>
          <table:table-cell office:value-type="float" office:value="4" calcext:value-type="float">
            <text:p>4</text:p>
          </table:table-cell>
          <table:table-cell table:formula="of:=[.E12]" office:value-type="float" office:value="4" calcext:value-type="float">
            <text:p>4</text:p>
          </table:table-cell>
        </table:table-row>
        <table:table-row table:style-name="ro1">
          <table:table-cell office:value-type="float" office:value="2009" calcext:value-type="float">
            <text:p>2009</text:p>
          </table:table-cell>
          <table:table-cell table:number-columns-repeated="2"/>
          <table:table-cell office:value-type="float" office:value="2011" calcext:value-type="float">
            <text:p>2011</text:p>
          </table:table-cell>
          <table:table-cell office:value-type="float" office:value="2" calcext:value-type="float">
            <text:p>2</text:p>
          </table:table-cell>
          <table:table-cell table:formula="of:=[.E13]" office:value-type="float" office:value="2" calcext:value-type="float">
            <text:p>2</text:p>
          </table:table-cell>
        </table:table-row>
        <table:table-row table:style-name="ro1">
          <table:table-cell office:value-type="float" office:value="2010" calcext:value-type="float">
            <text:p>2010</text:p>
          </table:table-cell>
          <table:table-cell table:number-columns-repeated="2"/>
          <table:table-cell office:value-type="float" office:value="2012" calcext:value-type="float">
            <text:p>2012</text:p>
          </table:table-cell>
          <table:table-cell office:value-type="float" office:value="3" calcext:value-type="float">
            <text:p>3</text:p>
          </table:table-cell>
          <table:table-cell table:formula="of:=[.E14]" office:value-type="float" office:value="3" calcext:value-type="float">
            <text:p>3</text:p>
          </table:table-cell>
        </table:table-row>
        <table:table-row table:style-name="ro1">
          <table:table-cell office:value-type="float" office:value="2004" calcext:value-type="float">
            <text:p>2004</text:p>
          </table:table-cell>
          <table:table-cell table:number-columns-repeated="2"/>
          <table:table-cell office:value-type="float" office:value="2013" calcext:value-type="float">
            <text:p>2013</text:p>
          </table:table-cell>
          <table:table-cell office:value-type="float" office:value="6" calcext:value-type="float">
            <text:p>6</text:p>
          </table:table-cell>
          <table:table-cell table:formula="of:=[.E15]" office:value-type="float" office:value="6" calcext:value-type="float">
            <text:p>6</text:p>
          </table:table-cell>
        </table:table-row>
        <table:table-row table:style-name="ro1">
          <table:table-cell office:value-type="float" office:value="2014" calcext:value-type="float">
            <text:p>2014</text:p>
          </table:table-cell>
          <table:table-cell table:number-columns-repeated="2"/>
          <table:table-cell office:value-type="float" office:value="2014" calcext:value-type="float">
            <text:p>2014</text:p>
          </table:table-cell>
          <table:table-cell office:value-type="float" office:value="4" calcext:value-type="float">
            <text:p>4</text:p>
          </table:table-cell>
          <table:table-cell table:formula="of:=[.E16]" office:value-type="float" office:value="4" calcext:value-type="float">
            <text:p>4</text:p>
          </table:table-cell>
        </table:table-row>
        <table:table-row table:style-name="ro1">
          <table:table-cell office:value-type="float" office:value="2013" calcext:value-type="float">
            <text:p>2013</text:p>
          </table:table-cell>
          <table:table-cell table:number-columns-repeated="2"/>
          <table:table-cell office:value-type="float" office:value="2015" calcext:value-type="float">
            <text:p>2015</text:p>
          </table:table-cell>
          <table:table-cell office:value-type="float" office:value="0" calcext:value-type="float">
            <text:p>0</text:p>
          </table:table-cell>
          <table:table-cell table:formula="of:=[.E17]" office:value-type="float" office:value="0" calcext:value-type="float">
            <text:p>0</text:p>
          </table:table-cell>
        </table:table-row>
        <table:table-row table:style-name="ro1">
          <table:table-cell office:value-type="float" office:value="2009" calcext:value-type="float">
            <text:p>2009</text:p>
          </table:table-cell>
          <table:table-cell table:number-columns-repeated="2"/>
          <table:table-cell office:value-type="float" office:value="2016" calcext:value-type="float">
            <text:p>2016</text:p>
          </table:table-cell>
          <table:table-cell office:value-type="float" office:value="0" calcext:value-type="float">
            <text:p>0</text:p>
          </table:table-cell>
          <table:table-cell table:formula="of:=[.E18]" office:value-type="float" office:value="0" calcext:value-type="float">
            <text:p>0</text:p>
          </table:table-cell>
        </table:table-row>
        <table:table-row table:style-name="ro1">
          <table:table-cell office:value-type="float" office:value="2003" calcext:value-type="float">
            <text:p>2003</text:p>
          </table:table-cell>
          <table:table-cell table:number-columns-repeated="3"/>
          <table:table-cell office:value-type="float" office:value="0" calcext:value-type="float">
            <text:p>0</text:p>
          </table:table-cell>
          <table:table-cell/>
        </table:table-row>
        <table:table-row table:style-name="ro1">
          <table:table-cell office:value-type="float" office:value="2007" calcext:value-type="float">
            <text:p>2007</text:p>
          </table:table-cell>
          <table:table-cell table:number-columns-repeated="5"/>
        </table:table-row>
        <table:table-row table:style-name="ro1">
          <table:table-cell office:value-type="float" office:value="2009" calcext:value-type="float">
            <text:p>2009</text:p>
          </table:table-cell>
          <table:table-cell table:number-columns-repeated="5"/>
        </table:table-row>
        <table:table-row table:style-name="ro1">
          <table:table-cell office:value-type="float" office:value="2006" calcext:value-type="float">
            <text:p>2006</text:p>
          </table:table-cell>
          <table:table-cell table:number-columns-repeated="5"/>
        </table:table-row>
        <table:table-row table:style-name="ro1">
          <table:table-cell office:value-type="float" office:value="2012" calcext:value-type="float">
            <text:p>2012</text:p>
          </table:table-cell>
          <table:table-cell table:number-columns-repeated="5"/>
        </table:table-row>
        <table:table-row table:style-name="ro54">
          <table:table-cell table:style-name="ce84" office:value-type="float" office:value="2013" calcext:value-type="float">
            <text:p>2013</text:p>
          </table:table-cell>
          <table:table-cell table:number-columns-repeated="5"/>
        </table:table-row>
        <table:table-row table:style-name="ro1">
          <table:table-cell office:value-type="float" office:value="2001" calcext:value-type="float">
            <text:p>2001</text:p>
          </table:table-cell>
          <table:table-cell table:number-columns-repeated="5"/>
        </table:table-row>
        <table:table-row table:style-name="ro1">
          <table:table-cell office:value-type="float" office:value="2007" calcext:value-type="float">
            <text:p>2007</text:p>
          </table:table-cell>
          <table:table-cell table:number-columns-repeated="5"/>
        </table:table-row>
        <table:table-row table:style-name="ro1">
          <table:table-cell office:value-type="float" office:value="2010" calcext:value-type="float">
            <text:p>2010</text:p>
          </table:table-cell>
          <table:table-cell table:number-columns-repeated="5"/>
        </table:table-row>
        <table:table-row table:style-name="ro1">
          <table:table-cell office:value-type="float" office:value="2006" calcext:value-type="float">
            <text:p>2006</text:p>
          </table:table-cell>
          <table:table-cell table:number-columns-repeated="5"/>
        </table:table-row>
        <table:table-row table:style-name="ro1">
          <table:table-cell office:value-type="float" office:value="2013" calcext:value-type="float">
            <text:p>2013</text:p>
          </table:table-cell>
          <table:table-cell table:number-columns-repeated="5"/>
        </table:table-row>
        <table:table-row table:style-name="ro1">
          <table:table-cell office:value-type="float" office:value="2008" calcext:value-type="float">
            <text:p>2008</text:p>
          </table:table-cell>
          <table:table-cell table:number-columns-repeated="5"/>
        </table:table-row>
        <table:table-row table:style-name="ro1">
          <table:table-cell office:value-type="float" office:value="2000" calcext:value-type="float">
            <text:p>2000</text:p>
          </table:table-cell>
          <table:table-cell table:number-columns-repeated="5"/>
        </table:table-row>
        <table:table-row table:style-name="ro1">
          <table:table-cell office:value-type="float" office:value="2007" calcext:value-type="float">
            <text:p>2007</text:p>
          </table:table-cell>
          <table:table-cell table:number-columns-repeated="5"/>
        </table:table-row>
        <table:table-row table:style-name="ro1">
          <table:table-cell office:value-type="float" office:value="2012" calcext:value-type="float">
            <text:p>2012</text:p>
          </table:table-cell>
          <table:table-cell table:number-columns-repeated="5"/>
        </table:table-row>
        <table:table-row table:style-name="ro1">
          <table:table-cell office:value-type="float" office:value="2014" calcext:value-type="float">
            <text:p>2014</text:p>
          </table:table-cell>
          <table:table-cell table:number-columns-repeated="5"/>
        </table:table-row>
        <table:table-row table:style-name="ro1">
          <table:table-cell office:value-type="float" office:value="2014" calcext:value-type="float">
            <text:p>2014</text:p>
          </table:table-cell>
          <table:table-cell table:number-columns-repeated="5"/>
        </table:table-row>
        <table:table-row table:style-name="ro1">
          <table:table-cell office:value-type="float" office:value="2008" calcext:value-type="float">
            <text:p>2008</text:p>
          </table:table-cell>
          <table:table-cell table:number-columns-repeated="5"/>
        </table:table-row>
        <table:table-row table:style-name="ro1">
          <table:table-cell office:value-type="float" office:value="2006" calcext:value-type="float">
            <text:p>2006</text:p>
          </table:table-cell>
          <table:table-cell table:number-columns-repeated="5"/>
        </table:table-row>
        <table:table-row table:style-name="ro1">
          <table:table-cell office:value-type="float" office:value="2005" calcext:value-type="float">
            <text:p>2005</text:p>
          </table:table-cell>
          <table:table-cell table:number-columns-repeated="5"/>
        </table:table-row>
        <table:table-row table:style-name="ro1">
          <table:table-cell office:value-type="float" office:value="2007" calcext:value-type="float">
            <text:p>2007</text:p>
          </table:table-cell>
          <table:table-cell table:number-columns-repeated="5"/>
        </table:table-row>
        <table:table-row table:style-name="ro1">
          <table:table-cell office:value-type="float" office:value="2006" calcext:value-type="float">
            <text:p>2006</text:p>
          </table:table-cell>
          <table:table-cell table:number-columns-repeated="5"/>
        </table:table-row>
        <table:table-row table:style-name="ro1">
          <table:table-cell office:value-type="float" office:value="2004" calcext:value-type="float">
            <text:p>2004</text:p>
          </table:table-cell>
          <table:table-cell table:number-columns-repeated="5"/>
        </table:table-row>
        <table:table-row table:style-name="ro1">
          <table:table-cell office:value-type="float" office:value="2011" calcext:value-type="float">
            <text:p>2011</text:p>
          </table:table-cell>
          <table:table-cell table:number-columns-repeated="5"/>
        </table:table-row>
        <table:table-row table:style-name="ro1">
          <table:table-cell office:value-type="float" office:value="2006" calcext:value-type="float">
            <text:p>2006</text:p>
          </table:table-cell>
          <table:table-cell table:number-columns-repeated="5"/>
        </table:table-row>
        <table:table-row table:style-name="ro1">
          <table:table-cell office:value-type="float" office:value="2010" calcext:value-type="float">
            <text:p>2010</text:p>
          </table:table-cell>
          <table:table-cell table:number-columns-repeated="5"/>
        </table:table-row>
        <table:table-row table:style-name="ro1">
          <table:table-cell office:value-type="float" office:value="2013" calcext:value-type="float">
            <text:p>2013</text:p>
          </table:table-cell>
          <table:table-cell table:number-columns-repeated="5"/>
        </table:table-row>
        <table:table-row table:style-name="ro1">
          <table:table-cell office:value-type="float" office:value="2008" calcext:value-type="float">
            <text:p>2008</text:p>
          </table:table-cell>
          <table:table-cell table:number-columns-repeated="5"/>
        </table:table-row>
        <table:table-row table:style-name="ro1">
          <table:table-cell office:value-type="float" office:value="2007" calcext:value-type="float">
            <text:p>2007</text:p>
          </table:table-cell>
          <table:table-cell table:number-columns-repeated="5"/>
        </table:table-row>
        <table:table-row table:style-name="ro1">
          <table:table-cell office:value-type="float" office:value="2006" calcext:value-type="float">
            <text:p>2006</text:p>
          </table:table-cell>
          <table:table-cell table:number-columns-repeated="5"/>
        </table:table-row>
        <table:table-row table:style-name="ro42">
          <table:table-cell table:style-name="ce69" office:value-type="float" office:value="2006" calcext:value-type="float">
            <text:p>2006</text:p>
          </table:table-cell>
          <table:table-cell table:number-columns-repeated="5"/>
        </table:table-row>
        <table:table-row table:style-name="ro1">
          <table:table-cell office:value-type="float" office:value="2008" calcext:value-type="float">
            <text:p>2008</text:p>
          </table:table-cell>
          <table:table-cell table:number-columns-repeated="5"/>
        </table:table-row>
        <table:table-row table:style-name="ro1">
          <table:table-cell office:value-type="float" office:value="2007" calcext:value-type="float">
            <text:p>2007</text:p>
          </table:table-cell>
          <table:table-cell table:number-columns-repeated="5"/>
        </table:table-row>
        <table:table-row table:style-name="ro1">
          <table:table-cell office:value-type="float" office:value="2013" calcext:value-type="float">
            <text:p>2013</text:p>
          </table:table-cell>
          <table:table-cell table:number-columns-repeated="5"/>
        </table:table-row>
        <table:table-row table:style-name="ro1">
          <table:table-cell office:value-type="float" office:value="2002" calcext:value-type="float">
            <text:p>2002</text:p>
          </table:table-cell>
          <table:table-cell table:number-columns-repeated="5"/>
        </table:table-row>
        <table:table-row table:style-name="ro1">
          <table:table-cell office:value-type="float" office:value="2010" calcext:value-type="float">
            <text:p>2010</text:p>
          </table:table-cell>
          <table:table-cell table:number-columns-repeated="5"/>
        </table:table-row>
      </table:table>
      <table:table table:name="Sheet2" table:style-name="ta1">
        <table:table-column table:style-name="co25" table:default-cell-style-name="Default"/>
        <table:table-row table:style-name="ro40">
          <table:table-cell office:value-type="string" calcext:value-type="string">
            <text:p>Legend</text:p>
          </table:table-cell>
        </table:table-row>
        <table:table-row table:style-name="ro40">
          <table:table-cell table:style-name="ce53" office:value-type="string" calcext:value-type="string">
            <text:p>Level of Detail</text:p>
          </table:table-cell>
        </table:table-row>
        <table:table-row table:style-name="ro40">
          <table:table-cell office:value-type="string" calcext:value-type="string">
            <text:p>Low</text:p>
          </table:table-cell>
        </table:table-row>
        <table:table-row table:style-name="ro40">
          <table:table-cell office:value-type="string" calcext:value-type="string">
            <text:p>Medium</text:p>
          </table:table-cell>
        </table:table-row>
        <table:table-row table:style-name="ro40">
          <table:table-cell office:value-type="string" calcext:value-type="string">
            <text:p>High</text:p>
          </table:table-cell>
        </table:table-row>
        <table:table-row table:style-name="ro40">
          <table:table-cell/>
        </table:table-row>
        <table:table-row table:style-name="ro40">
          <table:table-cell table:style-name="ce53" office:value-type="string" calcext:value-type="string">
            <text:p>Contribution Type</text:p>
          </table:table-cell>
        </table:table-row>
        <table:table-row table:style-name="ro40">
          <table:table-cell table:style-name="ce53"/>
        </table:table-row>
        <table:table-row table:style-name="ro40">
          <table:table-cell office:value-type="string" calcext:value-type="string">
            <text:p>Theoretical Model</text:p>
          </table:table-cell>
        </table:table-row>
        <table:table-row table:style-name="ro40">
          <table:table-cell office:value-type="string" calcext:value-type="string">
            <text:p>Framework</text:p>
          </table:table-cell>
        </table:table-row>
        <table:table-row table:style-name="ro40">
          <table:table-cell office:value-type="string" calcext:value-type="string">
            <text:p>Software Tool</text:p>
          </table:table-cell>
        </table:table-row>
        <table:table-row table:style-name="ro40">
          <table:table-cell/>
        </table:table-row>
        <table:table-row table:style-name="ro40">
          <table:table-cell table:style-name="ce53" office:value-type="string" calcext:value-type="string">
            <text:p>Integration Type</text:p>
          </table:table-cell>
        </table:table-row>
        <table:table-row table:style-name="ro40">
          <table:table-cell office:value-type="string" calcext:value-type="string">
            <text:p>BP Graphical</text:p>
          </table:table-cell>
        </table:table-row>
        <table:table-row table:style-name="ro40">
          <table:table-cell office:value-type="string" calcext:value-type="string">
            <text:p>BP workflow concepts</text:p>
          </table:table-cell>
        </table:table-row>
        <table:table-row table:style-name="ro40">
          <table:table-cell office:value-type="string" calcext:value-type="string">
            <text:p>BPM concepts</text:p>
          </table:table-cell>
        </table:table-row>
        <table:table-row table:style-name="ro40">
          <table:table-cell/>
        </table:table-row>
        <table:table-row table:style-name="ro40">
          <table:table-cell table:style-name="ce53" office:value-type="string" calcext:value-type="string">
            <text:p>Quality</text:p>
          </table:table-cell>
        </table:table-row>
        <table:table-row table:style-name="ro40">
          <table:table-cell office:value-type="string" calcext:value-type="string">
            <text:p>Implemented</text:p>
          </table:table-cell>
        </table:table-row>
        <table:table-row table:style-name="ro40">
          <table:table-cell office:value-type="string" calcext:value-type="string">
            <text:p>General Framework</text:p>
          </table:table-cell>
        </table:table-row>
      </table:table>
      <table:table table:name="geoLocations" table:style-name="ta1">
        <table:table-column table:style-name="co4" table:default-cell-style-name="Default"/>
        <table:table-row table:style-name="ro40">
          <table:table-cell office:value-type="string" calcext:value-type="string">
            <text:p>Australia</text:p>
          </table:table-cell>
        </table:table-row>
        <table:table-row table:style-name="ro40">
          <table:table-cell office:value-type="string" calcext:value-type="string">
            <text:p>China</text:p>
          </table:table-cell>
        </table:table-row>
        <table:table-row table:style-name="ro40">
          <table:table-cell office:value-type="string" calcext:value-type="string">
            <text:p>Spain</text:p>
          </table:table-cell>
        </table:table-row>
        <table:table-row table:style-name="ro40">
          <table:table-cell office:value-type="string" calcext:value-type="string">
            <text:p>Spain</text:p>
          </table:table-cell>
        </table:table-row>
        <table:table-row table:style-name="ro40">
          <table:table-cell office:value-type="string" calcext:value-type="string">
            <text:p>China</text:p>
          </table:table-cell>
        </table:table-row>
        <table:table-row table:style-name="ro40">
          <table:table-cell office:value-type="string" calcext:value-type="string">
            <text:p>Bulgaria</text:p>
          </table:table-cell>
        </table:table-row>
        <table:table-row table:style-name="ro40">
          <table:table-cell office:value-type="string" calcext:value-type="string">
            <text:p>Spain</text:p>
          </table:table-cell>
        </table:table-row>
        <table:table-row table:style-name="ro40">
          <table:table-cell office:value-type="string" calcext:value-type="string">
            <text:p>Hong Kong</text:p>
          </table:table-cell>
        </table:table-row>
        <table:table-row table:style-name="ro40">
          <table:table-cell office:value-type="string" calcext:value-type="string">
            <text:p>Colombia</text:p>
          </table:table-cell>
        </table:table-row>
        <table:table-row table:style-name="ro40">
          <table:table-cell office:value-type="string" calcext:value-type="string">
            <text:p>China</text:p>
          </table:table-cell>
        </table:table-row>
        <table:table-row table:style-name="ro40">
          <table:table-cell office:value-type="string" calcext:value-type="string">
            <text:p>Colombia</text:p>
          </table:table-cell>
        </table:table-row>
        <table:table-row table:style-name="ro40">
          <table:table-cell office:value-type="string" calcext:value-type="string">
            <text:p>Canada</text:p>
          </table:table-cell>
        </table:table-row>
        <table:table-row table:style-name="ro40">
          <table:table-cell office:value-type="string" calcext:value-type="string">
            <text:p>Greece</text:p>
          </table:table-cell>
        </table:table-row>
        <table:table-row table:style-name="ro40">
          <table:table-cell office:value-type="string" calcext:value-type="string">
            <text:p>Lithuania</text:p>
          </table:table-cell>
        </table:table-row>
        <table:table-row table:style-name="ro40">
          <table:table-cell office:value-type="string" calcext:value-type="string">
            <text:p>Italy</text:p>
          </table:table-cell>
        </table:table-row>
        <table:table-row table:style-name="ro40">
          <table:table-cell office:value-type="string" calcext:value-type="string">
            <text:p>Greece</text:p>
          </table:table-cell>
        </table:table-row>
        <table:table-row table:style-name="ro40">
          <table:table-cell office:value-type="string" calcext:value-type="string">
            <text:p>Greece</text:p>
          </table:table-cell>
        </table:table-row>
        <table:table-row table:style-name="ro40">
          <table:table-cell office:value-type="string" calcext:value-type="string">
            <text:p>Malaysia</text:p>
          </table:table-cell>
        </table:table-row>
        <table:table-row table:style-name="ro40">
          <table:table-cell office:value-type="string" calcext:value-type="string">
            <text:p>France</text:p>
          </table:table-cell>
        </table:table-row>
        <table:table-row table:style-name="ro40">
          <table:table-cell office:value-type="string" calcext:value-type="string">
            <text:p>Spain</text:p>
          </table:table-cell>
        </table:table-row>
        <table:table-row table:style-name="ro40">
          <table:table-cell office:value-type="string" calcext:value-type="string">
            <text:p>Taiwan</text:p>
          </table:table-cell>
        </table:table-row>
        <table:table-row table:style-name="ro40">
          <table:table-cell office:value-type="string" calcext:value-type="string">
            <text:p>Netherlands</text:p>
          </table:table-cell>
        </table:table-row>
        <table:table-row table:style-name="ro40">
          <table:table-cell office:value-type="string" calcext:value-type="string">
            <text:p>Czech Repulic</text:p>
          </table:table-cell>
        </table:table-row>
        <table:table-row table:style-name="ro40">
          <table:table-cell office:value-type="string" calcext:value-type="string">
            <text:p>India</text:p>
          </table:table-cell>
        </table:table-row>
        <table:table-row table:style-name="ro40">
          <table:table-cell office:value-type="string" calcext:value-type="string">
            <text:p>Finland</text:p>
          </table:table-cell>
        </table:table-row>
        <table:table-row table:style-name="ro40">
          <table:table-cell office:value-type="string" calcext:value-type="string">
            <text:p>Italy</text:p>
          </table:table-cell>
        </table:table-row>
        <table:table-row table:style-name="ro40">
          <table:table-cell office:value-type="string" calcext:value-type="string">
            <text:p>Netherlands</text:p>
          </table:table-cell>
        </table:table-row>
        <table:table-row table:style-name="ro40">
          <table:table-cell office:value-type="string" calcext:value-type="string">
            <text:p>Romania</text:p>
          </table:table-cell>
        </table:table-row>
        <table:table-row table:style-name="ro40">
          <table:table-cell office:value-type="string" calcext:value-type="string">
            <text:p>Finland</text:p>
          </table:table-cell>
        </table:table-row>
        <table:table-row table:style-name="ro40">
          <table:table-cell office:value-type="string" calcext:value-type="string">
            <text:p>Mexico</text:p>
          </table:table-cell>
        </table:table-row>
        <table:table-row table:style-name="ro40">
          <table:table-cell office:value-type="string" calcext:value-type="string">
            <text:p>France</text:p>
          </table:table-cell>
        </table:table-row>
        <table:table-row table:style-name="ro40">
          <table:table-cell office:value-type="string" calcext:value-type="string">
            <text:p>Spain</text:p>
          </table:table-cell>
        </table:table-row>
        <table:table-row table:style-name="ro40">
          <table:table-cell office:value-type="string" calcext:value-type="string">
            <text:p>Spain</text:p>
          </table:table-cell>
        </table:table-row>
        <table:table-row table:style-name="ro40">
          <table:table-cell office:value-type="string" calcext:value-type="string">
            <text:p>Australia</text:p>
          </table:table-cell>
        </table:table-row>
        <table:table-row table:style-name="ro40">
          <table:table-cell office:value-type="string" calcext:value-type="string">
            <text:p>Austria</text:p>
          </table:table-cell>
        </table:table-row>
        <table:table-row table:style-name="ro40">
          <table:table-cell office:value-type="string" calcext:value-type="string">
            <text:p>Germany</text:p>
          </table:table-cell>
        </table:table-row>
        <table:table-row table:style-name="ro40">
          <table:table-cell office:value-type="string" calcext:value-type="string">
            <text:p>India</text:p>
          </table:table-cell>
        </table:table-row>
        <table:table-row table:style-name="ro40">
          <table:table-cell office:value-type="string" calcext:value-type="string">
            <text:p>Germany</text:p>
          </table:table-cell>
        </table:table-row>
        <table:table-row table:style-name="ro40">
          <table:table-cell office:value-type="string" calcext:value-type="string">
            <text:p>Australia</text:p>
          </table:table-cell>
        </table:table-row>
        <table:table-row table:style-name="ro40">
          <table:table-cell office:value-type="string" calcext:value-type="string">
            <text:p>USA</text:p>
          </table:table-cell>
        </table:table-row>
        <table:table-row table:style-name="ro40">
          <table:table-cell office:value-type="string" calcext:value-type="string">
            <text:p>France</text:p>
          </table:table-cell>
        </table:table-row>
        <table:table-row table:style-name="ro40">
          <table:table-cell office:value-type="string" calcext:value-type="string">
            <text:p>Germany</text:p>
          </table:table-cell>
        </table:table-row>
        <table:table-row table:style-name="ro40">
          <table:table-cell office:value-type="string" calcext:value-type="string">
            <text:p>Sweden</text:p>
          </table:table-cell>
        </table:table-row>
        <table:table-row table:style-name="ro40">
          <table:table-cell office:value-type="string" calcext:value-type="string">
            <text:p>Belgium</text:p>
          </table:table-cell>
        </table:table-row>
        <table:table-row table:style-name="ro40">
          <table:table-cell office:value-type="string" calcext:value-type="string">
            <text:p>United Kingdom</text:p>
          </table:table-cell>
        </table:table-row>
        <table:table-row table:style-name="ro40">
          <table:table-cell office:value-type="string" calcext:value-type="string">
            <text:p>Austria</text:p>
          </table:table-cell>
        </table:table-row>
        <table:table-row table:style-name="ro40">
          <table:table-cell office:value-type="string" calcext:value-type="string">
            <text:p>Hong Kong</text:p>
          </table:table-cell>
        </table:table-row>
        <table:table-row table:style-name="ro40">
          <table:table-cell office:value-type="string" calcext:value-type="string">
            <text:p>United Kingdom</text:p>
          </table:table-cell>
        </table:table-row>
        <table:table-row table:style-name="ro40">
          <table:table-cell office:value-type="string" calcext:value-type="string">
            <text:p>Germany</text:p>
          </table:table-cell>
        </table:table-row>
        <table:table-row table:style-name="ro40">
          <table:table-cell office:value-type="string" calcext:value-type="string">
            <text:p>Spain</text:p>
          </table:table-cell>
        </table:table-row>
        <table:table-row table:style-name="ro40">
          <table:table-cell office:value-type="string" calcext:value-type="string">
            <text:p>Germany</text:p>
          </table:table-cell>
        </table:table-row>
        <table:table-row table:style-name="ro40">
          <table:table-cell office:value-type="string" calcext:value-type="string">
            <text:p>Italy</text:p>
          </table:table-cell>
        </table:table-row>
        <table:table-row table:style-name="ro40">
          <table:table-cell office:value-type="string" calcext:value-type="string">
            <text:p>Greece</text:p>
          </table:table-cell>
        </table:table-row>
        <table:table-row table:style-name="ro40">
          <table:table-cell office:value-type="string" calcext:value-type="string">
            <text:p>Cuba</text:p>
          </table:table-cell>
        </table:table-row>
        <table:table-row table:style-name="ro40">
          <table:table-cell office:value-type="string" calcext:value-type="string">
            <text:p>Bulgaria </text:p>
          </table:table-cell>
        </table:table-row>
        <table:table-row table:style-name="ro40">
          <table:table-cell office:value-type="string" calcext:value-type="string">
            <text:p>Spain</text:p>
          </table:table-cell>
        </table:table-row>
        <table:table-row table:style-name="ro40">
          <table:table-cell office:value-type="string" calcext:value-type="string">
            <text:p>Spain</text:p>
          </table:table-cell>
        </table:table-row>
        <table:table-row table:style-name="ro40">
          <table:table-cell office:value-type="string" calcext:value-type="string">
            <text:p>Austria</text:p>
          </table:table-cell>
        </table:table-row>
        <table:table-row table:style-name="ro40">
          <table:table-cell office:value-type="string" calcext:value-type="string">
            <text:p>Italy</text:p>
          </table:table-cell>
        </table:table-row>
        <table:table-row table:style-name="ro40">
          <table:table-cell office:value-type="string" calcext:value-type="string">
            <text:p>Germany</text:p>
          </table:table-cell>
        </table:table-row>
        <table:table-row table:style-name="ro40">
          <table:table-cell office:value-type="string" calcext:value-type="string">
            <text:p>Belgium</text:p>
          </table:table-cell>
        </table:table-row>
        <table:table-row table:style-name="ro40">
          <table:table-cell office:value-type="string" calcext:value-type="string">
            <text:p>Taiwan</text:p>
          </table:table-cell>
        </table:table-row>
        <table:table-row table:style-name="ro40">
          <table:table-cell office:value-type="string" calcext:value-type="string">
            <text:p>Greece</text:p>
          </table:table-cell>
        </table:table-row>
        <table:table-row table:style-name="ro40">
          <table:table-cell office:value-type="string" calcext:value-type="string">
            <text:p>Tunisia</text:p>
          </table:table-cell>
        </table:table-row>
        <table:table-row table:style-name="ro40">
          <table:table-cell office:value-type="string" calcext:value-type="string">
            <text:p>Australia</text:p>
          </table:table-cell>
        </table:table-row>
        <table:table-row table:style-name="ro40">
          <table:table-cell office:value-type="string" calcext:value-type="string">
            <text:p>Brazil</text:p>
          </table:table-cell>
        </table:table-row>
      </table:table>
      <table:table table:name="publication details" table:style-name="ta1">
        <table:table-column table:style-name="co26" table:default-cell-style-name="ce10"/>
        <table:table-row table:style-name="ro40">
          <table:table-cell table:style-name="Default"/>
        </table:table-row>
        <table:table-row table:style-name="ro1">
          <table:table-cell office:value-type="string" calcext:value-type="string">
            <text:p>SEARCC '05 Proceedings of the 2005 South East Asia Regional Computer Science Confederation (SEARCC) Conference</text:p>
          </table:table-cell>
        </table:table-row>
        <table:table-row table:style-name="ro1">
          <table:table-cell table:style-name="ce51" office:value-type="string" calcext:value-type="string">
            <text:p>Computer Science and Automation Engineering (CSAE), 2011 IEEE International Conference on</text:p>
          </table:table-cell>
        </table:table-row>
        <table:table-row table:style-name="ro1">
          <table:table-cell office:value-type="string" calcext:value-type="string">
            <text:p>In Proceedings of 8th Simposio Internacional de Informática Educativa, León, Spain</text:p>
          </table:table-cell>
        </table:table-row>
        <table:table-row table:style-name="ro42">
          <table:table-cell table:style-name="ce5" office:value-type="string" calcext:value-type="string">
            <text:p>Computers and Advanced Technology in Education </text:p>
          </table:table-cell>
        </table:table-row>
        <table:table-row table:style-name="ro1">
          <table:table-cell office:value-type="string" calcext:value-type="string">
            <text:p><text:s/>The Fifth International Conference on Computer and Information Technology, 2005. CIT 2005.</text:p>
          </table:table-cell>
        </table:table-row>
        <table:table-row table:style-name="ro1">
          <table:table-cell office:value-type="string" calcext:value-type="string">
            <text:p>CompSysTech '12 Proceedings of the 13th International Conference on Computer Systems and Technologies</text:p>
          </table:table-cell>
        </table:table-row>
        <table:table-row table:style-name="ro1">
          <table:table-cell office:value-type="string" calcext:value-type="string">
            <text:p>Frontiers in Education Conference, 2009. FIE '09. 39th IEEE </text:p>
          </table:table-cell>
        </table:table-row>
        <table:table-row table:style-name="ro43">
          <table:table-cell table:style-name="ce30" office:value-type="string" calcext:value-type="string">
            <text:p>"Agent-oriented e-Learning Process Modeling." AMCIS 2007 Proceedings</text:p>
          </table:table-cell>
        </table:table-row>
        <table:table-row table:style-name="ro1">
          <table:table-cell table:style-name="ce9" office:value-type="string" calcext:value-type="string">
            <text:p>Frontiers in Education Conference (FIE), 2014 IEEE</text:p>
          </table:table-cell>
        </table:table-row>
        <table:table-row table:style-name="ro42">
          <table:table-cell table:style-name="ce17" office:value-type="string" calcext:value-type="string">
            <text:p>Systems, Man, and Cybernetics (SMC), 2013 IEEE International Conference on</text:p>
          </table:table-cell>
        </table:table-row>
        <table:table-row table:style-name="ro42">
          <table:table-cell table:style-name="ce17"/>
        </table:table-row>
        <table:table-row table:style-name="ro43">
          <table:table-cell table:style-name="ce20" office:value-type="string" calcext:value-type="string">
            <text:p>E-Learning Networked Environments and Architectures- (subtitle) A Knowledge Processing Perspective</text:p>
          </table:table-cell>
        </table:table-row>
        <table:table-row table:style-name="ro42">
          <table:table-cell table:style-name="ce17" office:value-type="string" calcext:value-type="string">
            <text:p>Informatics, 2009. BCI '09. Fourth Balkan Conference in</text:p>
          </table:table-cell>
        </table:table-row>
        <table:table-row table:style-name="ro1">
          <table:table-cell office:value-type="string" calcext:value-type="string">
            <text:p>International Conference on e-Learning and the Knowledge Society – e-Learning’10</text:p>
          </table:table-cell>
        </table:table-row>
        <table:table-row table:style-name="ro1">
          <table:table-cell office:value-type="string" calcext:value-type="string">
            <text:p>SAC '04 Proceedings of the 2004 ACM symposium on Applied computing </text:p>
          </table:table-cell>
        </table:table-row>
        <table:table-row table:style-name="ro42">
          <table:table-cell table:style-name="ce17" office:value-type="string" calcext:value-type="string">
            <text:p>Interactive Mobile Communication Technologies and Learning (IMCL), 2014 International Conference on</text:p>
          </table:table-cell>
        </table:table-row>
        <table:table-row table:style-name="ro1">
          <table:table-cell office:value-type="string" calcext:value-type="string">
            <text:p>e-Learning and e-Technologies in Education (ICEEE), 2013 Second International Conference on</text:p>
          </table:table-cell>
        </table:table-row>
        <table:table-row table:style-name="ro44">
          <table:table-cell office:value-type="string" calcext:value-type="string">
            <text:p>Knowledge-Based Systems</text:p>
            <text:p>Volume 22, Issue 4, Pages 247-326 (May 2009) </text:p>
            <text:p>Artificial Intelligence (AI) in Blended Learning (AI) in Blended Learning</text:p>
          </table:table-cell>
        </table:table-row>
        <table:table-row table:style-name="ro1">
          <table:table-cell office:value-type="string" calcext:value-type="string">
            <text:p>9th InternationalWorkshop, CRIWG 2003, Autrans, France, September 28 - October 2, 2003. Proceedings</text:p>
          </table:table-cell>
        </table:table-row>
        <table:table-row table:style-name="ro42">
          <table:table-cell table:style-name="ce3" office:value-type="string" calcext:value-type="string">
            <text:p>Advanced Learning Technologies, 2007. ICALT 2007. Seventh IEEE International Conference on </text:p>
          </table:table-cell>
        </table:table-row>
        <table:table-row table:style-name="ro1">
          <table:table-cell office:value-type="string" calcext:value-type="string">
            <text:p>JOURNAL OF INFORMATION SCIENCE AND ENGINEERING 25, 1373-1389</text:p>
          </table:table-cell>
        </table:table-row>
        <table:table-row table:style-name="ro45">
          <table:table-cell table:style-name="ce20" office:value-type="string" calcext:value-type="string">
            <text:p>Faculty of Science and Engineering, University of Applied Science Utrecht, Nijenoord 1, 3552 AS, Utrecht, The Netherlands</text:p>
          </table:table-cell>
        </table:table-row>
        <table:table-row table:style-name="ro1">
          <table:table-cell office:value-type="string" calcext:value-type="string">
            <text:p>-</text:p>
          </table:table-cell>
        </table:table-row>
        <table:table-row table:style-name="ro42">
          <table:table-cell table:style-name="ce5" office:value-type="string" calcext:value-type="string">
            <text:p>Teaching, Assessment and Learning for Engineering (TALE), 2013 IEEE International Conference on</text:p>
          </table:table-cell>
        </table:table-row>
        <table:table-row table:style-name="ro1">
          <table:table-cell office:value-type="string" calcext:value-type="string">
            <text:p>System Sciences, 2001. Proceedings of the 34th Annual Hawaii International Conference on</text:p>
          </table:table-cell>
        </table:table-row>
        <table:table-row table:style-name="ro1">
          <table:table-cell office:value-type="string" calcext:value-type="string">
            <text:p>Second European Conference on Technology Enhanced Learning, EC-TEL 2007, Crete, Greece, September 17-20, 2007. Proceedings</text:p>
          </table:table-cell>
        </table:table-row>
        <table:table-row table:style-name="ro1">
          <table:table-cell office:value-type="string" calcext:value-type="string">
            <text:p>Optimization of Electrical and Electronic Equipment (OPTIM), 2010 12th International Conference on</text:p>
          </table:table-cell>
        </table:table-row>
        <table:table-row table:style-name="ro1">
          <table:table-cell office:value-type="string" calcext:value-type="string">
            <text:p>Advanced Learning Technologies, 2006. Sixth International Conference on</text:p>
          </table:table-cell>
        </table:table-row>
        <table:table-row table:style-name="ro46">
          <table:table-cell table:style-name="ce50" office:value-type="string" calcext:value-type="string">
            <text:p>Journal of Universal Computer Science 19, no. 6 </text:p>
          </table:table-cell>
        </table:table-row>
        <table:table-row table:style-name="ro1">
          <table:table-cell office:value-type="string" calcext:value-type="string">
            <text:p>14th International Workshop, CRIWG 2008, Omaha, NE, USA, September 14-18, 2008, Revised Selected Papers</text:p>
          </table:table-cell>
        </table:table-row>
        <table:table-row table:style-name="ro1">
          <table:table-cell office:value-type="string" calcext:value-type="string">
            <text:p>International Workshop on Advanced Learning Technologies, 2000. IWALT 2000. Proceedings. </text:p>
          </table:table-cell>
        </table:table-row>
        <table:table-row table:style-name="ro1">
          <table:table-cell office:value-type="string" calcext:value-type="string">
            <text:p>Information Technology Interfaces, 2007. ITI 2007. 29th International Conference on</text:p>
          </table:table-cell>
        </table:table-row>
        <table:table-row table:style-name="ro47">
          <table:table-cell office:value-type="string" calcext:value-type="string">
            <text:p>Transactions on Petri Nets and Other Models of Concurrency V</text:p>
            <text:p>Lecture Notes in Computer Science Volume 6900, 2012, pp 22-50</text:p>
          </table:table-cell>
        </table:table-row>
        <table:table-row table:style-name="ro1">
          <table:table-cell office:value-type="string" calcext:value-type="string">
            <text:p>IEEE Conference on e-Learning, e-Management and e-Services (IC3e), 2014</text:p>
          </table:table-cell>
        </table:table-row>
        <table:table-row table:style-name="ro1">
          <table:table-cell office:value-type="string" calcext:value-type="string">
            <text:p>European Conference on Information Systems 2014 Proceedings</text:p>
          </table:table-cell>
        </table:table-row>
        <table:table-row table:style-name="ro1">
          <table:table-cell office:value-type="string" calcext:value-type="string">
            <text:p><text:s/>Eighth IEEE International Conference on Advanced Learning Technologies, 2008. ICALT '08.</text:p>
          </table:table-cell>
        </table:table-row>
        <table:table-row table:style-name="ro1">
          <table:table-cell office:value-type="string" calcext:value-type="string">
            <text:p>Advanced Learning Technologies, 2006. Sixth International Conference on</text:p>
          </table:table-cell>
        </table:table-row>
        <table:table-row table:style-name="ro48">
          <table:table-cell table:style-name="ce50" office:value-type="string" calcext:value-type="string">
            <text:p>Journal of Educational Technology &amp; Society Vol. 8, No. 3, Authoring of Adaptive Hypermedia (July 2005), pp. 122-137 </text:p>
          </table:table-cell>
        </table:table-row>
        <table:table-row table:style-name="ro49">
          <table:table-cell table:style-name="ce50" office:value-type="string" calcext:value-type="string">
            <text:p>Research report of the ProLearn Network of Excellence (IST 507310), Deliverable 7.7. 2007</text:p>
          </table:table-cell>
        </table:table-row>
        <table:table-row table:style-name="ro49">
          <table:table-cell table:style-name="ce30" office:value-type="string" calcext:value-type="string">
            <text:p>5th International Conference, Penang, Malaysia, July 19-21, 2006. Revised Papers</text:p>
          </table:table-cell>
        </table:table-row>
        <table:table-row table:style-name="ro1">
          <table:table-cell office:value-type="string" calcext:value-type="string">
            <text:p>In Proceedings of I-Know (Vol. 4, pp. 484-493)</text:p>
          </table:table-cell>
        </table:table-row>
        <table:table-row table:style-name="ro1">
          <table:table-cell office:value-type="string" calcext:value-type="string">
            <text:p>Computational Science and Its Applications-ICCSA 2011</text:p>
          </table:table-cell>
        </table:table-row>
        <table:table-row table:style-name="ro1">
          <table:table-cell office:value-type="string" calcext:value-type="string">
            <text:p>First European Conference on Technology Enhanced Learning, EC-TEL 2006 Crete, Greece, October 1-4, 2006 Proceedings</text:p>
          </table:table-cell>
        </table:table-row>
        <table:table-row table:style-name="ro50">
          <table:table-cell office:value-type="string" calcext:value-type="string">
            <text:p>2<text:span text:style-name="T7">nd</text:span> International Conference on Intelligent Networking and Collaborative Systems (INCOS), 2010</text:p>
          </table:table-cell>
        </table:table-row>
        <table:table-row table:style-name="ro47">
          <table:table-cell office:value-type="string" calcext:value-type="string">
            <text:p>CompSysTech '13 Proceedings of the 14th International Conference on Computer Systems and Technologies</text:p>
            <text:p>Pages 321-328 </text:p>
          </table:table-cell>
        </table:table-row>
        <table:table-row table:style-name="ro1">
          <table:table-cell office:value-type="string" calcext:value-type="string">
            <text:p>In Proceedings of the V Simposio Pluridisciplinar sobre Diseño y Evauación de Contenidos Reutilizables (SPEDECE’08</text:p>
          </table:table-cell>
        </table:table-row>
        <table:table-row table:style-name="ro1">
          <table:table-cell office:value-type="string" calcext:value-type="string">
            <text:p>Journal of Universal Computer Science 13, no. 7</text:p>
          </table:table-cell>
        </table:table-row>
        <table:table-row table:style-name="ro1">
          <table:table-cell office:value-type="string" calcext:value-type="string">
            <text:p>In International Journal of Learning and Change</text:p>
          </table:table-cell>
        </table:table-row>
        <table:table-row table:style-name="ro51">
          <table:table-cell table:style-name="ce5" office:value-type="string" calcext:value-type="string">
            <text:p>Innovative Approaches for Learning and Knowledge Sharing</text:p>
            <text:p>Lecture Notes in Computer Science Volume 4227, 2006, pp 597-602, First European Conference on Technology Enhanced Learning, EC-TEL 2006 Crete, Greece, October 1-4, 2006 Proceedings</text:p>
          </table:table-cell>
        </table:table-row>
        <table:table-row table:style-name="ro1">
          <table:table-cell office:value-type="string" calcext:value-type="string">
            <text:p><text:s/>Journal of Educational Technology &amp; Society Vol. 11, No. 2, Context-Aware and Ubiquitous Learning (April 2008), pp. 131-148 </text:p>
          </table:table-cell>
        </table:table-row>
        <table:table-row table:style-name="ro1">
          <table:table-cell office:value-type="string" calcext:value-type="string">
            <text:p>Advanced Learning Technologies, 2007. ICALT 2007. Seventh IEEE International Conference on</text:p>
          </table:table-cell>
        </table:table-row>
        <table:table-row table:style-name="ro1">
          <table:table-cell office:value-type="string" calcext:value-type="string">
            <text:p>Computer and Information Technology (WCCIT), 2013 World Congress on</text:p>
          </table:table-cell>
        </table:table-row>
        <table:table-row table:style-name="ro1">
          <table:table-cell office:value-type="string" calcext:value-type="string">
            <text:p><text:s/>Journal of Educational Technology &amp; Society Vol. 5, No. 4, Innovations in Learning Technology (October 2002), pp. 116-123 </text:p>
          </table:table-cell>
        </table:table-row>
        <table:table-row table:style-name="ro1">
          <table:table-cell office:value-type="string" calcext:value-type="string">
            <text:p>IEEE 10th International Conference on Advanced Learning Technologies (ICALT), 2010 </text:p>
          </table:table-cell>
        </table:table-row>
      </table:table>
      <table:table table:name="Sheet6" table:style-name="ta1">
        <table:table-column table:style-name="co27" table:default-cell-style-name="Default"/>
        <table:table-column table:style-name="co4" table:number-columns-repeated="2" table:default-cell-style-name="Default"/>
        <table:table-row table:style-name="ro40">
          <table:table-cell table:number-columns-repeated="3"/>
        </table:table-row>
        <table:table-row table:style-name="ro40">
          <table:table-cell office:value-type="string" calcext:value-type="string">
            <text:p>South East Asia Regional Computer Science Confederation (SEARCC) Conference</text:p>
          </table:table-cell>
          <table:table-cell office:value-type="float" office:value="1" calcext:value-type="float">
            <text:p>1</text:p>
          </table:table-cell>
          <table:table-cell/>
        </table:table-row>
        <table:table-row table:style-name="ro40">
          <table:table-cell office:value-type="string" calcext:value-type="string">
            <text:p>IEEE International Conference on Science and Automation Engineering (CSAE)</text:p>
          </table:table-cell>
          <table:table-cell office:value-type="float" office:value="1" calcext:value-type="float">
            <text:p>1</text:p>
          </table:table-cell>
          <table:table-cell/>
        </table:table-row>
        <table:table-row table:style-name="ro40">
          <table:table-cell office:value-type="string" calcext:value-type="string">
            <text:p>Simposio Internacional de Informática Educativa</text:p>
          </table:table-cell>
          <table:table-cell table:number-columns-repeated="2"/>
        </table:table-row>
        <table:table-row table:style-name="ro40">
          <table:table-cell office:value-type="string" calcext:value-type="string">
            <text:p>Computers and Advanced Technology in Education </text:p>
          </table:table-cell>
          <table:table-cell table:number-columns-repeated="2"/>
        </table:table-row>
        <table:table-row table:style-name="ro40">
          <table:table-cell office:value-type="string" calcext:value-type="string">
            <text:p><text:s/>International Conference on Computer and Information Technology CIT</text:p>
          </table:table-cell>
          <table:table-cell table:number-columns-repeated="2"/>
        </table:table-row>
        <table:table-row table:style-name="ro40">
          <table:table-cell office:value-type="string" calcext:value-type="string">
            <text:p>International Conference on Computer Systems and Technologies CompSysTech</text:p>
          </table:table-cell>
          <table:table-cell table:number-columns-repeated="2"/>
        </table:table-row>
        <table:table-row table:style-name="ro40">
          <table:table-cell office:value-type="string" calcext:value-type="string">
            <text:p>Frontiers in Education FIE</text:p>
          </table:table-cell>
          <table:table-cell table:number-columns-repeated="2"/>
        </table:table-row>
        <table:table-row table:style-name="ro40">
          <table:table-cell office:value-type="string" calcext:value-type="string">
            <text:p>AMERICAS CONFERENCE ON INFORMATION SYSTEMS <text:s text:c="2"/>AMCIS</text:p>
          </table:table-cell>
          <table:table-cell table:number-columns-repeated="2"/>
        </table:table-row>
        <table:table-row table:style-name="ro40">
          <table:table-cell office:value-type="string" calcext:value-type="string">
            <text:p>E-Learning Networked Environments and Architectures</text:p>
          </table:table-cell>
          <table:table-cell/>
          <table:table-cell office:value-type="string" calcext:value-type="string">
            <text:p>Book</text:p>
          </table:table-cell>
        </table:table-row>
        <table:table-row table:style-name="ro40">
          <table:table-cell office:value-type="string" calcext:value-type="string">
            <text:p>Balkan Conference in Informatics</text:p>
          </table:table-cell>
          <table:table-cell table:number-columns-repeated="2"/>
        </table:table-row>
        <table:table-row table:style-name="ro40">
          <table:table-cell office:value-type="string" calcext:value-type="string">
            <text:p>International Conference on e-Learning and the Knowledge Society</text:p>
          </table:table-cell>
          <table:table-cell table:number-columns-repeated="2"/>
        </table:table-row>
        <table:table-row table:style-name="ro40">
          <table:table-cell office:value-type="string" calcext:value-type="string">
            <text:p>symposium on Applied computing </text:p>
          </table:table-cell>
          <table:table-cell table:number-columns-repeated="2"/>
        </table:table-row>
        <table:table-row table:style-name="ro40">
          <table:table-cell office:value-type="string" calcext:value-type="string">
            <text:p>international conference on Interactive Mobile Communication Technologies and Learning</text:p>
          </table:table-cell>
          <table:table-cell table:number-columns-repeated="2"/>
        </table:table-row>
        <table:table-row table:style-name="ro40">
          <table:table-cell office:value-type="string" calcext:value-type="string">
            <text:p>International Conference on e-Learning and e-Technologies in Education</text:p>
          </table:table-cell>
          <table:table-cell table:number-columns-repeated="2"/>
        </table:table-row>
        <table:table-row table:style-name="ro52">
          <table:table-cell office:value-type="string" calcext:value-type="string">
            <text:p>Knowledge-Based Systems</text:p>
            <text:p>Volume 22, Issue 4, Pages 247-326 (May 2009) </text:p>
            <text:p>Artificial Intelligence (AI) in Blended Learning (AI) in Blended Learning</text:p>
          </table:table-cell>
          <table:table-cell/>
          <table:table-cell office:value-type="string" calcext:value-type="string">
            <text:p>Book</text:p>
          </table:table-cell>
        </table:table-row>
        <table:table-row table:style-name="ro40">
          <table:table-cell office:value-type="string" calcext:value-type="string">
            <text:p>International Conference on Advanced Learning Technologies</text:p>
          </table:table-cell>
          <table:table-cell table:number-columns-repeated="2"/>
        </table:table-row>
        <table:table-row table:style-name="ro40">
          <table:table-cell office:value-type="string" calcext:value-type="string">
            <text:p>Internationa lWorkshop, CRIWG</text:p>
          </table:table-cell>
          <table:table-cell table:number-columns-repeated="2"/>
        </table:table-row>
        <table:table-row table:style-name="ro40">
          <table:table-cell office:value-type="string" calcext:value-type="string">
            <text:p>JOURNAL OF INFORMATION SCIENCE AND ENGINEERING</text:p>
          </table:table-cell>
          <table:table-cell table:number-columns-repeated="2"/>
        </table:table-row>
        <table:table-row table:style-name="ro40">
          <table:table-cell office:value-type="string" calcext:value-type="string">
            <text:p>IFIP World Computer Congress</text:p>
          </table:table-cell>
          <table:table-cell table:number-columns-repeated="2"/>
        </table:table-row>
        <table:table-row table:style-name="ro40">
          <table:table-cell office:value-type="string" calcext:value-type="string">
            <text:p>Teaching, Assessment and Learning for Engineering (TALE)</text:p>
          </table:table-cell>
          <table:table-cell table:number-columns-repeated="2"/>
        </table:table-row>
        <table:table-row table:style-name="ro40">
          <table:table-cell office:value-type="string" calcext:value-type="string">
            <text:p>hawaii international conference on system sciences</text:p>
          </table:table-cell>
          <table:table-cell table:number-columns-repeated="2"/>
        </table:table-row>
        <table:table-row table:style-name="ro40">
          <table:table-cell office:value-type="string" calcext:value-type="string">
            <text:p>European Conference on Technology Enhanced Learning</text:p>
          </table:table-cell>
          <table:table-cell table:number-columns-repeated="2"/>
        </table:table-row>
        <table:table-row table:style-name="ro40">
          <table:table-cell office:value-type="string" calcext:value-type="string">
            <text:p>International Conference on Optimization of Electrical and Electronic Equipment </text:p>
          </table:table-cell>
          <table:table-cell table:number-columns-repeated="2"/>
        </table:table-row>
        <table:table-row table:style-name="ro40">
          <table:table-cell office:value-type="string" calcext:value-type="string">
            <text:p>Journal of Universal Computer Science</text:p>
          </table:table-cell>
          <table:table-cell/>
          <table:table-cell office:value-type="string" calcext:value-type="string">
            <text:p>Journal</text:p>
          </table:table-cell>
        </table:table-row>
        <table:table-row table:style-name="ro40">
          <table:table-cell office:value-type="string" calcext:value-type="string">
            <text:p>international conference on Information Technology Interfaces</text:p>
          </table:table-cell>
          <table:table-cell table:number-columns-repeated="2"/>
        </table:table-row>
        <table:table-row table:style-name="ro42">
          <table:table-cell table:style-name="ce56" office:value-type="string" calcext:value-type="string">
            <text:p>Transactions on Petri Nets and Other Models of Concurrency V</text:p>
          </table:table-cell>
          <table:table-cell/>
          <table:table-cell office:value-type="string" calcext:value-type="string">
            <text:p>Journal</text:p>
          </table:table-cell>
        </table:table-row>
        <table:table-row table:style-name="ro40">
          <table:table-cell office:value-type="string" calcext:value-type="string">
            <text:p>IEEE Conference on e-Learning, e-Management and e-Services</text:p>
          </table:table-cell>
          <table:table-cell table:number-columns-repeated="2"/>
        </table:table-row>
        <table:table-row table:style-name="ro42">
          <table:table-cell table:style-name="ce56" office:value-type="string" calcext:value-type="string">
            <text:p>European Conference on Information Systems</text:p>
          </table:table-cell>
          <table:table-cell table:number-columns-repeated="2"/>
        </table:table-row>
        <table:table-row table:style-name="ro42">
          <table:table-cell table:style-name="ce57" office:value-type="string" calcext:value-type="string">
            <text:p>Journal of Educational Technology &amp; Society Vol. 8, No. 3, Authoring of Adaptive Hypermedia</text:p>
          </table:table-cell>
          <table:table-cell/>
          <table:table-cell office:value-type="string" calcext:value-type="string">
            <text:p>Journal</text:p>
          </table:table-cell>
        </table:table-row>
        <table:table-row table:style-name="ro40">
          <table:table-cell office:value-type="string" calcext:value-type="string">
            <text:p>International Conference on Web-Based Learning</text:p>
          </table:table-cell>
          <table:table-cell table:number-columns-repeated="2"/>
        </table:table-row>
        <table:table-row table:style-name="ro40">
          <table:table-cell office:value-type="string" calcext:value-type="string">
            <text:p>International Conference on Knowledge Technologies and Data Driven Business I-know</text:p>
          </table:table-cell>
          <table:table-cell table:number-columns-repeated="2"/>
        </table:table-row>
        <table:table-row table:style-name="ro40">
          <table:table-cell office:value-type="string" calcext:value-type="string">
            <text:p>International Conference on Computational Science and Its Applications ICCSA</text:p>
          </table:table-cell>
          <table:table-cell table:number-columns-repeated="2"/>
        </table:table-row>
        <table:table-row table:style-name="ro40">
          <table:table-cell office:value-type="string" calcext:value-type="string">
            <text:p>International Conference on Intelligent Networking and Collaborative Systems, INCoS</text:p>
          </table:table-cell>
          <table:table-cell table:number-columns-repeated="2"/>
        </table:table-row>
        <table:table-row table:style-name="ro42">
          <table:table-cell table:style-name="ce56" office:value-type="string" calcext:value-type="string">
            <text:p>Simposio Pluridisciplinar sobre Diseño y Evauación de Contenidos Reutilizables (SPEDECE</text:p>
          </table:table-cell>
          <table:table-cell table:number-columns-repeated="2"/>
        </table:table-row>
        <table:table-row table:style-name="ro42">
          <table:table-cell table:style-name="ce56" office:value-type="string" calcext:value-type="string">
            <text:p>Journal of Universal Computer Science</text:p>
          </table:table-cell>
          <table:table-cell table:number-columns-repeated="2"/>
        </table:table-row>
        <table:table-row table:style-name="ro42">
          <table:table-cell table:style-name="ce56" office:value-type="string" calcext:value-type="string">
            <text:p>International Journal of Learning and Change</text:p>
          </table:table-cell>
          <table:table-cell table:number-columns-repeated="2"/>
        </table:table-row>
        <table:table-row table:style-name="ro42">
          <table:table-cell table:style-name="ce56" office:value-type="string" calcext:value-type="string">
            <text:p><text:s/>Journal of Educational Technology &amp; Society</text:p>
          </table:table-cell>
          <table:table-cell table:number-columns-repeated="2"/>
        </table:table-row>
        <table:table-row table:style-name="ro40">
          <table:table-cell office:value-type="string" calcext:value-type="string">
            <text:p>world congress on Computer and Information Technology (WCIT)</text:p>
          </table:table-cell>
          <table:table-cell table:number-columns-repeated="2"/>
        </table:table-row>
      </table:table>
      <table:named-expressions/>
      <table:database-ranges>
        <table:database-range table:name="__Anonymous_Sheet_DB__0" table:target-range-address="Sheet1.A1:Sheet1.D58" table:display-filter-buttons="true" table:orientation="column">
          <table:filter>
            <table:filter-and>
              <table:filter-condition table:field-number="1" table:value="T"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7">00/00/0000</text:date>, <text:time style:data-style-name="N2" text:time-value="16:39:06.0825566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6:14:45.839823704</meta:creation-date>
    <dc:date>2016-09-07T16:39:09.911961516</dc:date>
    <meta:editing-duration>P2DT53M22S</meta:editing-duration>
    <meta:editing-cycles>1037</meta:editing-cycles>
    <meta:generator>LibreOffice/5.1.4.2$Linux_X86_64 LibreOffice_project/10m0$Build-2</meta:generator>
    <meta:document-statistic meta:table-count="7" meta:cell-count="164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405cm" svg:height="10.25cm" xlink:href=".." xlink:type="simple" chart:class="chart:bar" chart:style-name="ch1">
        <chart:title svg:x="9.981cm" svg:y="0.341cm" chart:style-name="ch2">
          <text:p>Year Range</text:p>
        </chart:title>
        <chart:legend chart:legend-position="end" svg:x="20.142cm" svg:y="4.826cm" style:legend-expansion="high" chart:style-name="ch3"/>
        <chart:plot-area chart:style-name="ch4" table:cell-range-address="'Year Range'.D2:'Year Range'.E18" chart:data-source-has-labels="column" svg:x="1.459cm" svg:y="1.325cm" svg:width="18.235cm" svg:height="7.739cm">
          <chartooo:coordinate-region svg:x="1.895cm" svg:y="1.524cm" svg:width="17.799cm" svg:height="6.893cm"/>
          <chart:axis chart:dimension="x" chart:name="primary-x" chart:style-name="ch5" chartooo:axis-type="auto">
            <chartooo:date-scale/>
            <chart:title svg:x="10.201cm" svg:y="9.269cm" chart:style-name="ch6">
              <text:p>Year</text:p>
            </chart:title>
            <chart:categories table:cell-range-address="'Year Range'.D2:'Year Range'.D18"/>
          </chart:axis>
          <chart:axis chart:dimension="y" chart:name="primary-y" chart:style-name="ch7">
            <chart:title svg:x="0.451cm" svg:y="6.667cm" chart:style-name="ch8">
              <text:p>No. Of. Publications</text:p>
            </chart:title>
            <chart:grid chart:style-name="ch9" chart:class="major"/>
          </chart:axis>
          <chart:series chart:style-name="ch10" chart:values-cell-range-address="'Year Range'.E2:'Year Range'.E18" chart:class="chart:bar">
            <chart:data-point chart:repeated="1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float" office:value="2000">
                <text:p>2000</text:p>
                <draw:g>
                  <svg:desc>'Year Range'.D2:'Year Range'.D18</svg:desc>
                </draw:g>
              </table:table-cell>
              <table:table-cell office:value-type="float" office:value="1">
                <text:p>1</text:p>
                <draw:g>
                  <svg:desc>'Year Range'.E2:'Year Range'.E18</svg:desc>
                </draw:g>
              </table:table-cell>
            </table:table-row>
            <table:table-row>
              <table:table-cell office:value-type="float" office:value="2001">
                <text:p>2001</text:p>
              </table:table-cell>
              <table:table-cell office:value-type="float" office:value="1">
                <text:p>1</text:p>
              </table:table-cell>
            </table:table-row>
            <table:table-row>
              <table:table-cell office:value-type="float" office:value="2002">
                <text:p>2002</text:p>
              </table:table-cell>
              <table:table-cell office:value-type="float" office:value="1">
                <text:p>1</text:p>
              </table:table-cell>
            </table:table-row>
            <table:table-row>
              <table:table-cell office:value-type="float" office:value="2003">
                <text:p>2003</text:p>
              </table:table-cell>
              <table:table-cell office:value-type="float" office:value="1">
                <text:p>1</text:p>
              </table:table-cell>
            </table:table-row>
            <table:table-row>
              <table:table-cell office:value-type="float" office:value="2004">
                <text:p>2004</text:p>
              </table:table-cell>
              <table:table-cell office:value-type="float" office:value="2">
                <text:p>2</text:p>
              </table:table-cell>
            </table:table-row>
            <table:table-row>
              <table:table-cell office:value-type="float" office:value="2005">
                <text:p>2005</text:p>
              </table:table-cell>
              <table:table-cell office:value-type="float" office:value="3">
                <text:p>3</text:p>
              </table:table-cell>
            </table:table-row>
            <table:table-row>
              <table:table-cell office:value-type="float" office:value="2006">
                <text:p>2006</text:p>
              </table:table-cell>
              <table:table-cell office:value-type="float" office:value="8">
                <text:p>8</text:p>
              </table:table-cell>
            </table:table-row>
            <table:table-row>
              <table:table-cell office:value-type="float" office:value="2007">
                <text:p>2007</text:p>
              </table:table-cell>
              <table:table-cell office:value-type="float" office:value="8">
                <text:p>8</text:p>
              </table:table-cell>
            </table:table-row>
            <table:table-row>
              <table:table-cell office:value-type="float" office:value="2008">
                <text:p>2008</text:p>
              </table:table-cell>
              <table:table-cell office:value-type="float" office:value="4">
                <text:p>4</text:p>
              </table:table-cell>
            </table:table-row>
            <table:table-row>
              <table:table-cell office:value-type="float" office:value="2009">
                <text:p>2009</text:p>
              </table:table-cell>
              <table:table-cell office:value-type="float" office:value="5">
                <text:p>5</text:p>
              </table:table-cell>
            </table:table-row>
            <table:table-row>
              <table:table-cell office:value-type="float" office:value="2010">
                <text:p>2010</text:p>
              </table:table-cell>
              <table:table-cell office:value-type="float" office:value="4">
                <text:p>4</text:p>
              </table:table-cell>
            </table:table-row>
            <table:table-row>
              <table:table-cell office:value-type="float" office:value="2011">
                <text:p>2011</text:p>
              </table:table-cell>
              <table:table-cell office:value-type="float" office:value="2">
                <text:p>2</text:p>
              </table:table-cell>
            </table:table-row>
            <table:table-row>
              <table:table-cell office:value-type="float" office:value="2012">
                <text:p>2012</text:p>
              </table:table-cell>
              <table:table-cell office:value-type="float" office:value="3">
                <text:p>3</text:p>
              </table:table-cell>
            </table:table-row>
            <table:table-row>
              <table:table-cell office:value-type="float" office:value="2013">
                <text:p>2013</text:p>
              </table:table-cell>
              <table:table-cell office:value-type="float" office:value="6">
                <text:p>6</text:p>
              </table:table-cell>
            </table:table-row>
            <table:table-row>
              <table:table-cell office:value-type="float" office:value="2014">
                <text:p>2014</text:p>
              </table:table-cell>
              <table:table-cell office:value-type="float" office:value="4">
                <text:p>4</text:p>
              </table:table-cell>
            </table:table-row>
            <table:table-row>
              <table:table-cell office:value-type="float" office:value="2015">
                <text:p>2015</text:p>
              </table:table-cell>
              <table:table-cell office:value-type="float" office:value="0">
                <text:p>0</text:p>
              </table:table-cell>
            </table:table-row>
            <table:table-row>
              <table:table-cell office:value-type="float" office:value="2016">
                <text:p>201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